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4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Pictures/2000000E000000DF000000DF8D054B72D8F4480F.svm" manifest:media-type="image/x-svm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5" style:family="table-cell" style:parent-style-name="Default">
      <style:table-cell-properties fo:background-color="#666666" style:text-align-source="fix" style:repeat-content="false" style:vertical-align="middle"/>
      <style:paragraph-properties fo:text-align="center" fo:margin-left="0in"/>
    </style:style>
    <style:style style:name="ce6" style:family="table-cell" style:parent-style-name="Default">
      <style:table-cell-properties fo:background-color="#cccccc"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fo:background-color="#729fcf" style:text-align-source="fix" style:repeat-content="false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9" style:family="table-cell" style:parent-style-name="Default">
      <style:table-cell-properties fo:background-color="#158466" style:text-align-source="fix" style:repeat-content="false" style:vertical-align="middle"/>
      <style:paragraph-properties fo:text-align="center"/>
      <style:text-properties fo:color="#d4ea6b"/>
    </style:style>
    <style:style style:name="ce10" style:family="table-cell" style:parent-style-name="Default">
      <style:table-cell-properties fo:background-color="#158466" style:text-align-source="fix" style:repeat-content="false"/>
      <style:paragraph-properties fo:text-align="center" fo:margin-left="0in"/>
      <style:text-properties fo:color="#d4ea6b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2" style:family="table-cell" style:parent-style-name="Default" style:data-style-name="N130">
      <style:table-cell-properties fo:background-color="#158466" style:text-align-source="fix" style:repeat-content="false"/>
      <style:paragraph-properties fo:text-align="center" fo:margin-left="0in"/>
    </style:style>
    <style:style style:name="ce13" style:family="table-cell" style:parent-style-name="Default">
      <style:table-cell-properties fo:background-color="#158466"/>
      <style:text-properties fo:color="#d4ea6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129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 style:data-style-name="N130">
      <style:table-cell-properties style:text-align-source="fix" style:repeat-content="false"/>
      <style:paragraph-properties fo:text-align="center" fo:margin-left="0in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1"/>
    </style:style>
    <style:style style:name="ce4" style:family="table-cell" style:parent-style-name="Default" style:data-style-name="N4">
      <style:table-cell-properties style:text-align-source="fix" style:repeat-content="false"/>
      <style:paragraph-properties fo:text-align="center" fo:margin-left="0in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0" style:family="table-cell" style:parent-style-name="Default">
      <style:table-cell-properties fo:background-color="#55308d" style:text-align-source="fix" style:repeat-content="false"/>
      <style:paragraph-properties fo:text-align="center" fo:margin-left="0in"/>
      <style:text-properties fo:color="#8e86ae"/>
    </style:style>
    <style:style style:name="ce21" style:family="table-cell" style:parent-style-name="Default" style:data-style-name="N132">
      <style:table-cell-properties fo:background-color="#55308d" style:text-align-source="fix" style:repeat-content="false"/>
      <style:paragraph-properties fo:text-align="center" fo:margin-left="0in"/>
      <style:text-properties fo:color="#8e86ae"/>
    </style:style>
    <style:style style:name="ce22" style:family="table-cell" style:parent-style-name="Default">
      <style:table-cell-properties fo:background-color="#2a6099" style:text-align-source="fix" style:repeat-content="false"/>
      <style:paragraph-properties fo:text-align="center" fo:margin-left="0in"/>
    </style:style>
    <style:style style:name="ce23" style:family="table-cell" style:parent-style-name="Default">
      <style:table-cell-properties fo:background-color="#158466" style:text-align-source="fix" style:repeat-content="false"/>
      <style:paragraph-properties fo:text-align="center" fo:margin-left="0in"/>
      <style:text-properties fo:color="#ffffff"/>
    </style:style>
    <style:style style:name="ce24" style:family="table-cell" style:parent-style-name="Default">
      <style:table-cell-properties fo:background-color="#55308d" style:text-align-source="fix" style:repeat-content="false"/>
      <style:paragraph-properties fo:text-align="center" fo:margin-left="0in"/>
      <style:text-properties fo:color="#ffffff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draw:fill="none" draw:textarea-horizontal-align="center" draw:textarea-vertical-align="middle" draw:ole-draw-aspect="1"/>
      <style:paragraph-properties style:writing-mode="lr-tb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Ka-8" table:style-name="ta1">
        <table:shapes>
          <draw:frame draw:z-index="0" draw:style-name="gr1" draw:text-style-name="P1" svg:width="9.1555in" svg:height="8.4614in" svg:x="8.9819in" svg:y="1.5055in">
            <draw:object draw:notify-on-update-of-ranges="'Ka-8'.I9:'Ka-8'.I56 'Ka-8'.J9:'Ka-8'.J56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1" table:number-columns-repeated="2" table:default-cell-style-name="ce10"/>
        <table:table-column table:style-name="co1" table:default-cell-style-name="ce3"/>
        <table:table-column table:style-name="co1" table:number-columns-repeated="2" table:default-cell-style-name="ce2"/>
        <table:table-column table:style-name="co1" table:number-columns-repeated="2" table:default-cell-style-name="ce4"/>
        <table:table-column table:style-name="co1" table:number-columns-repeated="2" table:default-cell-style-name="ce21"/>
        <table:table-row table:style-name="ro1">
          <table:table-cell/>
          <table:table-cell table:style-name="ce5" office:value-type="string" calcext:value-type="string" table:number-columns-spanned="4" table:number-rows-spanned="1">
            <text:p>Scale setup (pixels)</text:p>
          </table:table-cell>
          <table:covered-table-cell table:number-columns-repeated="3" table:style-name="ce11"/>
          <table:table-cell table:style-name="Default" table:number-columns-repeated="5"/>
        </table:table-row>
        <table:table-row table:style-name="ro1">
          <table:table-cell/>
          <table:table-cell table:style-name="ce6" office:value-type="string" calcext:value-type="string">
            <text:p>X0</text:p>
          </table:table-cell>
          <table:table-cell table:style-name="ce6" office:value-type="string" calcext:value-type="string">
            <text:p>X1</text:p>
          </table:table-cell>
          <table:table-cell table:style-name="ce6" office:value-type="string" calcext:value-type="string">
            <text:p>Y0</text:p>
          </table:table-cell>
          <table:table-cell table:style-name="ce6" office:value-type="string" calcext:value-type="string">
            <text:p>Y1</text:p>
          </table:table-cell>
          <table:table-cell table:style-name="Default" table:number-columns-repeated="5"/>
        </table:table-row>
        <table:table-row table:style-name="ro1">
          <table:table-cell/>
          <table:table-cell table:style-name="ce6" office:value-type="float" office:value="0" calcext:value-type="float">
            <text:p>0</text:p>
          </table:table-cell>
          <table:table-cell table:style-name="ce6" office:value-type="float" office:value="138" calcext:value-type="float">
            <text:p>138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38" calcext:value-type="float">
            <text:p>138</text:p>
          </table:table-cell>
          <table:table-cell table:style-name="Default"/>
          <table:table-cell table:style-name="ce1" office:value-type="string" calcext:value-type="string">
            <text:p>m</text:p>
          </table:table-cell>
          <table:table-cell table:style-name="Default" office:value-type="float" office:value="280" calcext:value-type="float">
            <text:p>280</text:p>
          </table:table-cell>
          <table:table-cell table:style-name="Default" office:value-type="string" calcext:value-type="string">
            <text:p>Kg</text:p>
          </table:table-cell>
          <table:table-cell table:style-name="Default"/>
        </table:table-row>
        <table:table-row table:style-name="ro1">
          <table:table-cell/>
          <table:table-cell table:style-name="ce7" office:value-type="float" office:value="50" calcext:value-type="float">
            <text:p>50</text:p>
          </table:table-cell>
          <table:table-cell table:style-name="ce7" office:value-type="float" office:value="75" calcext:value-type="float">
            <text:p>75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Default"/>
          <table:table-cell table:style-name="ce1" office:value-type="string" calcext:value-type="string">
            <text:p>A</text:p>
          </table:table-cell>
          <table:table-cell table:style-name="Default" office:value-type="float" office:value="14.15" calcext:value-type="float">
            <text:p>14.15</text:p>
          </table:table-cell>
          <table:table-cell table:style-name="Default" office:value-type="string" calcext:value-type="string">
            <text:p>m2</text:p>
          </table:table-cell>
          <table:table-cell table:style-name="Default"/>
        </table:table-row>
        <table:table-row table:style-name="ro1">
          <table:table-cell/>
          <table:table-cell table:style-name="ce8" office:value-type="string" calcext:value-type="string">
            <text:p>Scale X =</text:p>
          </table:table-cell>
          <table:table-cell table:style-name="ce12" table:formula="of:=([.C4]-[.B4])/([.C3]-[.B3])" office:value-type="float" office:value="0.181159420289855" calcext:value-type="float">
            <text:p>0.1812</text:p>
          </table:table-cell>
          <table:table-cell table:style-name="ce8" office:value-type="string" calcext:value-type="string">
            <text:p>Scale Y =</text:p>
          </table:table-cell>
          <table:table-cell table:style-name="ce12" table:formula="of:=([.E4]-[.D4])/([.E3]-[.D3])" office:value-type="float" office:value="0.0072463768115942" calcext:value-type="float">
            <text:p>0.0072</text:p>
          </table:table-cell>
          <table:table-cell table:style-name="Default"/>
          <table:table-cell table:style-name="ce17" office:value-type="string" calcext:value-type="string">
            <text:p>ρ</text:p>
          </table:table-cell>
          <table:table-cell table:style-name="Default" office:value-type="float" office:value="1.225" calcext:value-type="float">
            <text:p>1.225</text:p>
          </table:table-cell>
          <table:table-cell table:style-name="Default" office:value-type="string" calcext:value-type="string">
            <text:p>kg/m3</text:p>
          </table:table-cell>
          <table:table-cell table:style-name="Default"/>
        </table:table-row>
        <table:table-row table:style-name="ro1">
          <table:table-cell/>
          <table:table-cell table:style-name="Default" table:number-columns-repeated="9"/>
        </table:table-row>
        <table:table-row table:style-name="ro1">
          <table:table-cell/>
          <table:table-cell table:style-name="ce9" office:value-type="string" calcext:value-type="string" table:number-columns-spanned="2" table:number-rows-spanned="1">
            <text:p>From plot (pixels)</text:p>
          </table:table-cell>
          <table:covered-table-cell table:style-name="ce13"/>
          <table:table-cell table:style-name="Default" table:number-columns-repeated="5"/>
          <table:table-cell table:style-name="ce19" office:value-type="string" calcext:value-type="string" table:number-columns-spanned="2" table:number-rows-spanned="1">
            <text:p>G-NAV table</text:p>
          </table:table-cell>
          <table:covered-table-cell table:style-name="ce11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style-name="ce1" office:value-type="string" calcext:value-type="string">
            <text:p>V</text:p>
          </table:table-cell>
          <table:table-cell table:style-name="ce1" office:value-type="string" calcext:value-type="string">
            <text:p>W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L</text:p>
          </table:table-cell>
          <table:table-cell table:style-name="ce1" office:value-type="string" calcext:value-type="string">
            <text:p>D</text:p>
          </table:table-cell>
          <table:table-cell table:style-name="ce20" office:value-type="string" calcext:value-type="string">
            <text:p>CL</text:p>
          </table:table-cell>
          <table:table-cell table:style-name="ce20" office:value-type="string" calcext:value-type="string">
            <text:p>C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115" calcext:value-type="float">
            <text:p>115</text:p>
          </table:table-cell>
          <table:table-cell table:formula="of:=([.$B$4]+([.B9]-[.$B$3])*[.$C$5])/3.6" office:value-type="float" office:value="15.1972624798712" calcext:value-type="float">
            <text:p>15.197</text:p>
          </table:table-cell>
          <table:table-cell table:formula="of:=[.$D$4]+([.C9]-[.$D$3])*[.$E$5]" office:value-type="float" office:value="0.833333333333333" calcext:value-type="float">
            <text:p>0.8333</text:p>
          </table:table-cell>
          <table:table-cell table:formula="of:=ASIN([.E9]/[.D9])" office:value-type="float" office:value="0.0548619538401951" calcext:value-type="float">
            <text:p>0.0549</text:p>
          </table:table-cell>
          <table:table-cell table:formula="of:=9.8*[.$H$3]*COS([.F9])" office:value-type="float" office:value="2739.87154343384" calcext:value-type="float">
            <text:p>2,739.87</text:p>
          </table:table-cell>
          <table:table-cell table:formula="of:=9.8*[.$H$3]*SIN([.F9])" office:value-type="float" office:value="150.465695364238" calcext:value-type="float">
            <text:p>150.47</text:p>
          </table:table-cell>
          <table:table-cell table:formula="of:=2*[.$G9]/([.$H$5]*[.$H$4]*[.$D9]*[.$D9])" office:value-type="float" office:value="1.36879036635822" calcext:value-type="float">
            <text:p>1.368790</text:p>
          </table:table-cell>
          <table:table-cell table:formula="of:=2*[.$H9]/([.$H$5]*[.$H$4]*[.$D9]*[.$D9])" office:value-type="float" office:value="0.0751699453850447" calcext:value-type="float">
            <text:p>0.07517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111" calcext:value-type="float">
            <text:p>111</text:p>
          </table:table-cell>
          <table:table-cell table:formula="of:=([.$B$4]+([.B10]-[.$B$3])*[.$C$5])/3.6" office:value-type="float" office:value="15.1972624798712" calcext:value-type="float">
            <text:p>15.197</text:p>
          </table:table-cell>
          <table:table-cell table:formula="of:=[.$D$4]+([.C10]-[.$D$3])*[.$E$5]" office:value-type="float" office:value="0.804347826086956" calcext:value-type="float">
            <text:p>0.8043</text:p>
          </table:table-cell>
          <table:table-cell table:formula="of:=ASIN([.E10]/[.D10])" office:value-type="float" office:value="0.0529518941789516" calcext:value-type="float">
            <text:p>0.0530</text:p>
          </table:table-cell>
          <table:table-cell table:formula="of:=9.8*[.$H$3]*COS([.F10])" office:value-type="float" office:value="2740.15394374082" calcext:value-type="float">
            <text:p>2,740.15</text:p>
          </table:table-cell>
          <table:table-cell table:formula="of:=9.8*[.$H$3]*SIN([.F10])" office:value-type="float" office:value="145.232105960265" calcext:value-type="float">
            <text:p>145.23</text:p>
          </table:table-cell>
          <table:table-cell table:formula="of:=2*[.$G10]/([.$H$5]*[.$H$4]*[.$D10]*[.$D10])" office:value-type="float" office:value="1.36893144845405" calcext:value-type="float">
            <text:p>1.368931</text:p>
          </table:table-cell>
          <table:table-cell table:formula="of:=2*[.$H10]/([.$H$5]*[.$H$4]*[.$D10]*[.$D10])" office:value-type="float" office:value="0.0725553385890432" calcext:value-type="float">
            <text:p>0.07255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103" calcext:value-type="float">
            <text:p>103</text:p>
          </table:table-cell>
          <table:table-cell table:formula="of:=([.$B$4]+([.B11]-[.$B$3])*[.$C$5])/3.6" office:value-type="float" office:value="15.2979066022544" calcext:value-type="float">
            <text:p>15.298</text:p>
          </table:table-cell>
          <table:table-cell table:formula="of:=[.$D$4]+([.C11]-[.$D$3])*[.$E$5]" office:value-type="float" office:value="0.746376811594203" calcext:value-type="float">
            <text:p>0.7464</text:p>
          </table:table-cell>
          <table:table-cell table:formula="of:=ASIN([.E11]/[.D11])" office:value-type="float" office:value="0.0488088509622009" calcext:value-type="float">
            <text:p>0.0488</text:p>
          </table:table-cell>
          <table:table-cell table:formula="of:=9.8*[.$H$3]*COS([.F11])" office:value-type="float" office:value="2740.73212783763" calcext:value-type="float">
            <text:p>2,740.73</text:p>
          </table:table-cell>
          <table:table-cell table:formula="of:=9.8*[.$H$3]*SIN([.F11])" office:value-type="float" office:value="133.878315789474" calcext:value-type="float">
            <text:p>133.88</text:p>
          </table:table-cell>
          <table:table-cell table:formula="of:=2*[.$G11]/([.$H$5]*[.$H$4]*[.$D11]*[.$D11])" office:value-type="float" office:value="1.35126350557306" calcext:value-type="float">
            <text:p>1.351264</text:p>
          </table:table-cell>
          <table:table-cell table:formula="of:=2*[.$H11]/([.$H$5]*[.$H$4]*[.$D11]*[.$D11])" office:value-type="float" office:value="0.066006042865864" calcext:value-type="float">
            <text:p>0.06600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98" calcext:value-type="float">
            <text:p>98</text:p>
          </table:table-cell>
          <table:table-cell table:formula="of:=([.$B$4]+([.B12]-[.$B$3])*[.$C$5])/3.6" office:value-type="float" office:value="15.4488727858293" calcext:value-type="float">
            <text:p>15.449</text:p>
          </table:table-cell>
          <table:table-cell table:formula="of:=[.$D$4]+([.C12]-[.$D$3])*[.$E$5]" office:value-type="float" office:value="0.710144927536232" calcext:value-type="float">
            <text:p>0.7101</text:p>
          </table:table-cell>
          <table:table-cell table:formula="of:=ASIN([.E12]/[.D12])" office:value-type="float" office:value="0.0459836303506177" calcext:value-type="float">
            <text:p>0.0460</text:p>
          </table:table-cell>
          <table:table-cell table:formula="of:=9.8*[.$H$3]*COS([.F12])" office:value-type="float" office:value="2741.09942503311" calcext:value-type="float">
            <text:p>2,741.10</text:p>
          </table:table-cell>
          <table:table-cell table:formula="of:=9.8*[.$H$3]*SIN([.F12])" office:value-type="float" office:value="126.134618892508" calcext:value-type="float">
            <text:p>126.13</text:p>
          </table:table-cell>
          <table:table-cell table:formula="of:=2*[.$G12]/([.$H$5]*[.$H$4]*[.$D12]*[.$D12])" office:value-type="float" office:value="1.32516104800557" calcext:value-type="float">
            <text:p>1.325161</text:p>
          </table:table-cell>
          <table:table-cell table:formula="of:=2*[.$H12]/([.$H$5]*[.$H$4]*[.$D12]*[.$D12])" office:value-type="float" office:value="0.0609787015512436" calcext:value-type="float">
            <text:p>0.06097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float" office:value="95" calcext:value-type="float">
            <text:p>95</text:p>
          </table:table-cell>
          <table:table-cell table:formula="of:=([.$B$4]+([.B13]-[.$B$3])*[.$C$5])/3.6" office:value-type="float" office:value="15.6501610305958" calcext:value-type="float">
            <text:p>15.650</text:p>
          </table:table-cell>
          <table:table-cell table:formula="of:=[.$D$4]+([.C13]-[.$D$3])*[.$E$5]" office:value-type="float" office:value="0.688405797101449" calcext:value-type="float">
            <text:p>0.6884</text:p>
          </table:table-cell>
          <table:table-cell table:formula="of:=ASIN([.E13]/[.D13])" office:value-type="float" office:value="0.04400133551537" calcext:value-type="float">
            <text:p>0.0440</text:p>
          </table:table-cell>
          <table:table-cell table:formula="of:=9.8*[.$H$3]*COS([.F13])" office:value-type="float" office:value="2741.34407530945" calcext:value-type="float">
            <text:p>2,741.34</text:p>
          </table:table-cell>
          <table:table-cell table:formula="of:=9.8*[.$H$3]*SIN([.F13])" office:value-type="float" office:value="120.700707395498" calcext:value-type="float">
            <text:p>120.70</text:p>
          </table:table-cell>
          <table:table-cell table:formula="of:=2*[.$G13]/([.$H$5]*[.$H$4]*[.$D13]*[.$D13])" office:value-type="float" office:value="1.29140776901994" calcext:value-type="float">
            <text:p>1.291408</text:p>
          </table:table-cell>
          <table:table-cell table:formula="of:=2*[.$H13]/([.$H$5]*[.$H$4]*[.$D13]*[.$D13])" office:value-type="float" office:value="0.0568603673871742" calcext:value-type="float">
            <text:p>0.05686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93" calcext:value-type="float">
            <text:p>93</text:p>
          </table:table-cell>
          <table:table-cell table:formula="of:=([.$B$4]+([.B14]-[.$B$3])*[.$C$5])/3.6" office:value-type="float" office:value="15.8514492753623" calcext:value-type="float">
            <text:p>15.851</text:p>
          </table:table-cell>
          <table:table-cell table:formula="of:=[.$D$4]+([.C14]-[.$D$3])*[.$E$5]" office:value-type="float" office:value="0.673913043478261" calcext:value-type="float">
            <text:p>0.6739</text:p>
          </table:table-cell>
          <table:table-cell table:formula="of:=ASIN([.E14]/[.D14])" office:value-type="float" office:value="0.0425271033192959" calcext:value-type="float">
            <text:p>0.0425</text:p>
          </table:table-cell>
          <table:table-cell table:formula="of:=9.8*[.$H$3]*COS([.F14])" office:value-type="float" office:value="2741.51903714991" calcext:value-type="float">
            <text:p>2,741.52</text:p>
          </table:table-cell>
          <table:table-cell table:formula="of:=9.8*[.$H$3]*SIN([.F14])" office:value-type="float" office:value="116.6592" calcext:value-type="float">
            <text:p>116.66</text:p>
          </table:table-cell>
          <table:table-cell table:formula="of:=2*[.$G14]/([.$H$5]*[.$H$4]*[.$D14]*[.$D14])" office:value-type="float" office:value="1.25889869253009" calcext:value-type="float">
            <text:p>1.258899</text:p>
          </table:table-cell>
          <table:table-cell table:formula="of:=2*[.$H14]/([.$H$5]*[.$H$4]*[.$D14]*[.$D14])" office:value-type="float" office:value="0.0535696131821447" calcext:value-type="float">
            <text:p>0.05357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92" calcext:value-type="float">
            <text:p>92</text:p>
          </table:table-cell>
          <table:table-cell table:formula="of:=([.$B$4]+([.B15]-[.$B$3])*[.$C$5])/3.6" office:value-type="float" office:value="16.0024154589372" calcext:value-type="float">
            <text:p>16.002</text:p>
          </table:table-cell>
          <table:table-cell table:formula="of:=[.$D$4]+([.C15]-[.$D$3])*[.$E$5]" office:value-type="float" office:value="0.666666666666667" calcext:value-type="float">
            <text:p>0.6667</text:p>
          </table:table-cell>
          <table:table-cell table:formula="of:=ASIN([.E15]/[.D15])" office:value-type="float" office:value="0.0416724376486401" calcext:value-type="float">
            <text:p>0.0417</text:p>
          </table:table-cell>
          <table:table-cell table:formula="of:=9.8*[.$H$3]*COS([.F15])" office:value-type="float" office:value="2741.61774047527" calcext:value-type="float">
            <text:p>2,741.62</text:p>
          </table:table-cell>
          <table:table-cell table:formula="of:=9.8*[.$H$3]*SIN([.F15])" office:value-type="float" office:value="114.316075471698" calcext:value-type="float">
            <text:p>114.32</text:p>
          </table:table-cell>
          <table:table-cell table:formula="of:=2*[.$G15]/([.$H$5]*[.$H$4]*[.$D15]*[.$D15])" office:value-type="float" office:value="1.23530240172453" calcext:value-type="float">
            <text:p>1.235302</text:p>
          </table:table-cell>
          <table:table-cell table:formula="of:=2*[.$H15]/([.$H$5]*[.$H$4]*[.$D15]*[.$D15])" office:value-type="float" office:value="0.0515078818250682" calcext:value-type="float">
            <text:p>0.05150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91" calcext:value-type="float">
            <text:p>91</text:p>
          </table:table-cell>
          <table:table-cell table:formula="of:=([.$B$4]+([.B16]-[.$B$3])*[.$C$5])/3.6" office:value-type="float" office:value="16.2037037037037" calcext:value-type="float">
            <text:p>16.204</text:p>
          </table:table-cell>
          <table:table-cell table:formula="of:=[.$D$4]+([.C16]-[.$D$3])*[.$E$5]" office:value-type="float" office:value="0.659420289855072" calcext:value-type="float">
            <text:p>0.6594</text:p>
          </table:table-cell>
          <table:table-cell table:formula="of:=ASIN([.E16]/[.D16])" office:value-type="float" office:value="0.04070689347679" calcext:value-type="float">
            <text:p>0.0407</text:p>
          </table:table-cell>
          <table:table-cell table:formula="of:=9.8*[.$H$3]*COS([.F16])" office:value-type="float" office:value="2741.72683970705" calcext:value-type="float">
            <text:p>2,741.73</text:p>
          </table:table-cell>
          <table:table-cell table:formula="of:=9.8*[.$H$3]*SIN([.F16])" office:value-type="float" office:value="111.668869565217" calcext:value-type="float">
            <text:p>111.67</text:p>
          </table:table-cell>
          <table:table-cell table:formula="of:=2*[.$G16]/([.$H$5]*[.$H$4]*[.$D16]*[.$D16])" office:value-type="float" office:value="1.20485022814932" calcext:value-type="float">
            <text:p>1.204850</text:p>
          </table:table-cell>
          <table:table-cell table:formula="of:=2*[.$H16]/([.$H$5]*[.$H$4]*[.$D16]*[.$D16])" office:value-type="float" office:value="0.0490728182779887" calcext:value-type="float">
            <text:p>0.04907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2" calcext:value-type="float">
            <text:p>52</text:p>
          </table:table-cell>
          <table:table-cell office:value-type="float" office:value="91.2" calcext:value-type="float">
            <text:p>91.2</text:p>
          </table:table-cell>
          <table:table-cell table:formula="of:=([.$B$4]+([.B17]-[.$B$3])*[.$C$5])/3.6" office:value-type="float" office:value="16.5056360708535" calcext:value-type="float">
            <text:p>16.506</text:p>
          </table:table-cell>
          <table:table-cell table:formula="of:=[.$D$4]+([.C17]-[.$D$3])*[.$E$5]" office:value-type="float" office:value="0.660869565217391" calcext:value-type="float">
            <text:p>0.6609</text:p>
          </table:table-cell>
          <table:table-cell table:formula="of:=ASIN([.E17]/[.D17])" office:value-type="float" office:value="0.0400497300317998" calcext:value-type="float">
            <text:p>0.0400</text:p>
          </table:table-cell>
          <table:table-cell table:formula="of:=9.8*[.$H$3]*COS([.F17])" office:value-type="float" office:value="2741.79963237454" calcext:value-type="float">
            <text:p>2,741.80</text:p>
          </table:table-cell>
          <table:table-cell table:formula="of:=9.8*[.$H$3]*SIN([.F17])" office:value-type="float" office:value="109.867082926829" calcext:value-type="float">
            <text:p>109.87</text:p>
          </table:table-cell>
          <table:table-cell table:formula="of:=2*[.$G17]/([.$H$5]*[.$H$4]*[.$D17]*[.$D17])" office:value-type="float" office:value="1.1612043405267" calcext:value-type="float">
            <text:p>1.161204</text:p>
          </table:table-cell>
          <table:table-cell table:formula="of:=2*[.$H17]/([.$H$5]*[.$H$4]*[.$D17]*[.$D17])" office:value-type="float" office:value="0.0465308011822703" calcext:value-type="float">
            <text:p>0.04653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9" calcext:value-type="float">
            <text:p>59</text:p>
          </table:table-cell>
          <table:table-cell office:value-type="float" office:value="91.3" calcext:value-type="float">
            <text:p>91.3</text:p>
          </table:table-cell>
          <table:table-cell table:formula="of:=([.$B$4]+([.B18]-[.$B$3])*[.$C$5])/3.6" office:value-type="float" office:value="16.8578904991948" calcext:value-type="float">
            <text:p>16.858</text:p>
          </table:table-cell>
          <table:table-cell table:formula="of:=[.$D$4]+([.C18]-[.$D$3])*[.$E$5]" office:value-type="float" office:value="0.661594202898551" calcext:value-type="float">
            <text:p>0.6616</text:p>
          </table:table-cell>
          <table:table-cell table:formula="of:=ASIN([.E18]/[.D18])" office:value-type="float" office:value="0.0392554544059044" calcext:value-type="float">
            <text:p>0.0393</text:p>
          </table:table-cell>
          <table:table-cell table:formula="of:=9.8*[.$H$3]*COS([.F18])" office:value-type="float" office:value="2741.88603224673" calcext:value-type="float">
            <text:p>2,741.89</text:p>
          </table:table-cell>
          <table:table-cell table:formula="of:=9.8*[.$H$3]*SIN([.F18])" office:value-type="float" office:value="107.689303880597" calcext:value-type="float">
            <text:p>107.69</text:p>
          </table:table-cell>
          <table:table-cell table:formula="of:=2*[.$G18]/([.$H$5]*[.$H$4]*[.$D18]*[.$D18])" office:value-type="float" office:value="1.113218485043" calcext:value-type="float">
            <text:p>1.113218</text:p>
          </table:table-cell>
          <table:table-cell table:formula="of:=2*[.$H18]/([.$H$5]*[.$H$4]*[.$D18]*[.$D18])" office:value-type="float" office:value="0.0437223583735394" calcext:value-type="float">
            <text:p>0.04372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6" calcext:value-type="float">
            <text:p>66</text:p>
          </table:table-cell>
          <table:table-cell office:value-type="float" office:value="91" calcext:value-type="float">
            <text:p>91</text:p>
          </table:table-cell>
          <table:table-cell table:formula="of:=([.$B$4]+([.B19]-[.$B$3])*[.$C$5])/3.6" office:value-type="float" office:value="17.2101449275362" calcext:value-type="float">
            <text:p>17.210</text:p>
          </table:table-cell>
          <table:table-cell table:formula="of:=[.$D$4]+([.C19]-[.$D$3])*[.$E$5]" office:value-type="float" office:value="0.659420289855072" calcext:value-type="float">
            <text:p>0.6594</text:p>
          </table:table-cell>
          <table:table-cell table:formula="of:=ASIN([.E19]/[.D19])" office:value-type="float" office:value="0.0383251709061207" calcext:value-type="float">
            <text:p>0.0383</text:p>
          </table:table-cell>
          <table:table-cell table:formula="of:=9.8*[.$H$3]*COS([.F19])" office:value-type="float" office:value="2741.98502736323" calcext:value-type="float">
            <text:p>2,741.99</text:p>
          </table:table-cell>
          <table:table-cell table:formula="of:=9.8*[.$H$3]*SIN([.F19])" office:value-type="float" office:value="105.138526315789" calcext:value-type="float">
            <text:p>105.14</text:p>
          </table:table-cell>
          <table:table-cell table:formula="of:=2*[.$G19]/([.$H$5]*[.$H$4]*[.$D19]*[.$D19])" office:value-type="float" office:value="1.06815306491551" calcext:value-type="float">
            <text:p>1.068153</text:p>
          </table:table-cell>
          <table:table-cell table:formula="of:=2*[.$H19]/([.$H$5]*[.$H$4]*[.$D19]*[.$D19])" office:value-type="float" office:value="0.0409572036332033" calcext:value-type="float">
            <text:p>0.04095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5" calcext:value-type="float">
            <text:p>75</text:p>
          </table:table-cell>
          <table:table-cell office:value-type="float" office:value="92" calcext:value-type="float">
            <text:p>92</text:p>
          </table:table-cell>
          <table:table-cell table:formula="of:=([.$B$4]+([.B20]-[.$B$3])*[.$C$5])/3.6" office:value-type="float" office:value="17.6630434782609" calcext:value-type="float">
            <text:p>17.663</text:p>
          </table:table-cell>
          <table:table-cell table:formula="of:=[.$D$4]+([.C20]-[.$D$3])*[.$E$5]" office:value-type="float" office:value="0.666666666666667" calcext:value-type="float">
            <text:p>0.6667</text:p>
          </table:table-cell>
          <table:table-cell table:formula="of:=ASIN([.E20]/[.D20])" office:value-type="float" office:value="0.0377525569447939" calcext:value-type="float">
            <text:p>0.0378</text:p>
          </table:table-cell>
          <table:table-cell table:formula="of:=9.8*[.$H$3]*COS([.F20])" office:value-type="float" office:value="2742.04478161772" calcext:value-type="float">
            <text:p>2,742.04</text:p>
          </table:table-cell>
          <table:table-cell table:formula="of:=9.8*[.$H$3]*SIN([.F20])" office:value-type="float" office:value="103.56841025641" calcext:value-type="float">
            <text:p>103.57</text:p>
          </table:table-cell>
          <table:table-cell table:formula="of:=2*[.$G20]/([.$H$5]*[.$H$4]*[.$D20]*[.$D20])" office:value-type="float" office:value="1.01410035405546" calcext:value-type="float">
            <text:p>1.014100</text:p>
          </table:table-cell>
          <table:table-cell table:formula="of:=2*[.$H20]/([.$H$5]*[.$H$4]*[.$D20]*[.$D20])" office:value-type="float" office:value="0.0383030803195062" calcext:value-type="float">
            <text:p>0.03830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3" calcext:value-type="float">
            <text:p>83</text:p>
          </table:table-cell>
          <table:table-cell office:value-type="float" office:value="93" calcext:value-type="float">
            <text:p>93</text:p>
          </table:table-cell>
          <table:table-cell table:formula="of:=([.$B$4]+([.B21]-[.$B$3])*[.$C$5])/3.6" office:value-type="float" office:value="18.0656199677939" calcext:value-type="float">
            <text:p>18.066</text:p>
          </table:table-cell>
          <table:table-cell table:formula="of:=[.$D$4]+([.C21]-[.$D$3])*[.$E$5]" office:value-type="float" office:value="0.673913043478261" calcext:value-type="float">
            <text:p>0.6739</text:p>
          </table:table-cell>
          <table:table-cell table:formula="of:=ASIN([.E21]/[.D21])" office:value-type="float" office:value="0.0373122782975841" calcext:value-type="float">
            <text:p>0.0373</text:p>
          </table:table-cell>
          <table:table-cell table:formula="of:=9.8*[.$H$3]*COS([.F21])" office:value-type="float" office:value="2742.09011480958" calcext:value-type="float">
            <text:p>2,742.09</text:p>
          </table:table-cell>
          <table:table-cell table:formula="of:=9.8*[.$H$3]*SIN([.F21])" office:value-type="float" office:value="102.361136490251" calcext:value-type="float">
            <text:p>102.36</text:p>
          </table:table-cell>
          <table:table-cell table:formula="of:=2*[.$G21]/([.$H$5]*[.$H$4]*[.$D21]*[.$D21])" office:value-type="float" office:value="0.969423291840863" calcext:value-type="float">
            <text:p>0.969423</text:p>
          </table:table-cell>
          <table:table-cell table:formula="of:=2*[.$H21]/([.$H$5]*[.$H$4]*[.$D21]*[.$D21])" office:value-type="float" office:value="0.0361881870172752" calcext:value-type="float">
            <text:p>0.03618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95" calcext:value-type="float">
            <text:p>95</text:p>
          </table:table-cell>
          <table:table-cell table:formula="of:=([.$B$4]+([.B22]-[.$B$3])*[.$C$5])/3.6" office:value-type="float" office:value="18.5688405797101" calcext:value-type="float">
            <text:p>18.569</text:p>
          </table:table-cell>
          <table:table-cell table:formula="of:=[.$D$4]+([.C22]-[.$D$3])*[.$E$5]" office:value-type="float" office:value="0.688405797101449" calcext:value-type="float">
            <text:p>0.6884</text:p>
          </table:table-cell>
          <table:table-cell table:formula="of:=ASIN([.E22]/[.D22])" office:value-type="float" office:value="0.0370816683395801" calcext:value-type="float">
            <text:p>0.0371</text:p>
          </table:table-cell>
          <table:table-cell table:formula="of:=9.8*[.$H$3]*COS([.F22])" office:value-type="float" office:value="2742.11364739328" calcext:value-type="float">
            <text:p>2,742.11</text:p>
          </table:table-cell>
          <table:table-cell table:formula="of:=9.8*[.$H$3]*SIN([.F22])" office:value-type="float" office:value="101.728780487805" calcext:value-type="float">
            <text:p>101.73</text:p>
          </table:table-cell>
          <table:table-cell table:formula="of:=2*[.$G22]/([.$H$5]*[.$H$4]*[.$D22]*[.$D22])" office:value-type="float" office:value="0.917599867152679" calcext:value-type="float">
            <text:p>0.917600</text:p>
          </table:table-cell>
          <table:table-cell table:formula="of:=2*[.$H22]/([.$H$5]*[.$H$4]*[.$D22]*[.$D22])" office:value-type="float" office:value="0.0340417384049531" calcext:value-type="float">
            <text:p>0.03404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3" calcext:value-type="float">
            <text:p>103</text:p>
          </table:table-cell>
          <table:table-cell office:value-type="float" office:value="97" calcext:value-type="float">
            <text:p>97</text:p>
          </table:table-cell>
          <table:table-cell table:formula="of:=([.$B$4]+([.B23]-[.$B$3])*[.$C$5])/3.6" office:value-type="float" office:value="19.0720611916264" calcext:value-type="float">
            <text:p>19.072</text:p>
          </table:table-cell>
          <table:table-cell table:formula="of:=[.$D$4]+([.C23]-[.$D$3])*[.$E$5]" office:value-type="float" office:value="0.702898550724638" calcext:value-type="float">
            <text:p>0.7029</text:p>
          </table:table-cell>
          <table:table-cell table:formula="of:=ASIN([.E23]/[.D23])" office:value-type="float" office:value="0.0368632295922043" calcext:value-type="float">
            <text:p>0.0369</text:p>
          </table:table-cell>
          <table:table-cell table:formula="of:=9.8*[.$H$3]*COS([.F23])" office:value-type="float" office:value="2742.13580347984" calcext:value-type="float">
            <text:p>2,742.14</text:p>
          </table:table-cell>
          <table:table-cell table:formula="of:=9.8*[.$H$3]*SIN([.F23])" office:value-type="float" office:value="101.129794195251" calcext:value-type="float">
            <text:p>101.13</text:p>
          </table:table-cell>
          <table:table-cell table:formula="of:=2*[.$G23]/([.$H$5]*[.$H$4]*[.$D23]*[.$D23])" office:value-type="float" office:value="0.869823553361995" calcext:value-type="float">
            <text:p>0.869824</text:p>
          </table:table-cell>
          <table:table-cell table:formula="of:=2*[.$H23]/([.$H$5]*[.$H$4]*[.$D23]*[.$D23])" office:value-type="float" office:value="0.0320790373788381" calcext:value-type="float">
            <text:p>0.03207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15" calcext:value-type="float">
            <text:p>115</text:p>
          </table:table-cell>
          <table:table-cell office:value-type="float" office:value="100" calcext:value-type="float">
            <text:p>100</text:p>
          </table:table-cell>
          <table:table-cell table:formula="of:=([.$B$4]+([.B24]-[.$B$3])*[.$C$5])/3.6" office:value-type="float" office:value="19.6759259259259" calcext:value-type="float">
            <text:p>19.676</text:p>
          </table:table-cell>
          <table:table-cell table:formula="of:=[.$D$4]+([.C24]-[.$D$3])*[.$E$5]" office:value-type="float" office:value="0.72463768115942" calcext:value-type="float">
            <text:p>0.7246</text:p>
          </table:table-cell>
          <table:table-cell table:formula="of:=ASIN([.E24]/[.D24])" office:value-type="float" office:value="0.0368369750030611" calcext:value-type="float">
            <text:p>0.0368</text:p>
          </table:table-cell>
          <table:table-cell table:formula="of:=9.8*[.$H$3]*COS([.F24])" office:value-type="float" office:value="2742.13845765595" calcext:value-type="float">
            <text:p>2,742.14</text:p>
          </table:table-cell>
          <table:table-cell table:formula="of:=9.8*[.$H$3]*SIN([.F24])" office:value-type="float" office:value="101.057800511509" calcext:value-type="float">
            <text:p>101.06</text:p>
          </table:table-cell>
          <table:table-cell table:formula="of:=2*[.$G24]/([.$H$5]*[.$H$4]*[.$D24]*[.$D24])" office:value-type="float" office:value="0.817252935047594" calcext:value-type="float">
            <text:p>0.817253</text:p>
          </table:table-cell>
          <table:table-cell table:formula="of:=2*[.$H24]/([.$H$5]*[.$H$4]*[.$D24]*[.$D24])" office:value-type="float" office:value="0.0301187505127238" calcext:value-type="float">
            <text:p>0.03011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27" calcext:value-type="float">
            <text:p>127</text:p>
          </table:table-cell>
          <table:table-cell office:value-type="float" office:value="103" calcext:value-type="float">
            <text:p>103</text:p>
          </table:table-cell>
          <table:table-cell table:formula="of:=([.$B$4]+([.B25]-[.$B$3])*[.$C$5])/3.6" office:value-type="float" office:value="20.2797906602254" calcext:value-type="float">
            <text:p>20.280</text:p>
          </table:table-cell>
          <table:table-cell table:formula="of:=[.$D$4]+([.C25]-[.$D$3])*[.$E$5]" office:value-type="float" office:value="0.746376811594203" calcext:value-type="float">
            <text:p>0.7464</text:p>
          </table:table-cell>
          <table:table-cell table:formula="of:=ASIN([.E25]/[.D25])" office:value-type="float" office:value="0.0368122839858303" calcext:value-type="float">
            <text:p>0.0368</text:p>
          </table:table-cell>
          <table:table-cell table:formula="of:=9.8*[.$H$3]*COS([.F25])" office:value-type="float" office:value="2742.14095203998" calcext:value-type="float">
            <text:p>2,742.14</text:p>
          </table:table-cell>
          <table:table-cell table:formula="of:=9.8*[.$H$3]*SIN([.F25])" office:value-type="float" office:value="100.990094292804" calcext:value-type="float">
            <text:p>100.99</text:p>
          </table:table-cell>
          <table:table-cell table:formula="of:=2*[.$G25]/([.$H$5]*[.$H$4]*[.$D25]*[.$D25])" office:value-type="float" office:value="0.769308102486968" calcext:value-type="float">
            <text:p>0.769308</text:p>
          </table:table-cell>
          <table:table-cell table:formula="of:=2*[.$H25]/([.$H$5]*[.$H$4]*[.$D25]*[.$D25])" office:value-type="float" office:value="0.0283327878359348" calcext:value-type="float">
            <text:p>0.02833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40" calcext:value-type="float">
            <text:p>140</text:p>
          </table:table-cell>
          <table:table-cell office:value-type="float" office:value="106" calcext:value-type="float">
            <text:p>106</text:p>
          </table:table-cell>
          <table:table-cell table:formula="of:=([.$B$4]+([.B26]-[.$B$3])*[.$C$5])/3.6" office:value-type="float" office:value="20.9339774557166" calcext:value-type="float">
            <text:p>20.934</text:p>
          </table:table-cell>
          <table:table-cell table:formula="of:=[.$D$4]+([.C26]-[.$D$3])*[.$E$5]" office:value-type="float" office:value="0.768115942028985" calcext:value-type="float">
            <text:p>0.7681</text:p>
          </table:table-cell>
          <table:table-cell table:formula="of:=ASIN([.E26]/[.D26])" office:value-type="float" office:value="0.0367005459823293" calcext:value-type="float">
            <text:p>0.0367</text:p>
          </table:table-cell>
          <table:table-cell table:formula="of:=9.8*[.$H$3]*COS([.F26])" office:value-type="float" office:value="2742.15221935313" calcext:value-type="float">
            <text:p>2,742.15</text:p>
          </table:table-cell>
          <table:table-cell table:formula="of:=9.8*[.$H$3]*SIN([.F26])" office:value-type="float" office:value="100.683692307692" calcext:value-type="float">
            <text:p>100.68</text:p>
          </table:table-cell>
          <table:table-cell table:formula="of:=2*[.$G26]/([.$H$5]*[.$H$4]*[.$D26]*[.$D26])" office:value-type="float" office:value="0.721980590093503" calcext:value-type="float">
            <text:p>0.721981</text:p>
          </table:table-cell>
          <table:table-cell table:formula="of:=2*[.$H26]/([.$H$5]*[.$H$4]*[.$D26]*[.$D26])" office:value-type="float" office:value="0.0265089848302616" calcext:value-type="float">
            <text:p>0.02650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54" calcext:value-type="float">
            <text:p>154</text:p>
          </table:table-cell>
          <table:table-cell office:value-type="float" office:value="110" calcext:value-type="float">
            <text:p>110</text:p>
          </table:table-cell>
          <table:table-cell table:formula="of:=([.$B$4]+([.B27]-[.$B$3])*[.$C$5])/3.6" office:value-type="float" office:value="21.6384863123994" calcext:value-type="float">
            <text:p>21.638</text:p>
          </table:table-cell>
          <table:table-cell table:formula="of:=[.$D$4]+([.C27]-[.$D$3])*[.$E$5]" office:value-type="float" office:value="0.797101449275362" calcext:value-type="float">
            <text:p>0.7971</text:p>
          </table:table-cell>
          <table:table-cell table:formula="of:=ASIN([.E27]/[.D27])" office:value-type="float" office:value="0.0368455456198068" calcext:value-type="float">
            <text:p>0.0368</text:p>
          </table:table-cell>
          <table:table-cell table:formula="of:=9.8*[.$H$3]*COS([.F27])" office:value-type="float" office:value="2742.13759142756" calcext:value-type="float">
            <text:p>2,742.14</text:p>
          </table:table-cell>
          <table:table-cell table:formula="of:=9.8*[.$H$3]*SIN([.F27])" office:value-type="float" office:value="101.081302325581" calcext:value-type="float">
            <text:p>101.08</text:p>
          </table:table-cell>
          <table:table-cell table:formula="of:=2*[.$G27]/([.$H$5]*[.$H$4]*[.$D27]*[.$D27])" office:value-type="float" office:value="0.675729618681945" calcext:value-type="float">
            <text:p>0.675730</text:p>
          </table:table-cell>
          <table:table-cell table:formula="of:=2*[.$H27]/([.$H$5]*[.$H$4]*[.$D27]*[.$D27])" office:value-type="float" office:value="0.0249088995715859" calcext:value-type="float">
            <text:p>0.02490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68" calcext:value-type="float">
            <text:p>168</text:p>
          </table:table-cell>
          <table:table-cell office:value-type="float" office:value="115" calcext:value-type="float">
            <text:p>115</text:p>
          </table:table-cell>
          <table:table-cell table:formula="of:=([.$B$4]+([.B28]-[.$B$3])*[.$C$5])/3.6" office:value-type="float" office:value="22.3429951690821" calcext:value-type="float">
            <text:p>22.343</text:p>
          </table:table-cell>
          <table:table-cell table:formula="of:=[.$D$4]+([.C28]-[.$D$3])*[.$E$5]" office:value-type="float" office:value="0.833333333333333" calcext:value-type="float">
            <text:p>0.8333</text:p>
          </table:table-cell>
          <table:table-cell table:formula="of:=ASIN([.E28]/[.D28])" office:value-type="float" office:value="0.0373059500210903" calcext:value-type="float">
            <text:p>0.0373</text:p>
          </table:table-cell>
          <table:table-cell table:formula="of:=9.8*[.$H$3]*COS([.F28])" office:value-type="float" office:value="2742.09076252425" calcext:value-type="float">
            <text:p>2,742.09</text:p>
          </table:table-cell>
          <table:table-cell table:formula="of:=9.8*[.$H$3]*SIN([.F28])" office:value-type="float" office:value="102.343783783784" calcext:value-type="float">
            <text:p>102.34</text:p>
          </table:table-cell>
          <table:table-cell table:formula="of:=2*[.$G28]/([.$H$5]*[.$H$4]*[.$D28]*[.$D28])" office:value-type="float" office:value="0.63377705131549" calcext:value-type="float">
            <text:p>0.633777</text:p>
          </table:table-cell>
          <table:table-cell table:formula="of:=2*[.$H28]/([.$H$5]*[.$H$4]*[.$D28]*[.$D28])" office:value-type="float" office:value="0.0236546296692406" calcext:value-type="float">
            <text:p>0.02365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79" calcext:value-type="float">
            <text:p>179</text:p>
          </table:table-cell>
          <table:table-cell office:value-type="float" office:value="120" calcext:value-type="float">
            <text:p>120</text:p>
          </table:table-cell>
          <table:table-cell table:formula="of:=([.$B$4]+([.B29]-[.$B$3])*[.$C$5])/3.6" office:value-type="float" office:value="22.89653784219" calcext:value-type="float">
            <text:p>22.897</text:p>
          </table:table-cell>
          <table:table-cell table:formula="of:=[.$D$4]+([.C29]-[.$D$3])*[.$E$5]" office:value-type="float" office:value="0.869565217391304" calcext:value-type="float">
            <text:p>0.8696</text:p>
          </table:table-cell>
          <table:table-cell table:formula="of:=ASIN([.E29]/[.D29])" office:value-type="float" office:value="0.0379871573829638" calcext:value-type="float">
            <text:p>0.0380</text:p>
          </table:table-cell>
          <table:table-cell table:formula="of:=9.8*[.$H$3]*COS([.F29])" office:value-type="float" office:value="2742.02040896605" calcext:value-type="float">
            <text:p>2,742.02</text:p>
          </table:table-cell>
          <table:table-cell table:formula="of:=9.8*[.$H$3]*SIN([.F29])" office:value-type="float" office:value="104.211692307692" calcext:value-type="float">
            <text:p>104.21</text:p>
          </table:table-cell>
          <table:table-cell table:formula="of:=2*[.$G29]/([.$H$5]*[.$H$4]*[.$D29]*[.$D29])" office:value-type="float" office:value="0.603487826144684" calcext:value-type="float">
            <text:p>0.603488</text:p>
          </table:table-cell>
          <table:table-cell table:formula="of:=2*[.$H29]/([.$H$5]*[.$H$4]*[.$D29]*[.$D29])" office:value-type="float" office:value="0.0229358204059985" calcext:value-type="float">
            <text:p>0.02293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89" calcext:value-type="float">
            <text:p>189</text:p>
          </table:table-cell>
          <table:table-cell office:value-type="float" office:value="125" calcext:value-type="float">
            <text:p>125</text:p>
          </table:table-cell>
          <table:table-cell table:formula="of:=([.$B$4]+([.B30]-[.$B$3])*[.$C$5])/3.6" office:value-type="float" office:value="23.3997584541063" calcext:value-type="float">
            <text:p>23.400</text:p>
          </table:table-cell>
          <table:table-cell table:formula="of:=[.$D$4]+([.C30]-[.$D$3])*[.$E$5]" office:value-type="float" office:value="0.905797101449275" calcext:value-type="float">
            <text:p>0.9058</text:p>
          </table:table-cell>
          <table:table-cell table:formula="of:=ASIN([.E30]/[.D30])" office:value-type="float" office:value="0.0387193512930448" calcext:value-type="float">
            <text:p>0.0387</text:p>
          </table:table-cell>
          <table:table-cell table:formula="of:=9.8*[.$H$3]*COS([.F30])" office:value-type="float" office:value="2741.94337079701" calcext:value-type="float">
            <text:p>2,741.94</text:p>
          </table:table-cell>
          <table:table-cell table:formula="of:=9.8*[.$H$3]*SIN([.F30])" office:value-type="float" office:value="106.21935483871" calcext:value-type="float">
            <text:p>106.22</text:p>
          </table:table-cell>
          <table:table-cell table:formula="of:=2*[.$G30]/([.$H$5]*[.$H$4]*[.$D30]*[.$D30])" office:value-type="float" office:value="0.577794228467207" calcext:value-type="float">
            <text:p>0.577794</text:p>
          </table:table-cell>
          <table:table-cell table:formula="of:=2*[.$H30]/([.$H$5]*[.$H$4]*[.$D30]*[.$D30])" office:value-type="float" office:value="0.0223830042702441" calcext:value-type="float">
            <text:p>0.02238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99" calcext:value-type="float">
            <text:p>199</text:p>
          </table:table-cell>
          <table:table-cell office:value-type="float" office:value="130" calcext:value-type="float">
            <text:p>130</text:p>
          </table:table-cell>
          <table:table-cell table:formula="of:=([.$B$4]+([.B31]-[.$B$3])*[.$C$5])/3.6" office:value-type="float" office:value="23.9029790660225" calcext:value-type="float">
            <text:p>23.903</text:p>
          </table:table-cell>
          <table:table-cell table:formula="of:=[.$D$4]+([.C31]-[.$D$3])*[.$E$5]" office:value-type="float" office:value="0.942028985507246" calcext:value-type="float">
            <text:p>0.9420</text:p>
          </table:table-cell>
          <table:table-cell table:formula="of:=ASIN([.E31]/[.D31])" office:value-type="float" office:value="0.0394207354560945" calcext:value-type="float">
            <text:p>0.0394</text:p>
          </table:table-cell>
          <table:table-cell table:formula="of:=9.8*[.$H$3]*COS([.F31])" office:value-type="float" office:value="2741.86819579439" calcext:value-type="float">
            <text:p>2,741.87</text:p>
          </table:table-cell>
          <table:table-cell table:formula="of:=9.8*[.$H$3]*SIN([.F31])" office:value-type="float" office:value="108.142484210526" calcext:value-type="float">
            <text:p>108.14</text:p>
          </table:table-cell>
          <table:table-cell table:formula="of:=2*[.$G31]/([.$H$5]*[.$H$4]*[.$D31]*[.$D31])" office:value-type="float" office:value="0.553706955284732" calcext:value-type="float">
            <text:p>0.553707</text:p>
          </table:table-cell>
          <table:table-cell table:formula="of:=2*[.$H31]/([.$H$5]*[.$H$4]*[.$D31]*[.$D31])" office:value-type="float" office:value="0.0218388490595512" calcext:value-type="float">
            <text:p>0.02183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09" calcext:value-type="float">
            <text:p>209</text:p>
          </table:table-cell>
          <table:table-cell office:value-type="float" office:value="135" calcext:value-type="float">
            <text:p>135</text:p>
          </table:table-cell>
          <table:table-cell table:formula="of:=([.$B$4]+([.B32]-[.$B$3])*[.$C$5])/3.6" office:value-type="float" office:value="24.4061996779388" calcext:value-type="float">
            <text:p>24.406</text:p>
          </table:table-cell>
          <table:table-cell table:formula="of:=[.$D$4]+([.C32]-[.$D$3])*[.$E$5]" office:value-type="float" office:value="0.978260869565217" calcext:value-type="float">
            <text:p>0.9783</text:p>
          </table:table-cell>
          <table:table-cell table:formula="of:=ASIN([.E32]/[.D32])" office:value-type="float" office:value="0.0400932147759167" calcext:value-type="float">
            <text:p>0.0401</text:p>
          </table:table-cell>
          <table:table-cell table:formula="of:=9.8*[.$H$3]*COS([.F32])" office:value-type="float" office:value="2741.79485224028" calcext:value-type="float">
            <text:p>2,741.79</text:p>
          </table:table-cell>
          <table:table-cell table:formula="of:=9.8*[.$H$3]*SIN([.F32])" office:value-type="float" office:value="109.986309278351" calcext:value-type="float">
            <text:p>109.99</text:p>
          </table:table-cell>
          <table:table-cell table:formula="of:=2*[.$G32]/([.$H$5]*[.$H$4]*[.$D32]*[.$D32])" office:value-type="float" office:value="0.531094866488677" calcext:value-type="float">
            <text:p>0.531095</text:p>
          </table:table-cell>
          <table:table-cell table:formula="of:=2*[.$H32]/([.$H$5]*[.$H$4]*[.$D32]*[.$D32])" office:value-type="float" office:value="0.021304717307365" calcext:value-type="float">
            <text:p>0.02130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18" calcext:value-type="float">
            <text:p>218</text:p>
          </table:table-cell>
          <table:table-cell office:value-type="float" office:value="140" calcext:value-type="float">
            <text:p>140</text:p>
          </table:table-cell>
          <table:table-cell table:formula="of:=([.$B$4]+([.B33]-[.$B$3])*[.$C$5])/3.6" office:value-type="float" office:value="24.8590982286634" calcext:value-type="float">
            <text:p>24.859</text:p>
          </table:table-cell>
          <table:table-cell table:formula="of:=[.$D$4]+([.C33]-[.$D$3])*[.$E$5]" office:value-type="float" office:value="1.01449275362319" calcext:value-type="float">
            <text:p>1.0145</text:p>
          </table:table-cell>
          <table:table-cell table:formula="of:=ASIN([.E33]/[.D33])" office:value-type="float" office:value="0.0408210527383039" calcext:value-type="float">
            <text:p>0.0408</text:p>
          </table:table-cell>
          <table:table-cell table:formula="of:=9.8*[.$H$3]*COS([.F33])" office:value-type="float" office:value="2741.71407380584" calcext:value-type="float">
            <text:p>2,741.71</text:p>
          </table:table-cell>
          <table:table-cell table:formula="of:=9.8*[.$H$3]*SIN([.F33])" office:value-type="float" office:value="111.981862348178" calcext:value-type="float">
            <text:p>111.98</text:p>
          </table:table-cell>
          <table:table-cell table:formula="of:=2*[.$G33]/([.$H$5]*[.$H$4]*[.$D33]*[.$D33])" office:value-type="float" office:value="0.511904429639659" calcext:value-type="float">
            <text:p>0.511904</text:p>
          </table:table-cell>
          <table:table-cell table:formula="of:=2*[.$H33]/([.$H$5]*[.$H$4]*[.$D33]*[.$D33])" office:value-type="float" office:value="0.0209080924677744" calcext:value-type="float">
            <text:p>0.02090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28" calcext:value-type="float">
            <text:p>228</text:p>
          </table:table-cell>
          <table:table-cell office:value-type="float" office:value="146" calcext:value-type="float">
            <text:p>146</text:p>
          </table:table-cell>
          <table:table-cell table:formula="of:=([.$B$4]+([.B34]-[.$B$3])*[.$C$5])/3.6" office:value-type="float" office:value="25.3623188405797" calcext:value-type="float">
            <text:p>25.362</text:p>
          </table:table-cell>
          <table:table-cell table:formula="of:=[.$D$4]+([.C34]-[.$D$3])*[.$E$5]" office:value-type="float" office:value="1.05797101449275" calcext:value-type="float">
            <text:p>1.0580</text:p>
          </table:table-cell>
          <table:table-cell table:formula="of:=ASIN([.E34]/[.D34])" office:value-type="float" office:value="0.0417263929074592" calcext:value-type="float">
            <text:p>0.0417</text:p>
          </table:table-cell>
          <table:table-cell table:formula="of:=9.8*[.$H$3]*COS([.F34])" office:value-type="float" office:value="2741.61156853118" calcext:value-type="float">
            <text:p>2,741.61</text:p>
          </table:table-cell>
          <table:table-cell table:formula="of:=9.8*[.$H$3]*SIN([.F34])" office:value-type="float" office:value="114.464" calcext:value-type="float">
            <text:p>114.46</text:p>
          </table:table-cell>
          <table:table-cell table:formula="of:=2*[.$G34]/([.$H$5]*[.$H$4]*[.$D34]*[.$D34])" office:value-type="float" office:value="0.491773899495778" calcext:value-type="float">
            <text:p>0.491774</text:p>
          </table:table-cell>
          <table:table-cell table:formula="of:=2*[.$H34]/([.$H$5]*[.$H$4]*[.$D34]*[.$D34])" office:value-type="float" office:value="0.0205318682916276" calcext:value-type="float">
            <text:p>0.02053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38" calcext:value-type="float">
            <text:p>238</text:p>
          </table:table-cell>
          <table:table-cell office:value-type="float" office:value="152" calcext:value-type="float">
            <text:p>152</text:p>
          </table:table-cell>
          <table:table-cell table:formula="of:=([.$B$4]+([.B35]-[.$B$3])*[.$C$5])/3.6" office:value-type="float" office:value="25.865539452496" calcext:value-type="float">
            <text:p>25.866</text:p>
          </table:table-cell>
          <table:table-cell table:formula="of:=[.$D$4]+([.C35]-[.$D$3])*[.$E$5]" office:value-type="float" office:value="1.10144927536232" calcext:value-type="float">
            <text:p>1.1014</text:p>
          </table:table-cell>
          <table:table-cell table:formula="of:=ASIN([.E35]/[.D35])" office:value-type="float" office:value="0.0425965380739063" calcext:value-type="float">
            <text:p>0.0426</text:p>
          </table:table-cell>
          <table:table-cell table:formula="of:=9.8*[.$H$3]*COS([.F35])" office:value-type="float" office:value="2741.5109303383" calcext:value-type="float">
            <text:p>2,741.51</text:p>
          </table:table-cell>
          <table:table-cell table:formula="of:=9.8*[.$H$3]*SIN([.F35])" office:value-type="float" office:value="116.849556420233" calcext:value-type="float">
            <text:p>116.85</text:p>
          </table:table-cell>
          <table:table-cell table:formula="of:=2*[.$G35]/([.$H$5]*[.$H$4]*[.$D35]*[.$D35])" office:value-type="float" office:value="0.472807511804006" calcext:value-type="float">
            <text:p>0.472808</text:p>
          </table:table-cell>
          <table:table-cell table:formula="of:=2*[.$H35]/([.$H$5]*[.$H$4]*[.$D35]*[.$D35])" office:value-type="float" office:value="0.0201521531120194" calcext:value-type="float">
            <text:p>0.02015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48" calcext:value-type="float">
            <text:p>248</text:p>
          </table:table-cell>
          <table:table-cell office:value-type="float" office:value="158" calcext:value-type="float">
            <text:p>158</text:p>
          </table:table-cell>
          <table:table-cell table:formula="of:=([.$B$4]+([.B36]-[.$B$3])*[.$C$5])/3.6" office:value-type="float" office:value="26.3687600644122" calcext:value-type="float">
            <text:p>26.369</text:p>
          </table:table-cell>
          <table:table-cell table:formula="of:=[.$D$4]+([.C36]-[.$D$3])*[.$E$5]" office:value-type="float" office:value="1.14492753623188" calcext:value-type="float">
            <text:p>1.1449</text:p>
          </table:table-cell>
          <table:table-cell table:formula="of:=ASIN([.E36]/[.D36])" office:value-type="float" office:value="0.0434335020334621" calcext:value-type="float">
            <text:p>0.0434</text:p>
          </table:table-cell>
          <table:table-cell table:formula="of:=9.8*[.$H$3]*COS([.F36])" office:value-type="float" office:value="2741.41217125628" calcext:value-type="float">
            <text:p>2,741.41</text:p>
          </table:table-cell>
          <table:table-cell table:formula="of:=9.8*[.$H$3]*SIN([.F36])" office:value-type="float" office:value="119.144061068702" calcext:value-type="float">
            <text:p>119.14</text:p>
          </table:table-cell>
          <table:table-cell table:formula="of:=2*[.$G36]/([.$H$5]*[.$H$4]*[.$D36]*[.$D36])" office:value-type="float" office:value="0.45491723072078" calcext:value-type="float">
            <text:p>0.454917</text:p>
          </table:table-cell>
          <table:table-cell table:formula="of:=2*[.$H36]/([.$H$5]*[.$H$4]*[.$D36]*[.$D36])" office:value-type="float" office:value="0.0197710825415077" calcext:value-type="float">
            <text:p>0.01977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58" calcext:value-type="float">
            <text:p>258</text:p>
          </table:table-cell>
          <table:table-cell office:value-type="float" office:value="164" calcext:value-type="float">
            <text:p>164</text:p>
          </table:table-cell>
          <table:table-cell table:formula="of:=([.$B$4]+([.B37]-[.$B$3])*[.$C$5])/3.6" office:value-type="float" office:value="26.8719806763285" calcext:value-type="float">
            <text:p>26.872</text:p>
          </table:table-cell>
          <table:table-cell table:formula="of:=[.$D$4]+([.C37]-[.$D$3])*[.$E$5]" office:value-type="float" office:value="1.18840579710145" calcext:value-type="float">
            <text:p>1.1884</text:p>
          </table:table-cell>
          <table:table-cell table:formula="of:=ASIN([.E37]/[.D37])" office:value-type="float" office:value="0.04423914777801" calcext:value-type="float">
            <text:p>0.0442</text:p>
          </table:table-cell>
          <table:table-cell table:formula="of:=9.8*[.$H$3]*COS([.F37])" office:value-type="float" office:value="2741.31529368349" calcext:value-type="float">
            <text:p>2,741.32</text:p>
          </table:table-cell>
          <table:table-cell table:formula="of:=9.8*[.$H$3]*SIN([.F37])" office:value-type="float" office:value="121.352629213483" calcext:value-type="float">
            <text:p>121.35</text:p>
          </table:table-cell>
          <table:table-cell table:formula="of:=2*[.$G37]/([.$H$5]*[.$H$4]*[.$D37]*[.$D37])" office:value-type="float" office:value="0.438023185291746" calcext:value-type="float">
            <text:p>0.438023</text:p>
          </table:table-cell>
          <table:table-cell table:formula="of:=2*[.$H37]/([.$H$5]*[.$H$4]*[.$D37]*[.$D37])" office:value-type="float" office:value="0.0193904237553768" calcext:value-type="float">
            <text:p>0.01939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67" calcext:value-type="float">
            <text:p>267</text:p>
          </table:table-cell>
          <table:table-cell office:value-type="float" office:value="170" calcext:value-type="float">
            <text:p>170</text:p>
          </table:table-cell>
          <table:table-cell table:formula="of:=([.$B$4]+([.B38]-[.$B$3])*[.$C$5])/3.6" office:value-type="float" office:value="27.3248792270531" calcext:value-type="float">
            <text:p>27.325</text:p>
          </table:table-cell>
          <table:table-cell table:formula="of:=[.$D$4]+([.C38]-[.$D$3])*[.$E$5]" office:value-type="float" office:value="1.23188405797101" calcext:value-type="float">
            <text:p>1.2319</text:p>
          </table:table-cell>
          <table:table-cell table:formula="of:=ASIN([.E38]/[.D38])" office:value-type="float" office:value="0.0450981584760772" calcext:value-type="float">
            <text:p>0.0451</text:p>
          </table:table-cell>
          <table:table-cell table:formula="of:=9.8*[.$H$3]*COS([.F38])" office:value-type="float" office:value="2741.21003908221" calcext:value-type="float">
            <text:p>2,741.21</text:p>
          </table:table-cell>
          <table:table-cell table:formula="of:=9.8*[.$H$3]*SIN([.F38])" office:value-type="float" office:value="123.707403314917" calcext:value-type="float">
            <text:p>123.71</text:p>
          </table:table-cell>
          <table:table-cell table:formula="of:=2*[.$G38]/([.$H$5]*[.$H$4]*[.$D38]*[.$D38])" office:value-type="float" office:value="0.423607146769575" calcext:value-type="float">
            <text:p>0.423607</text:p>
          </table:table-cell>
          <table:table-cell table:formula="of:=2*[.$H38]/([.$H$5]*[.$H$4]*[.$D38]*[.$D38])" office:value-type="float" office:value="0.0191168642334501" calcext:value-type="float">
            <text:p>0.019117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76" calcext:value-type="float">
            <text:p>276</text:p>
          </table:table-cell>
          <table:table-cell office:value-type="float" office:value="176" calcext:value-type="float">
            <text:p>176</text:p>
          </table:table-cell>
          <table:table-cell table:formula="of:=([.$B$4]+([.B39]-[.$B$3])*[.$C$5])/3.6" office:value-type="float" office:value="27.7777777777778" calcext:value-type="float">
            <text:p>27.778</text:p>
          </table:table-cell>
          <table:table-cell table:formula="of:=[.$D$4]+([.C39]-[.$D$3])*[.$E$5]" office:value-type="float" office:value="1.27536231884058" calcext:value-type="float">
            <text:p>1.2754</text:p>
          </table:table-cell>
          <table:table-cell table:formula="of:=ASIN([.E39]/[.D39])" office:value-type="float" office:value="0.0459291896397289" calcext:value-type="float">
            <text:p>0.0459</text:p>
          </table:table-cell>
          <table:table-cell table:formula="of:=9.8*[.$H$3]*COS([.F39])" office:value-type="float" office:value="2741.1062878294" calcext:value-type="float">
            <text:p>2,741.11</text:p>
          </table:table-cell>
          <table:table-cell table:formula="of:=9.8*[.$H$3]*SIN([.F39])" office:value-type="float" office:value="125.985391304348" calcext:value-type="float">
            <text:p>125.99</text:p>
          </table:table-cell>
          <table:table-cell table:formula="of:=2*[.$G39]/([.$H$5]*[.$H$4]*[.$D39]*[.$D39])" office:value-type="float" office:value="0.409890964047238" calcext:value-type="float">
            <text:p>0.409891</text:p>
          </table:table-cell>
          <table:table-cell table:formula="of:=2*[.$H39]/([.$H$5]*[.$H$4]*[.$D39]*[.$D39])" office:value-type="float" office:value="0.0188392087263789" calcext:value-type="float">
            <text:p>0.01883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86" calcext:value-type="float">
            <text:p>286</text:p>
          </table:table-cell>
          <table:table-cell office:value-type="float" office:value="183" calcext:value-type="float">
            <text:p>183</text:p>
          </table:table-cell>
          <table:table-cell table:formula="of:=([.$B$4]+([.B40]-[.$B$3])*[.$C$5])/3.6" office:value-type="float" office:value="28.280998389694" calcext:value-type="float">
            <text:p>28.281</text:p>
          </table:table-cell>
          <table:table-cell table:formula="of:=[.$D$4]+([.C40]-[.$D$3])*[.$E$5]" office:value-type="float" office:value="1.32608695652174" calcext:value-type="float">
            <text:p>1.3261</text:p>
          </table:table-cell>
          <table:table-cell table:formula="of:=ASIN([.E40]/[.D40])" office:value-type="float" office:value="0.0469068790078954" calcext:value-type="float">
            <text:p>0.0469</text:p>
          </table:table-cell>
          <table:table-cell table:formula="of:=9.8*[.$H$3]*COS([.F40])" office:value-type="float" office:value="2740.98180319196" calcext:value-type="float">
            <text:p>2,740.98</text:p>
          </table:table-cell>
          <table:table-cell table:formula="of:=9.8*[.$H$3]*SIN([.F40])" office:value-type="float" office:value="128.66528113879" calcext:value-type="float">
            <text:p>128.67</text:p>
          </table:table-cell>
          <table:table-cell table:formula="of:=2*[.$G40]/([.$H$5]*[.$H$4]*[.$D40]*[.$D40])" office:value-type="float" office:value="0.395415915157328" calcext:value-type="float">
            <text:p>0.395416</text:p>
          </table:table-cell>
          <table:table-cell table:formula="of:=2*[.$H40]/([.$H$5]*[.$H$4]*[.$D40]*[.$D40])" office:value-type="float" office:value="0.0185613417174906" calcext:value-type="float">
            <text:p>0.01856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96" calcext:value-type="float">
            <text:p>296</text:p>
          </table:table-cell>
          <table:table-cell office:value-type="float" office:value="191" calcext:value-type="float">
            <text:p>191</text:p>
          </table:table-cell>
          <table:table-cell table:formula="of:=([.$B$4]+([.B41]-[.$B$3])*[.$C$5])/3.6" office:value-type="float" office:value="28.7842190016103" calcext:value-type="float">
            <text:p>28.784</text:p>
          </table:table-cell>
          <table:table-cell table:formula="of:=[.$D$4]+([.C41]-[.$D$3])*[.$E$5]" office:value-type="float" office:value="1.38405797101449" calcext:value-type="float">
            <text:p>1.3841</text:p>
          </table:table-cell>
          <table:table-cell table:formula="of:=ASIN([.E41]/[.D41])" office:value-type="float" office:value="0.0481024642288525" calcext:value-type="float">
            <text:p>0.0481</text:p>
          </table:table-cell>
          <table:table-cell table:formula="of:=9.8*[.$H$3]*COS([.F41])" office:value-type="float" office:value="2740.82601390765" calcext:value-type="float">
            <text:p>2,740.83</text:p>
          </table:table-cell>
          <table:table-cell table:formula="of:=9.8*[.$H$3]*SIN([.F41])" office:value-type="float" office:value="131.942265734266" calcext:value-type="float">
            <text:p>131.94</text:p>
          </table:table-cell>
          <table:table-cell table:formula="of:=2*[.$G41]/([.$H$5]*[.$H$4]*[.$D41]*[.$D41])" office:value-type="float" office:value="0.381689342828275" calcext:value-type="float">
            <text:p>0.381689</text:p>
          </table:table-cell>
          <table:table-cell table:formula="of:=2*[.$H41]/([.$H$5]*[.$H$4]*[.$D41]*[.$D41])" office:value-type="float" office:value="0.0183743719753976" calcext:value-type="float">
            <text:p>0.01837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07" calcext:value-type="float">
            <text:p>307</text:p>
          </table:table-cell>
          <table:table-cell office:value-type="float" office:value="200" calcext:value-type="float">
            <text:p>200</text:p>
          </table:table-cell>
          <table:table-cell table:formula="of:=([.$B$4]+([.B42]-[.$B$3])*[.$C$5])/3.6" office:value-type="float" office:value="29.3377616747182" calcext:value-type="float">
            <text:p>29.338</text:p>
          </table:table-cell>
          <table:table-cell table:formula="of:=[.$D$4]+([.C42]-[.$D$3])*[.$E$5]" office:value-type="float" office:value="1.44927536231884" calcext:value-type="float">
            <text:p>1.4493</text:p>
          </table:table-cell>
          <table:table-cell table:formula="of:=ASIN([.E42]/[.D42])" office:value-type="float" office:value="0.0494197709215104" calcext:value-type="float">
            <text:p>0.0494</text:p>
          </table:table-cell>
          <table:table-cell table:formula="of:=9.8*[.$H$3]*COS([.F42])" office:value-type="float" office:value="2740.64982745509" calcext:value-type="float">
            <text:p>2,740.65</text:p>
          </table:table-cell>
          <table:table-cell table:formula="of:=9.8*[.$H$3]*SIN([.F42])" office:value-type="float" office:value="135.552658662093" calcext:value-type="float">
            <text:p>135.55</text:p>
          </table:table-cell>
          <table:table-cell table:formula="of:=2*[.$G42]/([.$H$5]*[.$H$4]*[.$D42]*[.$D42])" office:value-type="float" office:value="0.367398233561358" calcext:value-type="float">
            <text:p>0.367398</text:p>
          </table:table-cell>
          <table:table-cell table:formula="of:=2*[.$H42]/([.$H$5]*[.$H$4]*[.$D42]*[.$D42])" office:value-type="float" office:value="0.0181715324767496" calcext:value-type="float">
            <text:p>0.01817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20" calcext:value-type="float">
            <text:p>320</text:p>
          </table:table-cell>
          <table:table-cell office:value-type="float" office:value="211" calcext:value-type="float">
            <text:p>211</text:p>
          </table:table-cell>
          <table:table-cell table:formula="of:=([.$B$4]+([.B43]-[.$B$3])*[.$C$5])/3.6" office:value-type="float" office:value="29.9919484702093" calcext:value-type="float">
            <text:p>29.992</text:p>
          </table:table-cell>
          <table:table-cell table:formula="of:=[.$D$4]+([.C43]-[.$D$3])*[.$E$5]" office:value-type="float" office:value="1.52898550724638" calcext:value-type="float">
            <text:p>1.5290</text:p>
          </table:table-cell>
          <table:table-cell table:formula="of:=ASIN([.E43]/[.D43])" office:value-type="float" office:value="0.0510019739634621" calcext:value-type="float">
            <text:p>0.0510</text:p>
          </table:table-cell>
          <table:table-cell table:formula="of:=9.8*[.$H$3]*COS([.F43])" office:value-type="float" office:value="2740.43192529098" calcext:value-type="float">
            <text:p>2,740.43</text:p>
          </table:table-cell>
          <table:table-cell table:formula="of:=9.8*[.$H$3]*SIN([.F43])" office:value-type="float" office:value="139.888751677852" calcext:value-type="float">
            <text:p>139.89</text:p>
          </table:table-cell>
          <table:table-cell table:formula="of:=2*[.$G43]/([.$H$5]*[.$H$4]*[.$D43]*[.$D43])" office:value-type="float" office:value="0.351517639240913" calcext:value-type="float">
            <text:p>0.351518</text:p>
          </table:table-cell>
          <table:table-cell table:formula="of:=2*[.$H43]/([.$H$5]*[.$H$4]*[.$D43]*[.$D43])" office:value-type="float" office:value="0.0179436545357483" calcext:value-type="float">
            <text:p>0.01794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32" calcext:value-type="float">
            <text:p>332</text:p>
          </table:table-cell>
          <table:table-cell office:value-type="float" office:value="222" calcext:value-type="float">
            <text:p>222</text:p>
          </table:table-cell>
          <table:table-cell table:formula="of:=([.$B$4]+([.B44]-[.$B$3])*[.$C$5])/3.6" office:value-type="float" office:value="30.5958132045089" calcext:value-type="float">
            <text:p>30.596</text:p>
          </table:table-cell>
          <table:table-cell table:formula="of:=[.$D$4]+([.C44]-[.$D$3])*[.$E$5]" office:value-type="float" office:value="1.60869565217391" calcext:value-type="float">
            <text:p>1.6087</text:p>
          </table:table-cell>
          <table:table-cell table:formula="of:=ASIN([.E44]/[.D44])" office:value-type="float" office:value="0.0526032037070766" calcext:value-type="float">
            <text:p>0.0526</text:p>
          </table:table-cell>
          <table:table-cell table:formula="of:=9.8*[.$H$3]*COS([.F44])" office:value-type="float" office:value="2740.20441821048" calcext:value-type="float">
            <text:p>2,740.20</text:p>
          </table:table-cell>
          <table:table-cell table:formula="of:=9.8*[.$H$3]*SIN([.F44])" office:value-type="float" office:value="144.276631578947" calcext:value-type="float">
            <text:p>144.28</text:p>
          </table:table-cell>
          <table:table-cell table:formula="of:=2*[.$G44]/([.$H$5]*[.$H$4]*[.$D44]*[.$D44])" office:value-type="float" office:value="0.337750832207309" calcext:value-type="float">
            <text:p>0.337751</text:p>
          </table:table-cell>
          <table:table-cell table:formula="of:=2*[.$H44]/([.$H$5]*[.$H$4]*[.$D44]*[.$D44])" office:value-type="float" office:value="0.0177831814517255" calcext:value-type="float">
            <text:p>0.01778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45" calcext:value-type="float">
            <text:p>345</text:p>
          </table:table-cell>
          <table:table-cell office:value-type="float" office:value="234" calcext:value-type="float">
            <text:p>234</text:p>
          </table:table-cell>
          <table:table-cell table:formula="of:=([.$B$4]+([.B45]-[.$B$3])*[.$C$5])/3.6" office:value-type="float" office:value="31.25" calcext:value-type="float">
            <text:p>31.250</text:p>
          </table:table-cell>
          <table:table-cell table:formula="of:=[.$D$4]+([.C45]-[.$D$3])*[.$E$5]" office:value-type="float" office:value="1.69565217391304" calcext:value-type="float">
            <text:p>1.6957</text:p>
          </table:table-cell>
          <table:table-cell table:formula="of:=ASIN([.E45]/[.D45])" office:value-type="float" office:value="0.0542875310926532" calcext:value-type="float">
            <text:p>0.0543</text:p>
          </table:table-cell>
          <table:table-cell table:formula="of:=9.8*[.$H$3]*COS([.F45])" office:value-type="float" office:value="2739.95752232119" calcext:value-type="float">
            <text:p>2,739.96</text:p>
          </table:table-cell>
          <table:table-cell table:formula="of:=9.8*[.$H$3]*SIN([.F45])" office:value-type="float" office:value="148.891826086957" calcext:value-type="float">
            <text:p>148.89</text:p>
          </table:table-cell>
          <table:table-cell table:formula="of:=2*[.$G45]/([.$H$5]*[.$H$4]*[.$D45]*[.$D45])" office:value-type="float" office:value="0.323728737619603" calcext:value-type="float">
            <text:p>0.323729</text:p>
          </table:table-cell>
          <table:table-cell table:formula="of:=2*[.$H45]/([.$H$5]*[.$H$4]*[.$D45]*[.$D45])" office:value-type="float" office:value="0.0175917190351821" calcext:value-type="float">
            <text:p>0.017592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59" calcext:value-type="float">
            <text:p>359</text:p>
          </table:table-cell>
          <table:table-cell office:value-type="float" office:value="247" calcext:value-type="float">
            <text:p>247</text:p>
          </table:table-cell>
          <table:table-cell table:formula="of:=([.$B$4]+([.B46]-[.$B$3])*[.$C$5])/3.6" office:value-type="float" office:value="31.9545088566828" calcext:value-type="float">
            <text:p>31.955</text:p>
          </table:table-cell>
          <table:table-cell table:formula="of:=[.$D$4]+([.C46]-[.$D$3])*[.$E$5]" office:value-type="float" office:value="1.78985507246377" calcext:value-type="float">
            <text:p>1.7899</text:p>
          </table:table-cell>
          <table:table-cell table:formula="of:=ASIN([.E46]/[.D46])" office:value-type="float" office:value="0.0560419289460609" calcext:value-type="float">
            <text:p>0.0560</text:p>
          </table:table-cell>
          <table:table-cell table:formula="of:=9.8*[.$H$3]*COS([.F46])" office:value-type="float" office:value="2739.69209028236" calcext:value-type="float">
            <text:p>2,739.69</text:p>
          </table:table-cell>
          <table:table-cell table:formula="of:=9.8*[.$H$3]*SIN([.F46])" office:value-type="float" office:value="153.69857007874" calcext:value-type="float">
            <text:p>153.70</text:p>
          </table:table-cell>
          <table:table-cell table:formula="of:=2*[.$G46]/([.$H$5]*[.$H$4]*[.$D46]*[.$D46])" office:value-type="float" office:value="0.309581449545274" calcext:value-type="float">
            <text:p>0.309581</text:p>
          </table:table-cell>
          <table:table-cell table:formula="of:=2*[.$H46]/([.$H$5]*[.$H$4]*[.$D46]*[.$D46])" office:value-type="float" office:value="0.0173677276679323" calcext:value-type="float">
            <text:p>0.01736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72" calcext:value-type="float">
            <text:p>372</text:p>
          </table:table-cell>
          <table:table-cell office:value-type="float" office:value="260" calcext:value-type="float">
            <text:p>260</text:p>
          </table:table-cell>
          <table:table-cell table:formula="of:=([.$B$4]+([.B47]-[.$B$3])*[.$C$5])/3.6" office:value-type="float" office:value="32.6086956521739" calcext:value-type="float">
            <text:p>32.609</text:p>
          </table:table-cell>
          <table:table-cell table:formula="of:=[.$D$4]+([.C47]-[.$D$3])*[.$E$5]" office:value-type="float" office:value="1.88405797101449" calcext:value-type="float">
            <text:p>1.8841</text:p>
          </table:table-cell>
          <table:table-cell table:formula="of:=ASIN([.E47]/[.D47])" office:value-type="float" office:value="0.0578099724840272" calcext:value-type="float">
            <text:p>0.0578</text:p>
          </table:table-cell>
          <table:table-cell table:formula="of:=9.8*[.$H$3]*COS([.F47])" office:value-type="float" office:value="2739.4160625529" calcext:value-type="float">
            <text:p>2,739.42</text:p>
          </table:table-cell>
          <table:table-cell table:formula="of:=9.8*[.$H$3]*SIN([.F47])" office:value-type="float" office:value="158.542222222222" calcext:value-type="float">
            <text:p>158.54</text:p>
          </table:table-cell>
          <table:table-cell table:formula="of:=2*[.$G47]/([.$H$5]*[.$H$4]*[.$D47]*[.$D47])" office:value-type="float" office:value="0.297254617962039" calcext:value-type="float">
            <text:p>0.297255</text:p>
          </table:table-cell>
          <table:table-cell table:formula="of:=2*[.$H47]/([.$H$5]*[.$H$4]*[.$D47]*[.$D47])" office:value-type="float" office:value="0.0172034501592287" calcext:value-type="float">
            <text:p>0.01720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86" calcext:value-type="float">
            <text:p>386</text:p>
          </table:table-cell>
          <table:table-cell office:value-type="float" office:value="276" calcext:value-type="float">
            <text:p>276</text:p>
          </table:table-cell>
          <table:table-cell table:formula="of:=([.$B$4]+([.B48]-[.$B$3])*[.$C$5])/3.6" office:value-type="float" office:value="33.3132045088567" calcext:value-type="float">
            <text:p>33.313</text:p>
          </table:table-cell>
          <table:table-cell table:formula="of:=[.$D$4]+([.C48]-[.$D$3])*[.$E$5]" office:value-type="float" office:value="2" calcext:value-type="float">
            <text:p>2.0000</text:p>
          </table:table-cell>
          <table:table-cell table:formula="of:=ASIN([.E48]/[.D48])" office:value-type="float" office:value="0.0600723776948867" calcext:value-type="float">
            <text:p>0.0601</text:p>
          </table:table-cell>
          <table:table-cell table:formula="of:=9.8*[.$H$3]*COS([.F48])" office:value-type="float" office:value="2739.05036529267" calcext:value-type="float">
            <text:p>2,739.05</text:p>
          </table:table-cell>
          <table:table-cell table:formula="of:=9.8*[.$H$3]*SIN([.F48])" office:value-type="float" office:value="164.739480362538" calcext:value-type="float">
            <text:p>164.74</text:p>
          </table:table-cell>
          <table:table-cell table:formula="of:=2*[.$G48]/([.$H$5]*[.$H$4]*[.$D48]*[.$D48])" office:value-type="float" office:value="0.284776837829017" calcext:value-type="float">
            <text:p>0.284777</text:p>
          </table:table-cell>
          <table:table-cell table:formula="of:=2*[.$H48]/([.$H$5]*[.$H$4]*[.$D48]*[.$D48])" office:value-type="float" office:value="0.0171278297316837" calcext:value-type="float">
            <text:p>0.017128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98" calcext:value-type="float">
            <text:p>398</text:p>
          </table:table-cell>
          <table:table-cell office:value-type="float" office:value="291" calcext:value-type="float">
            <text:p>291</text:p>
          </table:table-cell>
          <table:table-cell table:formula="of:=([.$B$4]+([.B49]-[.$B$3])*[.$C$5])/3.6" office:value-type="float" office:value="33.9170692431562" calcext:value-type="float">
            <text:p>33.917</text:p>
          </table:table-cell>
          <table:table-cell table:formula="of:=[.$D$4]+([.C49]-[.$D$3])*[.$E$5]" office:value-type="float" office:value="2.10869565217391" calcext:value-type="float">
            <text:p>2.1087</text:p>
          </table:table-cell>
          <table:table-cell table:formula="of:=ASIN([.E49]/[.D49])" office:value-type="float" office:value="0.0622122296963254" calcext:value-type="float">
            <text:p>0.0622</text:p>
          </table:table-cell>
          <table:table-cell table:formula="of:=9.8*[.$H$3]*COS([.F49])" office:value-type="float" office:value="2738.69157644726" calcext:value-type="float">
            <text:p>2,738.69</text:p>
          </table:table-cell>
          <table:table-cell table:formula="of:=9.8*[.$H$3]*SIN([.F49])" office:value-type="float" office:value="170.600261127596" calcext:value-type="float">
            <text:p>170.60</text:p>
          </table:table-cell>
          <table:table-cell table:formula="of:=2*[.$G49]/([.$H$5]*[.$H$4]*[.$D49]*[.$D49])" office:value-type="float" office:value="0.274690700605969" calcext:value-type="float">
            <text:p>0.274691</text:p>
          </table:table-cell>
          <table:table-cell table:formula="of:=2*[.$H49]/([.$H$5]*[.$H$4]*[.$D49]*[.$D49])" office:value-type="float" office:value="0.0171112021724959" calcext:value-type="float">
            <text:p>0.01711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11" calcext:value-type="float">
            <text:p>411</text:p>
          </table:table-cell>
          <table:table-cell office:value-type="float" office:value="306" calcext:value-type="float">
            <text:p>306</text:p>
          </table:table-cell>
          <table:table-cell table:formula="of:=([.$B$4]+([.B50]-[.$B$3])*[.$C$5])/3.6" office:value-type="float" office:value="34.5712560386473" calcext:value-type="float">
            <text:p>34.571</text:p>
          </table:table-cell>
          <table:table-cell table:formula="of:=[.$D$4]+([.C50]-[.$D$3])*[.$E$5]" office:value-type="float" office:value="2.21739130434783" calcext:value-type="float">
            <text:p>2.2174</text:p>
          </table:table-cell>
          <table:table-cell table:formula="of:=ASIN([.E50]/[.D50])" office:value-type="float" office:value="0.06418379708021" calcext:value-type="float">
            <text:p>0.0642</text:p>
          </table:table-cell>
          <table:table-cell table:formula="of:=9.8*[.$H$3]*COS([.F50])" office:value-type="float" office:value="2738.34990400255" calcext:value-type="float">
            <text:p>2,738.35</text:p>
          </table:table-cell>
          <table:table-cell table:formula="of:=9.8*[.$H$3]*SIN([.F50])" office:value-type="float" office:value="175.999441048035" calcext:value-type="float">
            <text:p>176.00</text:p>
          </table:table-cell>
          <table:table-cell table:formula="of:=2*[.$G50]/([.$H$5]*[.$H$4]*[.$D50]*[.$D50])" office:value-type="float" office:value="0.264360211770067" calcext:value-type="float">
            <text:p>0.264360</text:p>
          </table:table-cell>
          <table:table-cell table:formula="of:=2*[.$H50]/([.$H$5]*[.$H$4]*[.$D50]*[.$D50])" office:value-type="float" office:value="0.0169909803852549" calcext:value-type="float">
            <text:p>0.01699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24" calcext:value-type="float">
            <text:p>424</text:p>
          </table:table-cell>
          <table:table-cell office:value-type="float" office:value="322" calcext:value-type="float">
            <text:p>322</text:p>
          </table:table-cell>
          <table:table-cell table:formula="of:=([.$B$4]+([.B51]-[.$B$3])*[.$C$5])/3.6" office:value-type="float" office:value="35.2254428341385" calcext:value-type="float">
            <text:p>35.225</text:p>
          </table:table-cell>
          <table:table-cell table:formula="of:=[.$D$4]+([.C51]-[.$D$3])*[.$E$5]" office:value-type="float" office:value="2.33333333333333" calcext:value-type="float">
            <text:p>2.3333</text:p>
          </table:table-cell>
          <table:table-cell table:formula="of:=ASIN([.E51]/[.D51])" office:value-type="float" office:value="0.0662885365187879" calcext:value-type="float">
            <text:p>0.0663</text:p>
          </table:table-cell>
          <table:table-cell table:formula="of:=9.8*[.$H$3]*COS([.F51])" office:value-type="float" office:value="2737.97340596695" calcext:value-type="float">
            <text:p>2,737.97</text:p>
          </table:table-cell>
          <table:table-cell table:formula="of:=9.8*[.$H$3]*SIN([.F51])" office:value-type="float" office:value="181.76256" calcext:value-type="float">
            <text:p>181.76</text:p>
          </table:table-cell>
          <table:table-cell table:formula="of:=2*[.$G51]/([.$H$5]*[.$H$4]*[.$D51]*[.$D51])" office:value-type="float" office:value="0.254597285878708" calcext:value-type="float">
            <text:p>0.254597</text:p>
          </table:table-cell>
          <table:table-cell table:formula="of:=2*[.$H51]/([.$H$5]*[.$H$4]*[.$D51]*[.$D51])" office:value-type="float" office:value="0.0169016449719762" calcext:value-type="float">
            <text:p>0.01690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37" calcext:value-type="float">
            <text:p>437</text:p>
          </table:table-cell>
          <table:table-cell office:value-type="float" office:value="339" calcext:value-type="float">
            <text:p>339</text:p>
          </table:table-cell>
          <table:table-cell table:formula="of:=([.$B$4]+([.B52]-[.$B$3])*[.$C$5])/3.6" office:value-type="float" office:value="35.8796296296296" calcext:value-type="float">
            <text:p>35.880</text:p>
          </table:table-cell>
          <table:table-cell table:formula="of:=[.$D$4]+([.C52]-[.$D$3])*[.$E$5]" office:value-type="float" office:value="2.45652173913043" calcext:value-type="float">
            <text:p>2.4565</text:p>
          </table:table-cell>
          <table:table-cell table:formula="of:=ASIN([.E52]/[.D52])" office:value-type="float" office:value="0.06851924057189" calcext:value-type="float">
            <text:p>0.0685</text:p>
          </table:table-cell>
          <table:table-cell table:formula="of:=9.8*[.$H$3]*COS([.F52])" office:value-type="float" office:value="2737.56113569336" calcext:value-type="float">
            <text:p>2,737.56</text:p>
          </table:table-cell>
          <table:table-cell table:formula="of:=9.8*[.$H$3]*SIN([.F52])" office:value-type="float" office:value="187.869711079944" calcext:value-type="float">
            <text:p>187.87</text:p>
          </table:table-cell>
          <table:table-cell table:formula="of:=2*[.$G52]/([.$H$5]*[.$H$4]*[.$D52]*[.$D52])" office:value-type="float" office:value="0.24536091982507" calcext:value-type="float">
            <text:p>0.245361</text:p>
          </table:table-cell>
          <table:table-cell table:formula="of:=2*[.$H52]/([.$H$5]*[.$H$4]*[.$D52]*[.$D52])" office:value-type="float" office:value="0.0168383034507721" calcext:value-type="float">
            <text:p>0.01683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49" calcext:value-type="float">
            <text:p>449</text:p>
          </table:table-cell>
          <table:table-cell office:value-type="float" office:value="355" calcext:value-type="float">
            <text:p>355</text:p>
          </table:table-cell>
          <table:table-cell table:formula="of:=([.$B$4]+([.B53]-[.$B$3])*[.$C$5])/3.6" office:value-type="float" office:value="36.4834943639291" calcext:value-type="float">
            <text:p>36.483</text:p>
          </table:table-cell>
          <table:table-cell table:formula="of:=[.$D$4]+([.C53]-[.$D$3])*[.$E$5]" office:value-type="float" office:value="2.57246376811594" calcext:value-type="float">
            <text:p>2.5725</text:p>
          </table:table-cell>
          <table:table-cell table:formula="of:=ASIN([.E53]/[.D53])" office:value-type="float" office:value="0.0705689020802023" calcext:value-type="float">
            <text:p>0.0706</text:p>
          </table:table-cell>
          <table:table-cell table:formula="of:=9.8*[.$H$3]*COS([.F53])" office:value-type="float" office:value="2737.17031624874" calcext:value-type="float">
            <text:p>2,737.17</text:p>
          </table:table-cell>
          <table:table-cell table:formula="of:=9.8*[.$H$3]*SIN([.F53])" office:value-type="float" office:value="193.480386206897" calcext:value-type="float">
            <text:p>193.48</text:p>
          </table:table-cell>
          <table:table-cell table:formula="of:=2*[.$G53]/([.$H$5]*[.$H$4]*[.$D53]*[.$D53])" office:value-type="float" office:value="0.237271968044446" calcext:value-type="float">
            <text:p>0.237272</text:p>
          </table:table-cell>
          <table:table-cell table:formula="of:=2*[.$H53]/([.$H$5]*[.$H$4]*[.$D53]*[.$D53])" office:value-type="float" office:value="0.0167718726674727" calcext:value-type="float">
            <text:p>0.016772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60" calcext:value-type="float">
            <text:p>460</text:p>
          </table:table-cell>
          <table:table-cell office:value-type="float" office:value="371" calcext:value-type="float">
            <text:p>371</text:p>
          </table:table-cell>
          <table:table-cell table:formula="of:=([.$B$4]+([.B54]-[.$B$3])*[.$C$5])/3.6" office:value-type="float" office:value="37.037037037037" calcext:value-type="float">
            <text:p>37.037</text:p>
          </table:table-cell>
          <table:table-cell table:formula="of:=[.$D$4]+([.C54]-[.$D$3])*[.$E$5]" office:value-type="float" office:value="2.68840579710145" calcext:value-type="float">
            <text:p>2.6884</text:p>
          </table:table-cell>
          <table:table-cell table:formula="of:=ASIN([.E54]/[.D54])" office:value-type="float" office:value="0.0726508499563055" calcext:value-type="float">
            <text:p>0.0727</text:p>
          </table:table-cell>
          <table:table-cell table:formula="of:=9.8*[.$H$3]*COS([.F54])" office:value-type="float" office:value="2736.76156832086" calcext:value-type="float">
            <text:p>2,736.76</text:p>
          </table:table-cell>
          <table:table-cell table:formula="of:=9.8*[.$H$3]*SIN([.F54])" office:value-type="float" office:value="199.178608695652" calcext:value-type="float">
            <text:p>199.18</text:p>
          </table:table-cell>
          <table:table-cell table:formula="of:=2*[.$G54]/([.$H$5]*[.$H$4]*[.$D54]*[.$D54])" office:value-type="float" office:value="0.230198218308895" calcext:value-type="float">
            <text:p>0.230198</text:p>
          </table:table-cell>
          <table:table-cell table:formula="of:=2*[.$H54]/([.$H$5]*[.$H$4]*[.$D54]*[.$D54])" office:value-type="float" office:value="0.0167535825472423" calcext:value-type="float">
            <text:p>0.016754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70" calcext:value-type="float">
            <text:p>470</text:p>
          </table:table-cell>
          <table:table-cell office:value-type="float" office:value="386" calcext:value-type="float">
            <text:p>386</text:p>
          </table:table-cell>
          <table:table-cell table:formula="of:=([.$B$4]+([.B55]-[.$B$3])*[.$C$5])/3.6" office:value-type="float" office:value="37.5402576489533" calcext:value-type="float">
            <text:p>37.540</text:p>
          </table:table-cell>
          <table:table-cell table:formula="of:=[.$D$4]+([.C55]-[.$D$3])*[.$E$5]" office:value-type="float" office:value="2.79710144927536" calcext:value-type="float">
            <text:p>2.7971</text:p>
          </table:table-cell>
          <table:table-cell table:formula="of:=ASIN([.E55]/[.D55])" office:value-type="float" office:value="0.0745784978297198" calcext:value-type="float">
            <text:p>0.0746</text:p>
          </table:table-cell>
          <table:table-cell table:formula="of:=9.8*[.$H$3]*COS([.F55])" office:value-type="float" office:value="2736.3725376734" calcext:value-type="float">
            <text:p>2,736.37</text:p>
          </table:table-cell>
          <table:table-cell table:formula="of:=9.8*[.$H$3]*SIN([.F55])" office:value-type="float" office:value="204.453747989276" calcext:value-type="float">
            <text:p>204.45</text:p>
          </table:table-cell>
          <table:table-cell table:formula="of:=2*[.$G55]/([.$H$5]*[.$H$4]*[.$D55]*[.$D55])" office:value-type="float" office:value="0.224036197202581" calcext:value-type="float">
            <text:p>0.224036</text:p>
          </table:table-cell>
          <table:table-cell table:formula="of:=2*[.$H55]/([.$H$5]*[.$H$4]*[.$D55]*[.$D55])" office:value-type="float" office:value="0.0167393290104709" calcext:value-type="float">
            <text:p>0.016739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84" calcext:value-type="float">
            <text:p>484</text:p>
          </table:table-cell>
          <table:table-cell office:value-type="float" office:value="408" calcext:value-type="float">
            <text:p>408</text:p>
          </table:table-cell>
          <table:table-cell table:formula="of:=([.$B$4]+([.B56]-[.$B$3])*[.$C$5])/3.6" office:value-type="float" office:value="38.2447665056361" calcext:value-type="float">
            <text:p>38.245</text:p>
          </table:table-cell>
          <table:table-cell table:formula="of:=[.$D$4]+([.C56]-[.$D$3])*[.$E$5]" office:value-type="float" office:value="2.95652173913043" calcext:value-type="float">
            <text:p>2.9565</text:p>
          </table:table-cell>
          <table:table-cell table:formula="of:=ASIN([.E56]/[.D56])" office:value-type="float" office:value="0.0773824683407708" calcext:value-type="float">
            <text:p>0.0774</text:p>
          </table:table-cell>
          <table:table-cell table:formula="of:=9.8*[.$H$3]*COS([.F56])" office:value-type="float" office:value="2735.78849912807" calcext:value-type="float">
            <text:p>2,735.79</text:p>
          </table:table-cell>
          <table:table-cell table:formula="of:=9.8*[.$H$3]*SIN([.F56])" office:value-type="float" office:value="212.125642105263" calcext:value-type="float">
            <text:p>212.13</text:p>
          </table:table-cell>
          <table:table-cell table:formula="of:=2*[.$G56]/([.$H$5]*[.$H$4]*[.$D56]*[.$D56])" office:value-type="float" office:value="0.215812183630214" calcext:value-type="float">
            <text:p>0.215812</text:p>
          </table:table-cell>
          <table:table-cell table:formula="of:=2*[.$H56]/([.$H$5]*[.$H$4]*[.$D56]*[.$D56])" office:value-type="float" office:value="0.016733493119548" calcext:value-type="float">
            <text:p>0.016733</text:p>
          </table:table-cell>
        </table:table-row>
      </table:table>
      <table:table table:name="ASK-21" table:style-name="ta1">
        <table:shapes>
          <draw:frame draw:z-index="0" draw:style-name="gr1" draw:text-style-name="P1" svg:width="6.2988in" svg:height="3.5429in" svg:x="9.078in" svg:y="1.2831in">
            <draw:object draw:notify-on-update-of-ranges="'ASK-21'.I9:'ASK-21'.I45 'ASK-21'.J9:'ASK-21'.J4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1" table:number-columns-repeated="2" table:default-cell-style-name="ce10"/>
        <table:table-column table:style-name="co1" table:default-cell-style-name="ce3"/>
        <table:table-column table:style-name="co1" table:number-columns-repeated="2" table:default-cell-style-name="ce2"/>
        <table:table-column table:style-name="co1" table:number-columns-repeated="2" table:default-cell-style-name="ce4"/>
        <table:table-column table:style-name="co1" table:number-columns-repeated="2" table:default-cell-style-name="ce21"/>
        <table:table-row table:style-name="ro1">
          <table:table-cell/>
          <table:table-cell table:style-name="ce5" office:value-type="string" calcext:value-type="string" table:number-columns-spanned="4" table:number-rows-spanned="1">
            <text:p>Scale setup (pixels)</text:p>
          </table:table-cell>
          <table:covered-table-cell table:number-columns-repeated="3" table:style-name="ce11"/>
          <table:table-cell table:style-name="Default" table:number-columns-repeated="5"/>
        </table:table-row>
        <table:table-row table:style-name="ro1">
          <table:table-cell/>
          <table:table-cell table:style-name="ce6" office:value-type="string" calcext:value-type="string">
            <text:p>X0</text:p>
          </table:table-cell>
          <table:table-cell table:style-name="ce6" office:value-type="string" calcext:value-type="string">
            <text:p>X1</text:p>
          </table:table-cell>
          <table:table-cell table:style-name="ce6" office:value-type="string" calcext:value-type="string">
            <text:p>Y0</text:p>
          </table:table-cell>
          <table:table-cell table:style-name="ce6" office:value-type="string" calcext:value-type="string">
            <text:p>Y1</text:p>
          </table:table-cell>
          <table:table-cell table:style-name="Default" table:number-columns-repeated="5"/>
        </table:table-row>
        <table:table-row table:style-name="ro1">
          <table:table-cell/>
          <table:table-cell table:style-name="ce6" office:value-type="float" office:value="0" calcext:value-type="float">
            <text:p>0</text:p>
          </table:table-cell>
          <table:table-cell table:style-name="ce6" office:value-type="float" office:value="202" calcext:value-type="float">
            <text:p>202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02" calcext:value-type="float">
            <text:p>202</text:p>
          </table:table-cell>
          <table:table-cell table:style-name="Default"/>
          <table:table-cell table:style-name="ce11" office:value-type="string" calcext:value-type="string">
            <text:p>m</text:p>
          </table:table-cell>
          <table:table-cell table:style-name="ce8" table:formula="of:=31*[.H4]" office:value-type="float" office:value="556.45" calcext:value-type="float">
            <text:p>556.45</text:p>
          </table:table-cell>
          <table:table-cell table:style-name="Default" office:value-type="string" calcext:value-type="string">
            <text:p>Kg</text:p>
          </table:table-cell>
          <table:table-cell table:style-name="Default"/>
        </table:table-row>
        <table:table-row table:style-name="ro1">
          <table:table-cell/>
          <table:table-cell table:style-name="ce22" office:value-type="float" office:value="50" calcext:value-type="float">
            <text:p>50</text:p>
          </table:table-cell>
          <table:table-cell table:style-name="ce22" office:value-type="float" office:value="75" calcext:value-type="float">
            <text:p>75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Default"/>
          <table:table-cell table:style-name="ce11" office:value-type="string" calcext:value-type="string">
            <text:p>A</text:p>
          </table:table-cell>
          <table:table-cell table:style-name="ce8" office:value-type="float" office:value="17.95" calcext:value-type="float">
            <text:p>17.95</text:p>
          </table:table-cell>
          <table:table-cell table:style-name="Default" office:value-type="string" calcext:value-type="string">
            <text:p>m2</text:p>
          </table:table-cell>
          <table:table-cell table:style-name="Default"/>
        </table:table-row>
        <table:table-row table:style-name="ro1">
          <table:table-cell/>
          <table:table-cell table:style-name="ce8" office:value-type="string" calcext:value-type="string">
            <text:p>Scale X =</text:p>
          </table:table-cell>
          <table:table-cell table:style-name="ce12" table:formula="of:=([.C4]-[.B4])/([.C3]-[.B3])" office:value-type="float" office:value="0.123762376237624" calcext:value-type="float">
            <text:p>0.1238</text:p>
          </table:table-cell>
          <table:table-cell table:style-name="ce8" office:value-type="string" calcext:value-type="string">
            <text:p>Scale Y =</text:p>
          </table:table-cell>
          <table:table-cell table:style-name="ce12" table:formula="of:=([.E4]-[.D4])/([.E3]-[.D3])" office:value-type="float" office:value="0.00495049504950495" calcext:value-type="float">
            <text:p>0.0050</text:p>
          </table:table-cell>
          <table:table-cell table:style-name="Default"/>
          <table:table-cell table:style-name="ce17" office:value-type="string" calcext:value-type="string">
            <text:p>ρ</text:p>
          </table:table-cell>
          <table:table-cell table:style-name="ce8" office:value-type="float" office:value="1.225" calcext:value-type="float">
            <text:p>1.225</text:p>
          </table:table-cell>
          <table:table-cell table:style-name="Default" office:value-type="string" calcext:value-type="string">
            <text:p>kg/m3</text:p>
          </table:table-cell>
          <table:table-cell table:style-name="Default"/>
        </table:table-row>
        <table:table-row table:style-name="ro1">
          <table:table-cell/>
          <table:table-cell table:style-name="Default" table:number-columns-repeated="9"/>
        </table:table-row>
        <table:table-row table:style-name="ro1">
          <table:table-cell/>
          <table:table-cell table:style-name="ce9" office:value-type="string" calcext:value-type="string" table:number-columns-spanned="2" table:number-rows-spanned="1">
            <text:p>From plot (pixels)</text:p>
          </table:table-cell>
          <table:covered-table-cell table:style-name="ce13"/>
          <table:table-cell table:style-name="Default" table:number-columns-repeated="5"/>
          <table:table-cell table:style-name="ce19" office:value-type="string" calcext:value-type="string" table:number-columns-spanned="2" table:number-rows-spanned="1">
            <text:p>G-NAV table</text:p>
          </table:table-cell>
          <table:covered-table-cell table:style-name="ce11"/>
        </table:table-row>
        <table:table-row table:style-name="ro1">
          <table:table-cell/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Y</text:p>
          </table:table-cell>
          <table:table-cell table:style-name="ce11" office:value-type="string" calcext:value-type="string">
            <text:p>V</text:p>
          </table:table-cell>
          <table:table-cell table:style-name="ce11" office:value-type="string" calcext:value-type="string">
            <text:p>W</text:p>
          </table:table-cell>
          <table:table-cell table:style-name="ce11" office:value-type="string" calcext:value-type="string">
            <text:p>G</text:p>
          </table:table-cell>
          <table:table-cell table:style-name="ce11" office:value-type="string" calcext:value-type="string">
            <text:p>L</text:p>
          </table:table-cell>
          <table:table-cell table:style-name="ce11" office:value-type="string" calcext:value-type="string">
            <text:p>D</text:p>
          </table:table-cell>
          <table:table-cell table:style-name="ce24" office:value-type="string" calcext:value-type="string">
            <text:p>CL</text:p>
          </table:table-cell>
          <table:table-cell table:style-name="ce24" office:value-type="string" calcext:value-type="string">
            <text:p>C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5" calcext:value-type="float">
            <text:p>145</text:p>
          </table:table-cell>
          <table:table-cell office:value-type="float" office:value="184" calcext:value-type="float">
            <text:p>184</text:p>
          </table:table-cell>
          <table:table-cell table:formula="of:=([.$B$4]+([.B9]-[.$B$3])*[.$C$5])/3.6" office:value-type="float" office:value="18.8737623762376" calcext:value-type="float">
            <text:p>18.874</text:p>
          </table:table-cell>
          <table:table-cell table:formula="of:=[.$D$4]+([.C9]-[.$D$3])*[.$E$5]" office:value-type="float" office:value="0.910891089108911" calcext:value-type="float">
            <text:p>0.9109</text:p>
          </table:table-cell>
          <table:table-cell table:formula="of:=ASIN([.E9]/[.D9])" office:value-type="float" office:value="0.0482810505655236" calcext:value-type="float">
            <text:p>0.0483</text:p>
          </table:table-cell>
          <table:table-cell table:formula="of:=9.8*[.$H$3]*COS([.F9])" office:value-type="float" office:value="5446.85535514018" calcext:value-type="float">
            <text:p>5,446.86</text:p>
          </table:table-cell>
          <table:table-cell table:formula="of:=9.8*[.$H$3]*SIN([.F9])" office:value-type="float" office:value="263.184430163934" calcext:value-type="float">
            <text:p>263.18</text:p>
          </table:table-cell>
          <table:table-cell table:formula="of:=2*[.$G9]/([.$H$5]*[.$H$4]*[.$D9]*[.$D9])" office:value-type="float" office:value="1.3907796604232" calcext:value-type="float">
            <text:p>1.390780</text:p>
          </table:table-cell>
          <table:table-cell table:formula="of:=2*[.$H9]/([.$H$5]*[.$H$4]*[.$D9]*[.$D9])" office:value-type="float" office:value="0.0672005273770756" calcext:value-type="float">
            <text:p>0.067201</text:p>
          </table:table-cell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float" office:value="178" calcext:value-type="float">
            <text:p>178</text:p>
          </table:table-cell>
          <table:table-cell table:formula="of:=([.$B$4]+([.B10]-[.$B$3])*[.$C$5])/3.6" office:value-type="float" office:value="19.0456545654565" calcext:value-type="float">
            <text:p>19.046</text:p>
          </table:table-cell>
          <table:table-cell table:formula="of:=[.$D$4]+([.C10]-[.$D$3])*[.$E$5]" office:value-type="float" office:value="0.881188118811881" calcext:value-type="float">
            <text:p>0.8812</text:p>
          </table:table-cell>
          <table:table-cell table:formula="of:=ASIN([.E10]/[.D10])" office:value-type="float" office:value="0.0462836708896574" calcext:value-type="float">
            <text:p>0.0463</text:p>
          </table:table-cell>
          <table:table-cell table:formula="of:=9.8*[.$H$3]*COS([.F10])" office:value-type="float" office:value="5447.37016884172" calcext:value-type="float">
            <text:p>5,447.37</text:p>
          </table:table-cell>
          <table:table-cell table:formula="of:=9.8*[.$H$3]*SIN([.F10])" office:value-type="float" office:value="252.304474223827" calcext:value-type="float">
            <text:p>252.30</text:p>
          </table:table-cell>
          <table:table-cell table:formula="of:=2*[.$G10]/([.$H$5]*[.$H$4]*[.$D10]*[.$D10])" office:value-type="float" office:value="1.365917709649" calcext:value-type="float">
            <text:p>1.365918</text:p>
          </table:table-cell>
          <table:table-cell table:formula="of:=2*[.$H10]/([.$H$5]*[.$H$4]*[.$D10]*[.$D10])" office:value-type="float" office:value="0.0632648670613997" calcext:value-type="float">
            <text:p>0.06326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5" calcext:value-type="float">
            <text:p>155</text:p>
          </table:table-cell>
          <table:table-cell office:value-type="float" office:value="172" calcext:value-type="float">
            <text:p>172</text:p>
          </table:table-cell>
          <table:table-cell table:formula="of:=([.$B$4]+([.B11]-[.$B$3])*[.$C$5])/3.6" office:value-type="float" office:value="19.2175467546755" calcext:value-type="float">
            <text:p>19.218</text:p>
          </table:table-cell>
          <table:table-cell table:formula="of:=[.$D$4]+([.C11]-[.$D$3])*[.$E$5]" office:value-type="float" office:value="0.851485148514851" calcext:value-type="float">
            <text:p>0.8515</text:p>
          </table:table-cell>
          <table:table-cell table:formula="of:=ASIN([.E11]/[.D11])" office:value-type="float" office:value="0.0443222023971413" calcext:value-type="float">
            <text:p>0.0443</text:p>
          </table:table-cell>
          <table:table-cell table:formula="of:=9.8*[.$H$3]*COS([.F11])" office:value-type="float" office:value="5447.85457681109" calcext:value-type="float">
            <text:p>5,447.85</text:p>
          </table:table-cell>
          <table:table-cell table:formula="of:=9.8*[.$H$3]*SIN([.F11])" office:value-type="float" office:value="241.619150769231" calcext:value-type="float">
            <text:p>241.62</text:p>
          </table:table-cell>
          <table:table-cell table:formula="of:=2*[.$G11]/([.$H$5]*[.$H$4]*[.$D11]*[.$D11])" office:value-type="float" office:value="1.34171126927838" calcext:value-type="float">
            <text:p>1.341711</text:p>
          </table:table-cell>
          <table:table-cell table:formula="of:=2*[.$H11]/([.$H$5]*[.$H$4]*[.$D11]*[.$D11])" office:value-type="float" office:value="0.059506569584372" calcext:value-type="float">
            <text:p>0.05950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62" calcext:value-type="float">
            <text:p>162</text:p>
          </table:table-cell>
          <table:table-cell office:value-type="float" office:value="167" calcext:value-type="float">
            <text:p>167</text:p>
          </table:table-cell>
          <table:table-cell table:formula="of:=([.$B$4]+([.B12]-[.$B$3])*[.$C$5])/3.6" office:value-type="float" office:value="19.458195819582" calcext:value-type="float">
            <text:p>19.458</text:p>
          </table:table-cell>
          <table:table-cell table:formula="of:=[.$D$4]+([.C12]-[.$D$3])*[.$E$5]" office:value-type="float" office:value="0.826732673267327" calcext:value-type="float">
            <text:p>0.8267</text:p>
          </table:table-cell>
          <table:table-cell table:formula="of:=ASIN([.E12]/[.D12])" office:value-type="float" office:value="0.0425004260089196" calcext:value-type="float">
            <text:p>0.0425</text:p>
          </table:table-cell>
          <table:table-cell table:formula="of:=9.8*[.$H$3]*COS([.F12])" office:value-type="float" office:value="5448.28571227552" calcext:value-type="float">
            <text:p>5,448.29</text:p>
          </table:table-cell>
          <table:table-cell table:formula="of:=9.8*[.$H$3]*SIN([.F12])" office:value-type="float" office:value="231.693982473498" calcext:value-type="float">
            <text:p>231.69</text:p>
          </table:table-cell>
          <table:table-cell table:formula="of:=2*[.$G12]/([.$H$5]*[.$H$4]*[.$D12]*[.$D12])" office:value-type="float" office:value="1.30883285694211" calcext:value-type="float">
            <text:p>1.308833</text:p>
          </table:table-cell>
          <table:table-cell table:formula="of:=2*[.$H12]/([.$H$5]*[.$H$4]*[.$D12]*[.$D12])" office:value-type="float" office:value="0.0556594703419894" calcext:value-type="float">
            <text:p>0.05565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70" calcext:value-type="float">
            <text:p>170</text:p>
          </table:table-cell>
          <table:table-cell office:value-type="float" office:value="164" calcext:value-type="float">
            <text:p>164</text:p>
          </table:table-cell>
          <table:table-cell table:formula="of:=([.$B$4]+([.B13]-[.$B$3])*[.$C$5])/3.6" office:value-type="float" office:value="19.7332233223322" calcext:value-type="float">
            <text:p>19.733</text:p>
          </table:table-cell>
          <table:table-cell table:formula="of:=[.$D$4]+([.C13]-[.$D$3])*[.$E$5]" office:value-type="float" office:value="0.811881188118812" calcext:value-type="float">
            <text:p>0.8119</text:p>
          </table:table-cell>
          <table:table-cell table:formula="of:=ASIN([.E13]/[.D13])" office:value-type="float" office:value="0.041154473317045" calcext:value-type="float">
            <text:p>0.0412</text:p>
          </table:table-cell>
          <table:table-cell table:formula="of:=9.8*[.$H$3]*COS([.F13])" office:value-type="float" office:value="5448.59262629523" calcext:value-type="float">
            <text:p>5,448.59</text:p>
          </table:table-cell>
          <table:table-cell table:formula="of:=9.8*[.$H$3]*SIN([.F13])" office:value-type="float" office:value="224.36064" calcext:value-type="float">
            <text:p>224.36</text:p>
          </table:table-cell>
          <table:table-cell table:formula="of:=2*[.$G13]/([.$H$5]*[.$H$4]*[.$D13]*[.$D13])" office:value-type="float" office:value="1.27267563765747" calcext:value-type="float">
            <text:p>1.272676</text:p>
          </table:table-cell>
          <table:table-cell table:formula="of:=2*[.$H13]/([.$H$5]*[.$H$4]*[.$D13]*[.$D13])" office:value-type="float" office:value="0.0524058853655554" calcext:value-type="float">
            <text:p>0.052406</text:p>
          </table:table-cell>
        </table:table-row>
        <table:table-row table:style-name="ro1">
          <table:table-cell/>
          <table:table-cell office:value-type="float" office:value="182" calcext:value-type="float">
            <text:p>182</text:p>
          </table:table-cell>
          <table:table-cell office:value-type="float" office:value="161" calcext:value-type="float">
            <text:p>161</text:p>
          </table:table-cell>
          <table:table-cell table:formula="of:=([.$B$4]+([.B14]-[.$B$3])*[.$C$5])/3.6" office:value-type="float" office:value="20.1457645764576" calcext:value-type="float">
            <text:p>20.146</text:p>
          </table:table-cell>
          <table:table-cell table:formula="of:=[.$D$4]+([.C14]-[.$D$3])*[.$E$5]" office:value-type="float" office:value="0.797029702970297" calcext:value-type="float">
            <text:p>0.7970</text:p>
          </table:table-cell>
          <table:table-cell table:formula="of:=ASIN([.E14]/[.D14])" office:value-type="float" office:value="0.0395734681898473" calcext:value-type="float">
            <text:p>0.0396</text:p>
          </table:table-cell>
          <table:table-cell table:formula="of:=9.8*[.$H$3]*COS([.F14])" office:value-type="float" office:value="5448.94053188208" calcext:value-type="float">
            <text:p>5,448.94</text:p>
          </table:table-cell>
          <table:table-cell table:formula="of:=9.8*[.$H$3]*SIN([.F14])" office:value-type="float" office:value="215.746110307167" calcext:value-type="float">
            <text:p>215.75</text:p>
          </table:table-cell>
          <table:table-cell table:formula="of:=2*[.$G14]/([.$H$5]*[.$H$4]*[.$D14]*[.$D14])" office:value-type="float" office:value="1.22116405759203" calcext:value-type="float">
            <text:p>1.221164</text:p>
          </table:table-cell>
          <table:table-cell table:formula="of:=2*[.$H14]/([.$H$5]*[.$H$4]*[.$D14]*[.$D14])" office:value-type="float" office:value="0.0483509397709278" calcext:value-type="float">
            <text:p>0.04835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97" calcext:value-type="float">
            <text:p>197</text:p>
          </table:table-cell>
          <table:table-cell office:value-type="float" office:value="158" calcext:value-type="float">
            <text:p>158</text:p>
          </table:table-cell>
          <table:table-cell table:formula="of:=([.$B$4]+([.B15]-[.$B$3])*[.$C$5])/3.6" office:value-type="float" office:value="20.6614411441144" calcext:value-type="float">
            <text:p>20.661</text:p>
          </table:table-cell>
          <table:table-cell table:formula="of:=[.$D$4]+([.C15]-[.$D$3])*[.$E$5]" office:value-type="float" office:value="0.782178217821782" calcext:value-type="float">
            <text:p>0.7822</text:p>
          </table:table-cell>
          <table:table-cell table:formula="of:=ASIN([.E15]/[.D15])" office:value-type="float" office:value="0.0378659534020526" calcext:value-type="float">
            <text:p>0.0379</text:p>
          </table:table-cell>
          <table:table-cell table:formula="of:=9.8*[.$H$3]*COS([.F15])" office:value-type="float" office:value="5449.30097789485" calcext:value-type="float">
            <text:p>5,449.30</text:p>
          </table:table-cell>
          <table:table-cell table:formula="of:=9.8*[.$H$3]*SIN([.F15])" office:value-type="float" office:value="206.441653777038" calcext:value-type="float">
            <text:p>206.44</text:p>
          </table:table-cell>
          <table:table-cell table:formula="of:=2*[.$G15]/([.$H$5]*[.$H$4]*[.$D15]*[.$D15])" office:value-type="float" office:value="1.16104493659368" calcext:value-type="float">
            <text:p>1.161045</text:p>
          </table:table-cell>
          <table:table-cell table:formula="of:=2*[.$H15]/([.$H$5]*[.$H$4]*[.$D15]*[.$D15])" office:value-type="float" office:value="0.0439850978670757" calcext:value-type="float">
            <text:p>0.04398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13" calcext:value-type="float">
            <text:p>213</text:p>
          </table:table-cell>
          <table:table-cell office:value-type="float" office:value="156" calcext:value-type="float">
            <text:p>156</text:p>
          </table:table-cell>
          <table:table-cell table:formula="of:=([.$B$4]+([.B16]-[.$B$3])*[.$C$5])/3.6" office:value-type="float" office:value="21.211496149615" calcext:value-type="float">
            <text:p>21.211</text:p>
          </table:table-cell>
          <table:table-cell table:formula="of:=[.$D$4]+([.C16]-[.$D$3])*[.$E$5]" office:value-type="float" office:value="0.772277227722772" calcext:value-type="float">
            <text:p>0.7723</text:p>
          </table:table-cell>
          <table:table-cell table:formula="of:=ASIN([.E16]/[.D16])" office:value-type="float" office:value="0.0364164763539896" calcext:value-type="float">
            <text:p>0.0364</text:p>
          </table:table-cell>
          <table:table-cell table:formula="of:=9.8*[.$H$3]*COS([.F16])" office:value-type="float" office:value="5449.59448578369" calcext:value-type="float">
            <text:p>5,449.59</text:p>
          </table:table-cell>
          <table:table-cell table:formula="of:=9.8*[.$H$3]*SIN([.F16])" office:value-type="float" office:value="198.542802982172" calcext:value-type="float">
            <text:p>198.54</text:p>
          </table:table-cell>
          <table:table-cell table:formula="of:=2*[.$G16]/([.$H$5]*[.$H$4]*[.$D16]*[.$D16])" office:value-type="float" office:value="1.10166876400356" calcext:value-type="float">
            <text:p>1.101669</text:p>
          </table:table-cell>
          <table:table-cell table:formula="of:=2*[.$H16]/([.$H$5]*[.$H$4]*[.$D16]*[.$D16])" office:value-type="float" office:value="0.0401366385946271" calcext:value-type="float">
            <text:p>0.04013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30" calcext:value-type="float">
            <text:p>230</text:p>
          </table:table-cell>
          <table:table-cell office:value-type="float" office:value="154" calcext:value-type="float">
            <text:p>154</text:p>
          </table:table-cell>
          <table:table-cell table:formula="of:=([.$B$4]+([.B17]-[.$B$3])*[.$C$5])/3.6" office:value-type="float" office:value="21.7959295929593" calcext:value-type="float">
            <text:p>21.796</text:p>
          </table:table-cell>
          <table:table-cell table:formula="of:=[.$D$4]+([.C17]-[.$D$3])*[.$E$5]" office:value-type="float" office:value="0.762376237623762" calcext:value-type="float">
            <text:p>0.7624</text:p>
          </table:table-cell>
          <table:table-cell table:formula="of:=ASIN([.E17]/[.D17])" office:value-type="float" office:value="0.0349850542272928" calcext:value-type="float">
            <text:p>0.0350</text:p>
          </table:table-cell>
          <table:table-cell table:formula="of:=9.8*[.$H$3]*COS([.F17])" office:value-type="float" office:value="5449.87310122296" calcext:value-type="float">
            <text:p>5,449.87</text:p>
          </table:table-cell>
          <table:table-cell table:formula="of:=9.8*[.$H$3]*SIN([.F17])" office:value-type="float" office:value="190.741932113565" calcext:value-type="float">
            <text:p>190.74</text:p>
          </table:table-cell>
          <table:table-cell table:formula="of:=2*[.$G17]/([.$H$5]*[.$H$4]*[.$D17]*[.$D17])" office:value-type="float" office:value="1.04343416183566" calcext:value-type="float">
            <text:p>1.043434</text:p>
          </table:table-cell>
          <table:table-cell table:formula="of:=2*[.$H17]/([.$H$5]*[.$H$4]*[.$D17]*[.$D17])" office:value-type="float" office:value="0.0365195013471358" calcext:value-type="float">
            <text:p>0.03652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office:value-type="float" office:value="154" calcext:value-type="float">
            <text:p>154</text:p>
          </table:table-cell>
          <table:table-cell table:formula="of:=([.$B$4]+([.B18]-[.$B$3])*[.$C$5])/3.6" office:value-type="float" office:value="22.6553905390539" calcext:value-type="float">
            <text:p>22.655</text:p>
          </table:table-cell>
          <table:table-cell table:formula="of:=[.$D$4]+([.C18]-[.$D$3])*[.$E$5]" office:value-type="float" office:value="0.762376237623762" calcext:value-type="float">
            <text:p>0.7624</text:p>
          </table:table-cell>
          <table:table-cell table:formula="of:=ASIN([.E18]/[.D18])" office:value-type="float" office:value="0.0336573405819043" calcext:value-type="float">
            <text:p>0.0337</text:p>
          </table:table-cell>
          <table:table-cell table:formula="of:=9.8*[.$H$3]*COS([.F18])" office:value-type="float" office:value="5450.12154823302" calcext:value-type="float">
            <text:p>5,450.12</text:p>
          </table:table-cell>
          <table:table-cell table:formula="of:=9.8*[.$H$3]*SIN([.F18])" office:value-type="float" office:value="183.505895235205" calcext:value-type="float">
            <text:p>183.51</text:p>
          </table:table-cell>
          <table:table-cell table:formula="of:=2*[.$G18]/([.$H$5]*[.$H$4]*[.$D18]*[.$D18])" office:value-type="float" office:value="0.965811863953749" calcext:value-type="float">
            <text:p>0.965812</text:p>
          </table:table-cell>
          <table:table-cell table:formula="of:=2*[.$H18]/([.$H$5]*[.$H$4]*[.$D18]*[.$D18])" office:value-type="float" office:value="0.0325189391016563" calcext:value-type="float">
            <text:p>0.03251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81" calcext:value-type="float">
            <text:p>281</text:p>
          </table:table-cell>
          <table:table-cell office:value-type="float" office:value="154" calcext:value-type="float">
            <text:p>154</text:p>
          </table:table-cell>
          <table:table-cell table:formula="of:=([.$B$4]+([.B19]-[.$B$3])*[.$C$5])/3.6" office:value-type="float" office:value="23.5492299229923" calcext:value-type="float">
            <text:p>23.549</text:p>
          </table:table-cell>
          <table:table-cell table:formula="of:=[.$D$4]+([.C19]-[.$D$3])*[.$E$5]" office:value-type="float" office:value="0.762376237623762" calcext:value-type="float">
            <text:p>0.7624</text:p>
          </table:table-cell>
          <table:table-cell table:formula="of:=ASIN([.E19]/[.D19])" office:value-type="float" office:value="0.0323793802191271" calcext:value-type="float">
            <text:p>0.0324</text:p>
          </table:table-cell>
          <table:table-cell table:formula="of:=9.8*[.$H$3]*COS([.F19])" office:value-type="float" office:value="5450.35161090816" calcext:value-type="float">
            <text:p>5,450.35</text:p>
          </table:table-cell>
          <table:table-cell table:formula="of:=9.8*[.$H$3]*SIN([.F19])" office:value-type="float" office:value="176.540707970803" calcext:value-type="float">
            <text:p>176.54</text:p>
          </table:table-cell>
          <table:table-cell table:formula="of:=2*[.$G19]/([.$H$5]*[.$H$4]*[.$D19]*[.$D19])" office:value-type="float" office:value="0.893923911538909" calcext:value-type="float">
            <text:p>0.893924</text:p>
          </table:table-cell>
          <table:table-cell table:formula="of:=2*[.$H19]/([.$H$5]*[.$H$4]*[.$D19]*[.$D19])" office:value-type="float" office:value="0.0289548219052996" calcext:value-type="float">
            <text:p>0.02895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05" calcext:value-type="float">
            <text:p>305</text:p>
          </table:table-cell>
          <table:table-cell office:value-type="float" office:value="155" calcext:value-type="float">
            <text:p>155</text:p>
          </table:table-cell>
          <table:table-cell table:formula="of:=([.$B$4]+([.B20]-[.$B$3])*[.$C$5])/3.6" office:value-type="float" office:value="24.3743124312431" calcext:value-type="float">
            <text:p>24.374</text:p>
          </table:table-cell>
          <table:table-cell table:formula="of:=[.$D$4]+([.C20]-[.$D$3])*[.$E$5]" office:value-type="float" office:value="0.767326732673267" calcext:value-type="float">
            <text:p>0.7673</text:p>
          </table:table-cell>
          <table:table-cell table:formula="of:=ASIN([.E20]/[.D20])" office:value-type="float" office:value="0.0314861612892319" calcext:value-type="float">
            <text:p>0.0315</text:p>
          </table:table-cell>
          <table:table-cell table:formula="of:=9.8*[.$H$3]*COS([.F20])" office:value-type="float" office:value="5450.50712613517" calcext:value-type="float">
            <text:p>5,450.51</text:p>
          </table:table-cell>
          <table:table-cell table:formula="of:=9.8*[.$H$3]*SIN([.F20])" office:value-type="float" office:value="171.672280959097" calcext:value-type="float">
            <text:p>171.67</text:p>
          </table:table-cell>
          <table:table-cell table:formula="of:=2*[.$G20]/([.$H$5]*[.$H$4]*[.$D20]*[.$D20])" office:value-type="float" office:value="0.834452496964288" calcext:value-type="float">
            <text:p>0.834452</text:p>
          </table:table-cell>
          <table:table-cell table:formula="of:=2*[.$H20]/([.$H$5]*[.$H$4]*[.$D20]*[.$D20])" office:value-type="float" office:value="0.0262823917464448" calcext:value-type="float">
            <text:p>0.02628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32" calcext:value-type="float">
            <text:p>332</text:p>
          </table:table-cell>
          <table:table-cell office:value-type="float" office:value="158" calcext:value-type="float">
            <text:p>158</text:p>
          </table:table-cell>
          <table:table-cell table:formula="of:=([.$B$4]+([.B21]-[.$B$3])*[.$C$5])/3.6" office:value-type="float" office:value="25.3025302530253" calcext:value-type="float">
            <text:p>25.303</text:p>
          </table:table-cell>
          <table:table-cell table:formula="of:=[.$D$4]+([.C21]-[.$D$3])*[.$E$5]" office:value-type="float" office:value="0.782178217821782" calcext:value-type="float">
            <text:p>0.7822</text:p>
          </table:table-cell>
          <table:table-cell table:formula="of:=ASIN([.E21]/[.D21])" office:value-type="float" office:value="0.0309179690978566" calcext:value-type="float">
            <text:p>0.0309</text:p>
          </table:table-cell>
          <table:table-cell table:formula="of:=9.8*[.$H$3]*COS([.F21])" office:value-type="float" office:value="5450.60378915216" calcext:value-type="float">
            <text:p>5,450.60</text:p>
          </table:table-cell>
          <table:table-cell table:formula="of:=9.8*[.$H$3]*SIN([.F21])" office:value-type="float" office:value="168.575317826087" calcext:value-type="float">
            <text:p>168.58</text:p>
          </table:table-cell>
          <table:table-cell table:formula="of:=2*[.$G21]/([.$H$5]*[.$H$4]*[.$D21]*[.$D21])" office:value-type="float" office:value="0.774365796825677" calcext:value-type="float">
            <text:p>0.774366</text:p>
          </table:table-cell>
          <table:table-cell table:formula="of:=2*[.$H21]/([.$H$5]*[.$H$4]*[.$D21]*[.$D21])" office:value-type="float" office:value="0.0239494495221501" calcext:value-type="float">
            <text:p>0.02394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56" calcext:value-type="float">
            <text:p>356</text:p>
          </table:table-cell>
          <table:table-cell office:value-type="float" office:value="161" calcext:value-type="float">
            <text:p>161</text:p>
          </table:table-cell>
          <table:table-cell table:formula="of:=([.$B$4]+([.B22]-[.$B$3])*[.$C$5])/3.6" office:value-type="float" office:value="26.1276127612761" calcext:value-type="float">
            <text:p>26.128</text:p>
          </table:table-cell>
          <table:table-cell table:formula="of:=[.$D$4]+([.C22]-[.$D$3])*[.$E$5]" office:value-type="float" office:value="0.797029702970297" calcext:value-type="float">
            <text:p>0.7970</text:p>
          </table:table-cell>
          <table:table-cell table:formula="of:=ASIN([.E22]/[.D22])" office:value-type="float" office:value="0.0305099963595061" calcext:value-type="float">
            <text:p>0.0305</text:p>
          </table:table-cell>
          <table:table-cell table:formula="of:=9.8*[.$H$3]*COS([.F22])" office:value-type="float" office:value="5450.67210968026" calcext:value-type="float">
            <text:p>5,450.67</text:p>
          </table:table-cell>
          <table:table-cell table:formula="of:=9.8*[.$H$3]*SIN([.F22])" office:value-type="float" office:value="166.351606105263" calcext:value-type="float">
            <text:p>166.35</text:p>
          </table:table-cell>
          <table:table-cell table:formula="of:=2*[.$G22]/([.$H$5]*[.$H$4]*[.$D22]*[.$D22])" office:value-type="float" office:value="0.726239807011253" calcext:value-type="float">
            <text:p>0.726240</text:p>
          </table:table-cell>
          <table:table-cell table:formula="of:=2*[.$H22]/([.$H$5]*[.$H$4]*[.$D22]*[.$D22])" office:value-type="float" office:value="0.0221644516277801" calcext:value-type="float">
            <text:p>0.02216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79" calcext:value-type="float">
            <text:p>379</text:p>
          </table:table-cell>
          <table:table-cell office:value-type="float" office:value="165" calcext:value-type="float">
            <text:p>165</text:p>
          </table:table-cell>
          <table:table-cell table:formula="of:=([.$B$4]+([.B23]-[.$B$3])*[.$C$5])/3.6" office:value-type="float" office:value="26.9183168316832" calcext:value-type="float">
            <text:p>26.918</text:p>
          </table:table-cell>
          <table:table-cell table:formula="of:=[.$D$4]+([.C23]-[.$D$3])*[.$E$5]" office:value-type="float" office:value="0.816831683168317" calcext:value-type="float">
            <text:p>0.8168</text:p>
          </table:table-cell>
          <table:table-cell table:formula="of:=ASIN([.E23]/[.D23])" office:value-type="float" office:value="0.0303494864797807" calcext:value-type="float">
            <text:p>0.0303</text:p>
          </table:table-cell>
          <table:table-cell table:formula="of:=9.8*[.$H$3]*COS([.F23])" office:value-type="float" office:value="5450.69874054245" calcext:value-type="float">
            <text:p>5,450.70</text:p>
          </table:table-cell>
          <table:table-cell table:formula="of:=9.8*[.$H$3]*SIN([.F23])" office:value-type="float" office:value="165.476717241379" calcext:value-type="float">
            <text:p>165.48</text:p>
          </table:table-cell>
          <table:table-cell table:formula="of:=2*[.$G23]/([.$H$5]*[.$H$4]*[.$D23]*[.$D23])" office:value-type="float" office:value="0.684204352065782" calcext:value-type="float">
            <text:p>0.684204</text:p>
          </table:table-cell>
          <table:table-cell table:formula="of:=2*[.$H23]/([.$H$5]*[.$H$4]*[.$D23]*[.$D23])" office:value-type="float" office:value="0.0207716286464299" calcext:value-type="float">
            <text:p>0.02077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01" calcext:value-type="float">
            <text:p>401</text:p>
          </table:table-cell>
          <table:table-cell office:value-type="float" office:value="170" calcext:value-type="float">
            <text:p>170</text:p>
          </table:table-cell>
          <table:table-cell table:formula="of:=([.$B$4]+([.B24]-[.$B$3])*[.$C$5])/3.6" office:value-type="float" office:value="27.6746424642464" calcext:value-type="float">
            <text:p>27.675</text:p>
          </table:table-cell>
          <table:table-cell table:formula="of:=[.$D$4]+([.C24]-[.$D$3])*[.$E$5]" office:value-type="float" office:value="0.841584158415841" calcext:value-type="float">
            <text:p>0.8416</text:p>
          </table:table-cell>
          <table:table-cell table:formula="of:=ASIN([.E24]/[.D24])" office:value-type="float" office:value="0.0304146268440089" calcext:value-type="float">
            <text:p>0.0304</text:p>
          </table:table-cell>
          <table:table-cell table:formula="of:=9.8*[.$H$3]*COS([.F24])" office:value-type="float" office:value="5450.68794976444" calcext:value-type="float">
            <text:p>5,450.69</text:p>
          </table:table-cell>
          <table:table-cell table:formula="of:=9.8*[.$H$3]*SIN([.F24])" office:value-type="float" office:value="165.831777391304" calcext:value-type="float">
            <text:p>165.83</text:p>
          </table:table-cell>
          <table:table-cell table:formula="of:=2*[.$G24]/([.$H$5]*[.$H$4]*[.$D24]*[.$D24])" office:value-type="float" office:value="0.64731658741631" calcext:value-type="float">
            <text:p>0.647317</text:p>
          </table:table-cell>
          <table:table-cell table:formula="of:=2*[.$H24]/([.$H$5]*[.$H$4]*[.$D24]*[.$D24])" office:value-type="float" office:value="0.0196939654618752" calcext:value-type="float">
            <text:p>0.01969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28" calcext:value-type="float">
            <text:p>428</text:p>
          </table:table-cell>
          <table:table-cell office:value-type="float" office:value="176" calcext:value-type="float">
            <text:p>176</text:p>
          </table:table-cell>
          <table:table-cell table:formula="of:=([.$B$4]+([.B25]-[.$B$3])*[.$C$5])/3.6" office:value-type="float" office:value="28.6028602860286" calcext:value-type="float">
            <text:p>28.603</text:p>
          </table:table-cell>
          <table:table-cell table:formula="of:=[.$D$4]+([.C25]-[.$D$3])*[.$E$5]" office:value-type="float" office:value="0.871287128712871" calcext:value-type="float">
            <text:p>0.8713</text:p>
          </table:table-cell>
          <table:table-cell table:formula="of:=ASIN([.E25]/[.D25])" office:value-type="float" office:value="0.0304662513336583" calcext:value-type="float">
            <text:p>0.0305</text:p>
          </table:table-cell>
          <table:table-cell table:formula="of:=9.8*[.$H$3]*COS([.F25])" office:value-type="float" office:value="5450.67938152028" calcext:value-type="float">
            <text:p>5,450.68</text:p>
          </table:table-cell>
          <table:table-cell table:formula="of:=9.8*[.$H$3]*SIN([.F25])" office:value-type="float" office:value="166.113166153846" calcext:value-type="float">
            <text:p>166.11</text:p>
          </table:table-cell>
          <table:table-cell table:formula="of:=2*[.$G25]/([.$H$5]*[.$H$4]*[.$D25]*[.$D25])" office:value-type="float" office:value="0.605984005409162" calcext:value-type="float">
            <text:p>0.605984</text:p>
          </table:table-cell>
          <table:table-cell table:formula="of:=2*[.$H25]/([.$H$5]*[.$H$4]*[.$D25]*[.$D25])" office:value-type="float" office:value="0.0184677752498862" calcext:value-type="float">
            <text:p>0.01846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51" calcext:value-type="float">
            <text:p>451</text:p>
          </table:table-cell>
          <table:table-cell office:value-type="float" office:value="183" calcext:value-type="float">
            <text:p>183</text:p>
          </table:table-cell>
          <table:table-cell table:formula="of:=([.$B$4]+([.B26]-[.$B$3])*[.$C$5])/3.6" office:value-type="float" office:value="29.3935643564356" calcext:value-type="float">
            <text:p>29.394</text:p>
          </table:table-cell>
          <table:table-cell table:formula="of:=[.$D$4]+([.C26]-[.$D$3])*[.$E$5]" office:value-type="float" office:value="0.905940594059406" calcext:value-type="float">
            <text:p>0.9059</text:p>
          </table:table-cell>
          <table:table-cell table:formula="of:=ASIN([.E26]/[.D26])" office:value-type="float" office:value="0.0308259343965283" calcext:value-type="float">
            <text:p>0.0308</text:p>
          </table:table-cell>
          <table:table-cell table:formula="of:=9.8*[.$H$3]*COS([.F26])" office:value-type="float" office:value="5450.6192808468" calcext:value-type="float">
            <text:p>5,450.62</text:p>
          </table:table-cell>
          <table:table-cell table:formula="of:=9.8*[.$H$3]*SIN([.F26])" office:value-type="float" office:value="168.073672421053" calcext:value-type="float">
            <text:p>168.07</text:p>
          </table:table-cell>
          <table:table-cell table:formula="of:=2*[.$G26]/([.$H$5]*[.$H$4]*[.$D26]*[.$D26])" office:value-type="float" office:value="0.573813545222755" calcext:value-type="float">
            <text:p>0.573814</text:p>
          </table:table-cell>
          <table:table-cell table:formula="of:=2*[.$H26]/([.$H$5]*[.$H$4]*[.$D26]*[.$D26])" office:value-type="float" office:value="0.0176939435431544" calcext:value-type="float">
            <text:p>0.01769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79" calcext:value-type="float">
            <text:p>479</text:p>
          </table:table-cell>
          <table:table-cell office:value-type="float" office:value="193" calcext:value-type="float">
            <text:p>193</text:p>
          </table:table-cell>
          <table:table-cell table:formula="of:=([.$B$4]+([.B27]-[.$B$3])*[.$C$5])/3.6" office:value-type="float" office:value="30.3561606160616" calcext:value-type="float">
            <text:p>30.356</text:p>
          </table:table-cell>
          <table:table-cell table:formula="of:=[.$D$4]+([.C27]-[.$D$3])*[.$E$5]" office:value-type="float" office:value="0.955445544554455" calcext:value-type="float">
            <text:p>0.9554</text:p>
          </table:table-cell>
          <table:table-cell table:formula="of:=ASIN([.E27]/[.D27])" office:value-type="float" office:value="0.031479717685101" calcext:value-type="float">
            <text:p>0.0315</text:p>
          </table:table-cell>
          <table:table-cell table:formula="of:=9.8*[.$H$3]*COS([.F27])" office:value-type="float" office:value="5450.50823221024" calcext:value-type="float">
            <text:p>5,450.51</text:p>
          </table:table-cell>
          <table:table-cell table:formula="of:=9.8*[.$H$3]*SIN([.F27])" office:value-type="float" office:value="171.6371600453" calcext:value-type="float">
            <text:p>171.64</text:p>
          </table:table-cell>
          <table:table-cell table:formula="of:=2*[.$G27]/([.$H$5]*[.$H$4]*[.$D27]*[.$D27])" office:value-type="float" office:value="0.537988224469625" calcext:value-type="float">
            <text:p>0.537988</text:p>
          </table:table-cell>
          <table:table-cell table:formula="of:=2*[.$H27]/([.$H$5]*[.$H$4]*[.$D27]*[.$D27])" office:value-type="float" office:value="0.0169413139200664" calcext:value-type="float">
            <text:p>0.01694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00" calcext:value-type="float">
            <text:p>500</text:p>
          </table:table-cell>
          <table:table-cell office:value-type="float" office:value="202" calcext:value-type="float">
            <text:p>202</text:p>
          </table:table-cell>
          <table:table-cell table:formula="of:=([.$B$4]+([.B28]-[.$B$3])*[.$C$5])/3.6" office:value-type="float" office:value="31.0781078107811" calcext:value-type="float">
            <text:p>31.078</text:p>
          </table:table-cell>
          <table:table-cell table:formula="of:=[.$D$4]+([.C28]-[.$D$3])*[.$E$5]" office:value-type="float" office:value="1" calcext:value-type="float">
            <text:p>1.0000</text:p>
          </table:table-cell>
          <table:table-cell table:formula="of:=ASIN([.E28]/[.D28])" office:value-type="float" office:value="0.0321825461939305" calcext:value-type="float">
            <text:p>0.0322</text:p>
          </table:table-cell>
          <table:table-cell table:formula="of:=9.8*[.$H$3]*COS([.F28])" office:value-type="float" office:value="5450.38625454288" calcext:value-type="float">
            <text:p>5,450.39</text:p>
          </table:table-cell>
          <table:table-cell table:formula="of:=9.8*[.$H$3]*SIN([.F28])" office:value-type="float" office:value="175.467889911504" calcext:value-type="float">
            <text:p>175.47</text:p>
          </table:table-cell>
          <table:table-cell table:formula="of:=2*[.$G28]/([.$H$5]*[.$H$4]*[.$D28]*[.$D28])" office:value-type="float" office:value="0.513272027857489" calcext:value-type="float">
            <text:p>0.513272</text:p>
          </table:table-cell>
          <table:table-cell table:formula="of:=2*[.$H28]/([.$H$5]*[.$H$4]*[.$D28]*[.$D28])" office:value-type="float" office:value="0.0165241059023451" calcext:value-type="float">
            <text:p>0.01652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33" calcext:value-type="float">
            <text:p>533</text:p>
          </table:table-cell>
          <table:table-cell office:value-type="float" office:value="216" calcext:value-type="float">
            <text:p>216</text:p>
          </table:table-cell>
          <table:table-cell table:formula="of:=([.$B$4]+([.B29]-[.$B$3])*[.$C$5])/3.6" office:value-type="float" office:value="32.212596259626" calcext:value-type="float">
            <text:p>32.213</text:p>
          </table:table-cell>
          <table:table-cell table:formula="of:=[.$D$4]+([.C29]-[.$D$3])*[.$E$5]" office:value-type="float" office:value="1.06930693069307" calcext:value-type="float">
            <text:p>1.0693</text:p>
          </table:table-cell>
          <table:table-cell table:formula="of:=ASIN([.E29]/[.D29])" office:value-type="float" office:value="0.0332014036609778" calcext:value-type="float">
            <text:p>0.0332</text:p>
          </table:table-cell>
          <table:table-cell table:formula="of:=9.8*[.$H$3]*COS([.F29])" office:value-type="float" office:value="5450.2046488615" calcext:value-type="float">
            <text:p>5,450.20</text:p>
          </table:table-cell>
          <table:table-cell table:formula="of:=9.8*[.$H$3]*SIN([.F29])" office:value-type="float" office:value="181.020964610459" calcext:value-type="float">
            <text:p>181.02</text:p>
          </table:table-cell>
          <table:table-cell table:formula="of:=2*[.$G29]/([.$H$5]*[.$H$4]*[.$D29]*[.$D29])" office:value-type="float" office:value="0.477739119943868" calcext:value-type="float">
            <text:p>0.477739</text:p>
          </table:table-cell>
          <table:table-cell table:formula="of:=2*[.$H29]/([.$H$5]*[.$H$4]*[.$D29]*[.$D29])" office:value-type="float" office:value="0.0158674401964807" calcext:value-type="float">
            <text:p>0.01586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60" calcext:value-type="float">
            <text:p>560</text:p>
          </table:table-cell>
          <table:table-cell office:value-type="float" office:value="228" calcext:value-type="float">
            <text:p>228</text:p>
          </table:table-cell>
          <table:table-cell table:formula="of:=([.$B$4]+([.B30]-[.$B$3])*[.$C$5])/3.6" office:value-type="float" office:value="33.1408140814081" calcext:value-type="float">
            <text:p>33.141</text:p>
          </table:table-cell>
          <table:table-cell table:formula="of:=[.$D$4]+([.C30]-[.$D$3])*[.$E$5]" office:value-type="float" office:value="1.12871287128713" calcext:value-type="float">
            <text:p>1.1287</text:p>
          </table:table-cell>
          <table:table-cell table:formula="of:=ASIN([.E30]/[.D30])" office:value-type="float" office:value="0.0340646790263804" calcext:value-type="float">
            <text:p>0.0341</text:p>
          </table:table-cell>
          <table:table-cell table:formula="of:=9.8*[.$H$3]*COS([.F30])" office:value-type="float" office:value="5450.04634707454" calcext:value-type="float">
            <text:p>5,450.05</text:p>
          </table:table-cell>
          <table:table-cell table:formula="of:=9.8*[.$H$3]*SIN([.F30])" office:value-type="float" office:value="185.725923983403" calcext:value-type="float">
            <text:p>185.73</text:p>
          </table:table-cell>
          <table:table-cell table:formula="of:=2*[.$G30]/([.$H$5]*[.$H$4]*[.$D30]*[.$D30])" office:value-type="float" office:value="0.451339459885306" calcext:value-type="float">
            <text:p>0.451339</text:p>
          </table:table-cell>
          <table:table-cell table:formula="of:=2*[.$H30]/([.$H$5]*[.$H$4]*[.$D30]*[.$D30])" office:value-type="float" office:value="0.015380683553703" calcext:value-type="float">
            <text:p>0.01538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87" calcext:value-type="float">
            <text:p>587</text:p>
          </table:table-cell>
          <table:table-cell office:value-type="float" office:value="241" calcext:value-type="float">
            <text:p>241</text:p>
          </table:table-cell>
          <table:table-cell table:formula="of:=([.$B$4]+([.B31]-[.$B$3])*[.$C$5])/3.6" office:value-type="float" office:value="34.0690319031903" calcext:value-type="float">
            <text:p>34.069</text:p>
          </table:table-cell>
          <table:table-cell table:formula="of:=[.$D$4]+([.C31]-[.$D$3])*[.$E$5]" office:value-type="float" office:value="1.19306930693069" calcext:value-type="float">
            <text:p>1.1931</text:p>
          </table:table-cell>
          <table:table-cell table:formula="of:=ASIN([.E31]/[.D31])" office:value-type="float" office:value="0.03502633408876" calcext:value-type="float">
            <text:p>0.0350</text:p>
          </table:table-cell>
          <table:table-cell table:formula="of:=9.8*[.$H$3]*COS([.F31])" office:value-type="float" office:value="5449.86522277907" calcext:value-type="float">
            <text:p>5,449.87</text:p>
          </table:table-cell>
          <table:table-cell table:formula="of:=9.8*[.$H$3]*SIN([.F31])" office:value-type="float" office:value="190.966901957619" calcext:value-type="float">
            <text:p>190.97</text:p>
          </table:table-cell>
          <table:table-cell table:formula="of:=2*[.$G31]/([.$H$5]*[.$H$4]*[.$D31]*[.$D31])" office:value-type="float" office:value="0.427066622448428" calcext:value-type="float">
            <text:p>0.427067</text:p>
          </table:table-cell>
          <table:table-cell table:formula="of:=2*[.$H31]/([.$H$5]*[.$H$4]*[.$D31]*[.$D31])" office:value-type="float" office:value="0.014964698480542" calcext:value-type="float">
            <text:p>0.01496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617" calcext:value-type="float">
            <text:p>617</text:p>
          </table:table-cell>
          <table:table-cell office:value-type="float" office:value="257" calcext:value-type="float">
            <text:p>257</text:p>
          </table:table-cell>
          <table:table-cell table:formula="of:=([.$B$4]+([.B32]-[.$B$3])*[.$C$5])/3.6" office:value-type="float" office:value="35.1003850385039" calcext:value-type="float">
            <text:p>35.100</text:p>
          </table:table-cell>
          <table:table-cell table:formula="of:=[.$D$4]+([.C32]-[.$D$3])*[.$E$5]" office:value-type="float" office:value="1.27227722772277" calcext:value-type="float">
            <text:p>1.2723</text:p>
          </table:table-cell>
          <table:table-cell table:formula="of:=ASIN([.E32]/[.D32])" office:value-type="float" office:value="0.0362547585788272" calcext:value-type="float">
            <text:p>0.0363</text:p>
          </table:table-cell>
          <table:table-cell table:formula="of:=9.8*[.$H$3]*COS([.F32])" office:value-type="float" office:value="5449.62652242328" calcext:value-type="float">
            <text:p>5,449.63</text:p>
          </table:table-cell>
          <table:table-cell table:formula="of:=9.8*[.$H$3]*SIN([.F32])" office:value-type="float" office:value="197.661504094025" calcext:value-type="float">
            <text:p>197.66</text:p>
          </table:table-cell>
          <table:table-cell table:formula="of:=2*[.$G32]/([.$H$5]*[.$H$4]*[.$D32]*[.$D32])" office:value-type="float" office:value="0.402320750617819" calcext:value-type="float">
            <text:p>0.402321</text:p>
          </table:table-cell>
          <table:table-cell table:formula="of:=2*[.$H32]/([.$H$5]*[.$H$4]*[.$D32]*[.$D32])" office:value-type="float" office:value="0.0145924357142907" calcext:value-type="float">
            <text:p>0.01459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648" calcext:value-type="float">
            <text:p>648</text:p>
          </table:table-cell>
          <table:table-cell office:value-type="float" office:value="275" calcext:value-type="float">
            <text:p>275</text:p>
          </table:table-cell>
          <table:table-cell table:formula="of:=([.$B$4]+([.B33]-[.$B$3])*[.$C$5])/3.6" office:value-type="float" office:value="36.1661166116612" calcext:value-type="float">
            <text:p>36.166</text:p>
          </table:table-cell>
          <table:table-cell table:formula="of:=[.$D$4]+([.C33]-[.$D$3])*[.$E$5]" office:value-type="float" office:value="1.36138613861386" calcext:value-type="float">
            <text:p>1.3614</text:p>
          </table:table-cell>
          <table:table-cell table:formula="of:=ASIN([.E33]/[.D33])" office:value-type="float" office:value="0.0376514809241387" calcext:value-type="float">
            <text:p>0.0377</text:p>
          </table:table-cell>
          <table:table-cell table:formula="of:=9.8*[.$H$3]*COS([.F33])" office:value-type="float" office:value="5449.34512861786" calcext:value-type="float">
            <text:p>5,449.35</text:p>
          </table:table-cell>
          <table:table-cell table:formula="of:=9.8*[.$H$3]*SIN([.F33])" office:value-type="float" office:value="205.272923954373" calcext:value-type="float">
            <text:p>205.27</text:p>
          </table:table-cell>
          <table:table-cell table:formula="of:=2*[.$G33]/([.$H$5]*[.$H$4]*[.$D33]*[.$D33])" office:value-type="float" office:value="0.378939617025466" calcext:value-type="float">
            <text:p>0.378940</text:p>
          </table:table-cell>
          <table:table-cell table:formula="of:=2*[.$H33]/([.$H$5]*[.$H$4]*[.$D33]*[.$D33])" office:value-type="float" office:value="0.014274383683365" calcext:value-type="float">
            <text:p>0.01427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678" calcext:value-type="float">
            <text:p>678</text:p>
          </table:table-cell>
          <table:table-cell office:value-type="float" office:value="293" calcext:value-type="float">
            <text:p>293</text:p>
          </table:table-cell>
          <table:table-cell table:formula="of:=([.$B$4]+([.B34]-[.$B$3])*[.$C$5])/3.6" office:value-type="float" office:value="37.1974697469747" calcext:value-type="float">
            <text:p>37.197</text:p>
          </table:table-cell>
          <table:table-cell table:formula="of:=[.$D$4]+([.C34]-[.$D$3])*[.$E$5]" office:value-type="float" office:value="1.45049504950495" calcext:value-type="float">
            <text:p>1.4505</text:p>
          </table:table-cell>
          <table:table-cell table:formula="of:=ASIN([.E34]/[.D34])" office:value-type="float" office:value="0.0390043437650349" calcext:value-type="float">
            <text:p>0.0390</text:p>
          </table:table-cell>
          <table:table-cell table:formula="of:=9.8*[.$H$3]*COS([.F34])" office:value-type="float" office:value="5449.06243579337" calcext:value-type="float">
            <text:p>5,449.06</text:p>
          </table:table-cell>
          <table:table-cell table:formula="of:=9.8*[.$H$3]*SIN([.F34])" office:value-type="float" office:value="212.64495038817" calcext:value-type="float">
            <text:p>212.64</text:p>
          </table:table-cell>
          <table:table-cell table:formula="of:=2*[.$G34]/([.$H$5]*[.$H$4]*[.$D34]*[.$D34])" office:value-type="float" office:value="0.358199058254225" calcext:value-type="float">
            <text:p>0.358199</text:p>
          </table:table-cell>
          <table:table-cell table:formula="of:=2*[.$H34]/([.$H$5]*[.$H$4]*[.$D34]*[.$D34])" office:value-type="float" office:value="0.0139784085554287" calcext:value-type="float">
            <text:p>0.01397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719" calcext:value-type="float">
            <text:p>719</text:p>
          </table:table-cell>
          <table:table-cell office:value-type="float" office:value="320" calcext:value-type="float">
            <text:p>320</text:p>
          </table:table-cell>
          <table:table-cell table:formula="of:=([.$B$4]+([.B35]-[.$B$3])*[.$C$5])/3.6" office:value-type="float" office:value="38.6069856985699" calcext:value-type="float">
            <text:p>38.607</text:p>
          </table:table-cell>
          <table:table-cell table:formula="of:=[.$D$4]+([.C35]-[.$D$3])*[.$E$5]" office:value-type="float" office:value="1.58415841584158" calcext:value-type="float">
            <text:p>1.5842</text:p>
          </table:table-cell>
          <table:table-cell table:formula="of:=ASIN([.E35]/[.D35])" office:value-type="float" office:value="0.0410444707430275" calcext:value-type="float">
            <text:p>0.0410</text:p>
          </table:table-cell>
          <table:table-cell table:formula="of:=9.8*[.$H$3]*COS([.F35])" office:value-type="float" office:value="5448.61727357756" calcext:value-type="float">
            <text:p>5,448.62</text:p>
          </table:table-cell>
          <table:table-cell table:formula="of:=9.8*[.$H$3]*SIN([.F35])" office:value-type="float" office:value="223.761279430098" calcext:value-type="float">
            <text:p>223.76</text:p>
          </table:table-cell>
          <table:table-cell table:formula="of:=2*[.$G35]/([.$H$5]*[.$H$4]*[.$D35]*[.$D35])" office:value-type="float" office:value="0.332494118534468" calcext:value-type="float">
            <text:p>0.332494</text:p>
          </table:table-cell>
          <table:table-cell table:formula="of:=2*[.$H35]/([.$H$5]*[.$H$4]*[.$D35]*[.$D35])" office:value-type="float" office:value="0.0136547137797779" calcext:value-type="float">
            <text:p>0.01365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747" calcext:value-type="float">
            <text:p>747</text:p>
          </table:table-cell>
          <table:table-cell office:value-type="float" office:value="340" calcext:value-type="float">
            <text:p>340</text:p>
          </table:table-cell>
          <table:table-cell table:formula="of:=([.$B$4]+([.B36]-[.$B$3])*[.$C$5])/3.6" office:value-type="float" office:value="39.5695819581958" calcext:value-type="float">
            <text:p>39.570</text:p>
          </table:table-cell>
          <table:table-cell table:formula="of:=[.$D$4]+([.C36]-[.$D$3])*[.$E$5]" office:value-type="float" office:value="1.68316831683168" calcext:value-type="float">
            <text:p>1.6832</text:p>
          </table:table-cell>
          <table:table-cell table:formula="of:=ASIN([.E36]/[.D36])" office:value-type="float" office:value="0.0425497625165886" calcext:value-type="float">
            <text:p>0.0425</text:p>
          </table:table-cell>
          <table:table-cell table:formula="of:=9.8*[.$H$3]*COS([.F36])" office:value-type="float" office:value="5448.27427467277" calcext:value-type="float">
            <text:p>5,448.27</text:p>
          </table:table-cell>
          <table:table-cell table:formula="of:=9.8*[.$H$3]*SIN([.F36])" office:value-type="float" office:value="231.962781581234" calcext:value-type="float">
            <text:p>231.96</text:p>
          </table:table-cell>
          <table:table-cell table:formula="of:=2*[.$G36]/([.$H$5]*[.$H$4]*[.$D36]*[.$D36])" office:value-type="float" office:value="0.316494008154141" calcext:value-type="float">
            <text:p>0.316494</text:p>
          </table:table-cell>
          <table:table-cell table:formula="of:=2*[.$H36]/([.$H$5]*[.$H$4]*[.$D36]*[.$D36])" office:value-type="float" office:value="0.0134748778758275" calcext:value-type="float">
            <text:p>0.01347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787" calcext:value-type="float">
            <text:p>787</text:p>
          </table:table-cell>
          <table:table-cell office:value-type="float" office:value="370" calcext:value-type="float">
            <text:p>370</text:p>
          </table:table-cell>
          <table:table-cell table:formula="of:=([.$B$4]+([.B37]-[.$B$3])*[.$C$5])/3.6" office:value-type="float" office:value="40.9447194719472" calcext:value-type="float">
            <text:p>40.945</text:p>
          </table:table-cell>
          <table:table-cell table:formula="of:=[.$D$4]+([.C37]-[.$D$3])*[.$E$5]" office:value-type="float" office:value="1.83168316831683" calcext:value-type="float">
            <text:p>1.8317</text:p>
          </table:table-cell>
          <table:table-cell table:formula="of:=ASIN([.E37]/[.D37])" office:value-type="float" office:value="0.0447504511076364" calcext:value-type="float">
            <text:p>0.0448</text:p>
          </table:table-cell>
          <table:table-cell table:formula="of:=9.8*[.$H$3]*COS([.F37])" office:value-type="float" office:value="5447.75060416453" calcext:value-type="float">
            <text:p>5,447.75</text:p>
          </table:table-cell>
          <table:table-cell table:formula="of:=9.8*[.$H$3]*SIN([.F37])" office:value-type="float" office:value="243.952165239295" calcext:value-type="float">
            <text:p>243.95</text:p>
          </table:table-cell>
          <table:table-cell table:formula="of:=2*[.$G37]/([.$H$5]*[.$H$4]*[.$D37]*[.$D37])" office:value-type="float" office:value="0.295563548292658" calcext:value-type="float">
            <text:p>0.295564</text:p>
          </table:table-cell>
          <table:table-cell table:formula="of:=2*[.$H37]/([.$H$5]*[.$H$4]*[.$D37]*[.$D37])" office:value-type="float" office:value="0.013235438405841" calcext:value-type="float">
            <text:p>0.01323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838" calcext:value-type="float">
            <text:p>838</text:p>
          </table:table-cell>
          <table:table-cell office:value-type="float" office:value="411" calcext:value-type="float">
            <text:p>411</text:p>
          </table:table-cell>
          <table:table-cell table:formula="of:=([.$B$4]+([.B38]-[.$B$3])*[.$C$5])/3.6" office:value-type="float" office:value="42.6980198019802" calcext:value-type="float">
            <text:p>42.698</text:p>
          </table:table-cell>
          <table:table-cell table:formula="of:=[.$D$4]+([.C38]-[.$D$3])*[.$E$5]" office:value-type="float" office:value="2.03465346534653" calcext:value-type="float">
            <text:p>2.0347</text:p>
          </table:table-cell>
          <table:table-cell table:formula="of:=ASIN([.E38]/[.D38])" office:value-type="float" office:value="0.0476702265667735" calcext:value-type="float">
            <text:p>0.0477</text:p>
          </table:table-cell>
          <table:table-cell table:formula="of:=9.8*[.$H$3]*COS([.F38])" office:value-type="float" office:value="5447.01509836917" calcext:value-type="float">
            <text:p>5,447.02</text:p>
          </table:table-cell>
          <table:table-cell table:formula="of:=9.8*[.$H$3]*SIN([.F38])" office:value-type="float" office:value="259.857311304348" calcext:value-type="float">
            <text:p>259.86</text:p>
          </table:table-cell>
          <table:table-cell table:formula="of:=2*[.$G38]/([.$H$5]*[.$H$4]*[.$D38]*[.$D38])" office:value-type="float" office:value="0.271751884555194" calcext:value-type="float">
            <text:p>0.271752</text:p>
          </table:table-cell>
          <table:table-cell table:formula="of:=2*[.$H38]/([.$H$5]*[.$H$4]*[.$D38]*[.$D38])" office:value-type="float" office:value="0.0129642956347863" calcext:value-type="float">
            <text:p>0.01296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881" calcext:value-type="float">
            <text:p>881</text:p>
          </table:table-cell>
          <table:table-cell office:value-type="float" office:value="447" calcext:value-type="float">
            <text:p>447</text:p>
          </table:table-cell>
          <table:table-cell table:formula="of:=([.$B$4]+([.B39]-[.$B$3])*[.$C$5])/3.6" office:value-type="float" office:value="44.1762926292629" calcext:value-type="float">
            <text:p>44.176</text:p>
          </table:table-cell>
          <table:table-cell table:formula="of:=[.$D$4]+([.C39]-[.$D$3])*[.$E$5]" office:value-type="float" office:value="2.21287128712871" calcext:value-type="float">
            <text:p>2.2129</text:p>
          </table:table-cell>
          <table:table-cell table:formula="of:=ASIN([.E39]/[.D39])" office:value-type="float" office:value="0.0501128008129464" calcext:value-type="float">
            <text:p>0.0501</text:p>
          </table:table-cell>
          <table:table-cell table:formula="of:=9.8*[.$H$3]*COS([.F39])" office:value-type="float" office:value="5446.36412932595" calcext:value-type="float">
            <text:p>5,446.36</text:p>
          </table:table-cell>
          <table:table-cell table:formula="of:=9.8*[.$H$3]*SIN([.F39])" office:value-type="float" office:value="273.161261696498" calcext:value-type="float">
            <text:p>273.16</text:p>
          </table:table-cell>
          <table:table-cell table:formula="of:=2*[.$G39]/([.$H$5]*[.$H$4]*[.$D39]*[.$D39])" office:value-type="float" office:value="0.25383856008639" calcext:value-type="float">
            <text:p>0.253839</text:p>
          </table:table-cell>
          <table:table-cell table:formula="of:=2*[.$H39]/([.$H$5]*[.$H$4]*[.$D39]*[.$D39])" office:value-type="float" office:value="0.0127312202588633" calcext:value-type="float">
            <text:p>0.01273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917" calcext:value-type="float">
            <text:p>917</text:p>
          </table:table-cell>
          <table:table-cell office:value-type="float" office:value="478" calcext:value-type="float">
            <text:p>478</text:p>
          </table:table-cell>
          <table:table-cell table:formula="of:=([.$B$4]+([.B40]-[.$B$3])*[.$C$5])/3.6" office:value-type="float" office:value="45.4139163916392" calcext:value-type="float">
            <text:p>45.414</text:p>
          </table:table-cell>
          <table:table-cell table:formula="of:=[.$D$4]+([.C40]-[.$D$3])*[.$E$5]" office:value-type="float" office:value="2.36633663366337" calcext:value-type="float">
            <text:p>2.3663</text:p>
          </table:table-cell>
          <table:table-cell table:formula="of:=ASIN([.E40]/[.D40])" office:value-type="float" office:value="0.0521295874159365" calcext:value-type="float">
            <text:p>0.0521</text:p>
          </table:table-cell>
          <table:table-cell table:formula="of:=9.8*[.$H$3]*COS([.F40])" office:value-type="float" office:value="5445.80214538259" calcext:value-type="float">
            <text:p>5,445.80</text:p>
          </table:table-cell>
          <table:table-cell table:formula="of:=9.8*[.$H$3]*SIN([.F40])" office:value-type="float" office:value="284.144852929599" calcext:value-type="float">
            <text:p>284.14</text:p>
          </table:table-cell>
          <table:table-cell table:formula="of:=2*[.$G40]/([.$H$5]*[.$H$4]*[.$D40]*[.$D40])" office:value-type="float" office:value="0.240167037266918" calcext:value-type="float">
            <text:p>0.240167</text:p>
          </table:table-cell>
          <table:table-cell table:formula="of:=2*[.$H40]/([.$H$5]*[.$H$4]*[.$D40]*[.$D40])" office:value-type="float" office:value="0.0125311617390668" calcext:value-type="float">
            <text:p>0.01253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964" calcext:value-type="float">
            <text:p>964</text:p>
          </table:table-cell>
          <table:table-cell office:value-type="float" office:value="520" calcext:value-type="float">
            <text:p>520</text:p>
          </table:table-cell>
          <table:table-cell table:formula="of:=([.$B$4]+([.B41]-[.$B$3])*[.$C$5])/3.6" office:value-type="float" office:value="47.029702970297" calcext:value-type="float">
            <text:p>47.030</text:p>
          </table:table-cell>
          <table:table-cell table:formula="of:=[.$D$4]+([.C41]-[.$D$3])*[.$E$5]" office:value-type="float" office:value="2.57425742574257" calcext:value-type="float">
            <text:p>2.5743</text:p>
          </table:table-cell>
          <table:table-cell table:formula="of:=ASIN([.E41]/[.D41])" office:value-type="float" office:value="0.054764212064771" calcext:value-type="float">
            <text:p>0.0548</text:p>
          </table:table-cell>
          <table:table-cell table:formula="of:=9.8*[.$H$3]*COS([.F41])" office:value-type="float" office:value="5445.0346308972" calcext:value-type="float">
            <text:p>5,445.03</text:p>
          </table:table-cell>
          <table:table-cell table:formula="of:=9.8*[.$H$3]*SIN([.F41])" office:value-type="float" office:value="298.491494736842" calcext:value-type="float">
            <text:p>298.49</text:p>
          </table:table-cell>
          <table:table-cell table:formula="of:=2*[.$G41]/([.$H$5]*[.$H$4]*[.$D41]*[.$D41])" office:value-type="float" office:value="0.2239162584409" calcext:value-type="float">
            <text:p>0.223916</text:p>
          </table:table-cell>
          <table:table-cell table:formula="of:=2*[.$H41]/([.$H$5]*[.$H$4]*[.$D41]*[.$D41])" office:value-type="float" office:value="0.0122748711823881" calcext:value-type="float">
            <text:p>0.01227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09" calcext:value-type="float">
            <text:p>1009</text:p>
          </table:table-cell>
          <table:table-cell office:value-type="float" office:value="561" calcext:value-type="float">
            <text:p>561</text:p>
          </table:table-cell>
          <table:table-cell table:formula="of:=([.$B$4]+([.B42]-[.$B$3])*[.$C$5])/3.6" office:value-type="float" office:value="48.5767326732673" calcext:value-type="float">
            <text:p>48.577</text:p>
          </table:table-cell>
          <table:table-cell table:formula="of:=[.$D$4]+([.C42]-[.$D$3])*[.$E$5]" office:value-type="float" office:value="2.77722772277228" calcext:value-type="float">
            <text:p>2.7772</text:p>
          </table:table-cell>
          <table:table-cell table:formula="of:=ASIN([.E42]/[.D42])" office:value-type="float" office:value="0.057203166139763" calcext:value-type="float">
            <text:p>0.0572</text:p>
          </table:table-cell>
          <table:table-cell table:formula="of:=9.8*[.$H$3]*COS([.F42])" office:value-type="float" office:value="5444.29042969351" calcext:value-type="float">
            <text:p>5,444.29</text:p>
          </table:table-cell>
          <table:table-cell table:formula="of:=9.8*[.$H$3]*SIN([.F42])" office:value-type="float" office:value="311.770783184713" calcext:value-type="float">
            <text:p>311.77</text:p>
          </table:table-cell>
          <table:table-cell table:formula="of:=2*[.$G42]/([.$H$5]*[.$H$4]*[.$D42]*[.$D42])" office:value-type="float" office:value="0.209852495631908" calcext:value-type="float">
            <text:p>0.209852</text:p>
          </table:table-cell>
          <table:table-cell table:formula="of:=2*[.$H42]/([.$H$5]*[.$H$4]*[.$D42]*[.$D42])" office:value-type="float" office:value="0.0120173377525177" calcext:value-type="float">
            <text:p>0.012017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044" calcext:value-type="float">
            <text:p>1044</text:p>
          </table:table-cell>
          <table:table-cell office:value-type="float" office:value="595" calcext:value-type="float">
            <text:p>595</text:p>
          </table:table-cell>
          <table:table-cell table:formula="of:=([.$B$4]+([.B43]-[.$B$3])*[.$C$5])/3.6" office:value-type="float" office:value="49.7799779977998" calcext:value-type="float">
            <text:p>49.780</text:p>
          </table:table-cell>
          <table:table-cell table:formula="of:=[.$D$4]+([.C43]-[.$D$3])*[.$E$5]" office:value-type="float" office:value="2.94554455445545" calcext:value-type="float">
            <text:p>2.9455</text:p>
          </table:table-cell>
          <table:table-cell table:formula="of:=ASIN([.E43]/[.D43])" office:value-type="float" office:value="0.0592058540301893" calcext:value-type="float">
            <text:p>0.0592</text:p>
          </table:table-cell>
          <table:table-cell table:formula="of:=9.8*[.$H$3]*COS([.F43])" office:value-type="float" office:value="5443.65513267463" calcext:value-type="float">
            <text:p>5,443.66</text:p>
          </table:table-cell>
          <table:table-cell table:formula="of:=9.8*[.$H$3]*SIN([.F43])" office:value-type="float" office:value="322.67336519337" calcext:value-type="float">
            <text:p>322.67</text:p>
          </table:table-cell>
          <table:table-cell table:formula="of:=2*[.$G43]/([.$H$5]*[.$H$4]*[.$D43]*[.$D43])" office:value-type="float" office:value="0.199806980756491" calcext:value-type="float">
            <text:p>0.199807</text:p>
          </table:table-cell>
          <table:table-cell table:formula="of:=2*[.$H43]/([.$H$5]*[.$H$4]*[.$D43]*[.$D43])" office:value-type="float" office:value="0.0118435847419575" calcext:value-type="float">
            <text:p>0.01184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087" calcext:value-type="float">
            <text:p>1087</text:p>
          </table:table-cell>
          <table:table-cell office:value-type="float" office:value="637" calcext:value-type="float">
            <text:p>637</text:p>
          </table:table-cell>
          <table:table-cell table:formula="of:=([.$B$4]+([.B44]-[.$B$3])*[.$C$5])/3.6" office:value-type="float" office:value="51.2582508250825" calcext:value-type="float">
            <text:p>51.258</text:p>
          </table:table-cell>
          <table:table-cell table:formula="of:=[.$D$4]+([.C44]-[.$D$3])*[.$E$5]" office:value-type="float" office:value="3.15346534653465" calcext:value-type="float">
            <text:p>3.1535</text:p>
          </table:table-cell>
          <table:table-cell table:formula="of:=ASIN([.E44]/[.D44])" office:value-type="float" office:value="0.061560001036569" calcext:value-type="float">
            <text:p>0.0616</text:p>
          </table:table-cell>
          <table:table-cell table:formula="of:=9.8*[.$H$3]*COS([.F44])" office:value-type="float" office:value="5442.88042845603" calcext:value-type="float">
            <text:p>5,442.88</text:p>
          </table:table-cell>
          <table:table-cell table:formula="of:=9.8*[.$H$3]*SIN([.F44])" office:value-type="float" office:value="335.487623661972" calcext:value-type="float">
            <text:p>335.49</text:p>
          </table:table-cell>
          <table:table-cell table:formula="of:=2*[.$G44]/([.$H$5]*[.$H$4]*[.$D44]*[.$D44])" office:value-type="float" office:value="0.188421598504704" calcext:value-type="float">
            <text:p>0.188422</text:p>
          </table:table-cell>
          <table:table-cell table:formula="of:=2*[.$H44]/([.$H$5]*[.$H$4]*[.$D44]*[.$D44])" office:value-type="float" office:value="0.0116139083266367" calcext:value-type="float">
            <text:p>0.01161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140" calcext:value-type="float">
            <text:p>1140</text:p>
          </table:table-cell>
          <table:table-cell office:value-type="float" office:value="692" calcext:value-type="float">
            <text:p>692</text:p>
          </table:table-cell>
          <table:table-cell table:formula="of:=([.$B$4]+([.B45]-[.$B$3])*[.$C$5])/3.6" office:value-type="float" office:value="53.0803080308031" calcext:value-type="float">
            <text:p>53.080</text:p>
          </table:table-cell>
          <table:table-cell table:formula="of:=[.$D$4]+([.C45]-[.$D$3])*[.$E$5]" office:value-type="float" office:value="3.42574257425743" calcext:value-type="float">
            <text:p>3.4257</text:p>
          </table:table-cell>
          <table:table-cell table:formula="of:=ASIN([.E45]/[.D45])" office:value-type="float" office:value="0.0645837478609358" calcext:value-type="float">
            <text:p>0.0646</text:p>
          </table:table-cell>
          <table:table-cell table:formula="of:=9.8*[.$H$3]*COS([.F45])" office:value-type="float" office:value="5441.84111813419" calcext:value-type="float">
            <text:p>5,441.84</text:p>
          </table:table-cell>
          <table:table-cell table:formula="of:=9.8*[.$H$3]*SIN([.F45])" office:value-type="float" office:value="351.943957305699" calcext:value-type="float">
            <text:p>351.94</text:p>
          </table:table-cell>
          <table:table-cell table:formula="of:=2*[.$G45]/([.$H$5]*[.$H$4]*[.$D45]*[.$D45])" office:value-type="float" office:value="0.175674385451072" calcext:value-type="float">
            <text:p>0.175674</text:p>
          </table:table-cell>
          <table:table-cell table:formula="of:=2*[.$H45]/([.$H$5]*[.$H$4]*[.$D45]*[.$D45])" office:value-type="float" office:value="0.0113615111266048" calcext:value-type="float">
            <text:p>0.011362</text:p>
          </table:table-cell>
        </table:table-row>
      </table:table>
      <table:table table:name="Grob-Astir" table:style-name="ta1">
        <table:shapes>
          <draw:frame draw:z-index="0" draw:style-name="gr2" draw:text-style-name="P1" svg:width="6.2988in" svg:height="3.5429in" svg:x="11.4992in" svg:y="1.5094in">
            <draw:object draw:notify-on-update-of-ranges="'Grob-Astir'.I9:'Grob-Astir'.I41 'Grob-Astir'.J9:'Grob-Astir'.J4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1" table:number-columns-repeated="2" table:default-cell-style-name="ce10"/>
        <table:table-column table:style-name="co1" table:default-cell-style-name="ce3"/>
        <table:table-column table:style-name="co1" table:number-columns-repeated="2" table:default-cell-style-name="ce2"/>
        <table:table-column table:style-name="co1" table:number-columns-repeated="2" table:default-cell-style-name="ce4"/>
        <table:table-column table:style-name="co1" table:number-columns-repeated="2" table:default-cell-style-name="ce21"/>
        <table:table-column table:style-name="co1" table:number-columns-repeated="3" table:default-cell-style-name="Default"/>
        <table:table-row table:style-name="ro1">
          <table:table-cell/>
          <table:table-cell table:style-name="ce5" office:value-type="string" calcext:value-type="string" table:number-columns-spanned="4" table:number-rows-spanned="1">
            <text:p>Scale setup (pixels)</text:p>
          </table:table-cell>
          <table:covered-table-cell table:number-columns-repeated="3" table:style-name="ce11"/>
          <table:table-cell table:style-name="Default" table:number-columns-repeated="5"/>
          <table:table-cell table:number-columns-repeated="3"/>
        </table:table-row>
        <table:table-row table:style-name="ro1">
          <table:table-cell/>
          <table:table-cell table:style-name="ce6" office:value-type="string" calcext:value-type="string">
            <text:p>X0</text:p>
          </table:table-cell>
          <table:table-cell table:style-name="ce6" office:value-type="string" calcext:value-type="string">
            <text:p>X1</text:p>
          </table:table-cell>
          <table:table-cell table:style-name="ce6" office:value-type="string" calcext:value-type="string">
            <text:p>Y0</text:p>
          </table:table-cell>
          <table:table-cell table:style-name="ce6" office:value-type="string" calcext:value-type="string">
            <text:p>Y1</text:p>
          </table:table-cell>
          <table:table-cell table:style-name="Default" table:number-columns-repeated="5"/>
          <table:table-cell table:number-columns-repeated="3"/>
        </table:table-row>
        <table:table-row table:style-name="ro1">
          <table:table-cell/>
          <table:table-cell table:style-name="ce6" office:value-type="float" office:value="64" calcext:value-type="float">
            <text:p>64</text:p>
          </table:table-cell>
          <table:table-cell table:style-name="ce6" office:value-type="float" office:value="531" calcext:value-type="float">
            <text:p>531</text:p>
          </table:table-cell>
          <table:table-cell table:style-name="ce6" office:value-type="float" office:value="66" calcext:value-type="float">
            <text:p>66</text:p>
          </table:table-cell>
          <table:table-cell table:style-name="ce6" office:value-type="float" office:value="418" calcext:value-type="float">
            <text:p>418</text:p>
          </table:table-cell>
          <table:table-cell table:style-name="Default"/>
          <table:table-cell table:style-name="ce11" office:value-type="string" calcext:value-type="string">
            <text:p>m</text:p>
          </table:table-cell>
          <table:table-cell table:style-name="ce8" office:value-type="float" office:value="350" calcext:value-type="float">
            <text:p>350</text:p>
          </table:table-cell>
          <table:table-cell table:style-name="Default" office:value-type="string" calcext:value-type="string">
            <text:p>Kg</text:p>
          </table:table-cell>
          <table:table-cell table:style-name="Default"/>
          <table:table-cell table:number-columns-repeated="3"/>
        </table:table-row>
        <table:table-row table:style-name="ro1">
          <table:table-cell/>
          <table:table-cell table:style-name="ce22" office:value-type="float" office:value="50" calcext:value-type="float">
            <text:p>50</text:p>
          </table:table-cell>
          <table:table-cell table:style-name="ce22" office:value-type="float" office:value="150" calcext:value-type="float">
            <text:p>15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5" calcext:value-type="float">
            <text:p>5</text:p>
          </table:table-cell>
          <table:table-cell table:style-name="Default"/>
          <table:table-cell table:style-name="ce11" office:value-type="string" calcext:value-type="string">
            <text:p>A</text:p>
          </table:table-cell>
          <table:table-cell table:style-name="ce8" office:value-type="float" office:value="12.4" calcext:value-type="float">
            <text:p>12.4</text:p>
          </table:table-cell>
          <table:table-cell table:style-name="Default" office:value-type="string" calcext:value-type="string">
            <text:p>m2</text:p>
          </table:table-cell>
          <table:table-cell table:style-name="Default"/>
          <table:table-cell table:number-columns-repeated="3"/>
        </table:table-row>
        <table:table-row table:style-name="ro1">
          <table:table-cell/>
          <table:table-cell table:style-name="ce8" office:value-type="string" calcext:value-type="string">
            <text:p>Scale X =</text:p>
          </table:table-cell>
          <table:table-cell table:style-name="ce12" table:formula="of:=([.C4]-[.B4])/([.C3]-[.B3])" office:value-type="float" office:value="0.214132762312634" calcext:value-type="float">
            <text:p>0.2141</text:p>
          </table:table-cell>
          <table:table-cell table:style-name="ce8" office:value-type="string" calcext:value-type="string">
            <text:p>Scale Y =</text:p>
          </table:table-cell>
          <table:table-cell table:style-name="ce12" table:formula="of:=([.E4]-[.D4])/([.E3]-[.D3])" office:value-type="float" office:value="0.0142045454545455" calcext:value-type="float">
            <text:p>0.0142</text:p>
          </table:table-cell>
          <table:table-cell table:style-name="Default"/>
          <table:table-cell table:style-name="ce17" office:value-type="string" calcext:value-type="string">
            <text:p>ρ</text:p>
          </table:table-cell>
          <table:table-cell table:style-name="ce8" office:value-type="float" office:value="1.225" calcext:value-type="float">
            <text:p>1.225</text:p>
          </table:table-cell>
          <table:table-cell table:style-name="Default" office:value-type="string" calcext:value-type="string">
            <text:p>kg/m3</text:p>
          </table:table-cell>
          <table:table-cell table:style-name="Default"/>
          <table:table-cell table:number-columns-repeated="3"/>
        </table:table-row>
        <table:table-row table:style-name="ro1">
          <table:table-cell/>
          <table:table-cell table:style-name="Default" table:number-columns-repeated="9"/>
          <table:table-cell table:number-columns-repeated="3"/>
        </table:table-row>
        <table:table-row table:style-name="ro1">
          <table:table-cell/>
          <table:table-cell table:style-name="ce9" office:value-type="string" calcext:value-type="string" table:number-columns-spanned="2" table:number-rows-spanned="1">
            <text:p>From plot (pixels)</text:p>
          </table:table-cell>
          <table:covered-table-cell table:style-name="ce13"/>
          <table:table-cell table:style-name="Default" table:number-columns-repeated="5"/>
          <table:table-cell table:style-name="ce19" office:value-type="string" calcext:value-type="string" table:number-columns-spanned="2" table:number-rows-spanned="1">
            <text:p>G-NAV table</text:p>
          </table:table-cell>
          <table:covered-table-cell table:style-name="ce11"/>
          <table:table-cell table:number-columns-repeated="3"/>
        </table:table-row>
        <table:table-row table:style-name="ro1">
          <table:table-cell/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Y</text:p>
          </table:table-cell>
          <table:table-cell table:style-name="ce11" office:value-type="string" calcext:value-type="string">
            <text:p>V</text:p>
          </table:table-cell>
          <table:table-cell table:style-name="ce11" office:value-type="string" calcext:value-type="string">
            <text:p>W</text:p>
          </table:table-cell>
          <table:table-cell table:style-name="ce11" office:value-type="string" calcext:value-type="string">
            <text:p>G</text:p>
          </table:table-cell>
          <table:table-cell table:style-name="ce11" office:value-type="string" calcext:value-type="string">
            <text:p>L</text:p>
          </table:table-cell>
          <table:table-cell table:style-name="ce11" office:value-type="string" calcext:value-type="string">
            <text:p>D</text:p>
          </table:table-cell>
          <table:table-cell table:style-name="ce24" office:value-type="string" calcext:value-type="string">
            <text:p>CL</text:p>
          </table:table-cell>
          <table:table-cell table:style-name="ce24" office:value-type="string" calcext:value-type="string">
            <text:p>CD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8" calcext:value-type="float">
            <text:p>118</text:p>
          </table:table-cell>
          <table:table-cell office:value-type="float" office:value="171" calcext:value-type="float">
            <text:p>171</text:p>
          </table:table-cell>
          <table:table-cell table:formula="of:=([.$B$4]+([.B9]-[.$B$3])*[.$C$5])/3.6" office:value-type="float" office:value="17.1008803235784" calcext:value-type="float">
            <text:p>17.101</text:p>
          </table:table-cell>
          <table:table-cell table:formula="of:=[.$D$4]+([.C9]-[.$D$3])*[.$E$5]" office:value-type="float" office:value="1.49147727272727" calcext:value-type="float">
            <text:p>1.4915</text:p>
          </table:table-cell>
          <table:table-cell table:formula="of:=ASIN([.E9]/[.D9])" office:value-type="float" office:value="0.0873273548892779" calcext:value-type="float">
            <text:p>0.0873</text:p>
          </table:table-cell>
          <table:table-cell table:formula="of:=9.8*[.$H$3]*COS([.F9])" office:value-type="float" office:value="3416.92960472325" calcext:value-type="float">
            <text:p>3,416.93</text:p>
          </table:table-cell>
          <table:table-cell table:formula="of:=9.8*[.$H$3]*SIN([.F9])" office:value-type="float" office:value="299.15226284585" calcext:value-type="float">
            <text:p>299.15</text:p>
          </table:table-cell>
          <table:table-cell table:formula="of:=2*[.$G9]/([.$H$5]*[.$H$4]*[.$D9]*[.$D9])" office:value-type="float" office:value="1.53840725032415" calcext:value-type="float">
            <text:p>1.538407</text:p>
          </table:table-cell>
          <table:table-cell table:formula="of:=2*[.$H9]/([.$H$5]*[.$H$4]*[.$D9]*[.$D9])" office:value-type="float" office:value="0.134687588961964" calcext:value-type="float">
            <text:p>0.134688</text:p>
          </table:table-cell>
          <table:table-cell/>
          <table:table-cell table:formula="of:=3.6*[.D9]" office:value-type="float" office:value="61.5631691648822" calcext:value-type="float">
            <text:p>61.5631691648822</text:p>
          </table:table-cell>
          <table:table-cell table:formula="of:=[.L10]-[.L9]" office:value-type="float" office:value="0.642398286937912" calcext:value-type="float">
            <text:p>0.64239828693791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1" calcext:value-type="float">
            <text:p>121</text:p>
          </table:table-cell>
          <table:table-cell office:value-type="float" office:value="147" calcext:value-type="float">
            <text:p>147</text:p>
          </table:table-cell>
          <table:table-cell table:formula="of:=([.$B$4]+([.B10]-[.$B$3])*[.$C$5])/3.6" office:value-type="float" office:value="17.2793242921723" calcext:value-type="float">
            <text:p>17.279</text:p>
          </table:table-cell>
          <table:table-cell table:formula="of:=[.$D$4]+([.C10]-[.$D$3])*[.$E$5]" office:value-type="float" office:value="1.15056818181818" calcext:value-type="float">
            <text:p>1.1506</text:p>
          </table:table-cell>
          <table:table-cell table:formula="of:=ASIN([.E10]/[.D10])" office:value-type="float" office:value="0.0666357135934207" calcext:value-type="float">
            <text:p>0.0666</text:p>
          </table:table-cell>
          <table:table-cell table:formula="of:=9.8*[.$H$3]*COS([.F10])" office:value-type="float" office:value="3422.3876714597" calcext:value-type="float">
            <text:p>3,422.39</text:p>
          </table:table-cell>
          <table:table-cell table:formula="of:=9.8*[.$H$3]*SIN([.F10])" office:value-type="float" office:value="228.391388280394" calcext:value-type="float">
            <text:p>228.39</text:p>
          </table:table-cell>
          <table:table-cell table:formula="of:=2*[.$G10]/([.$H$5]*[.$H$4]*[.$D10]*[.$D10])" office:value-type="float" office:value="1.50920388251149" calcext:value-type="float">
            <text:p>1.509204</text:p>
          </table:table-cell>
          <table:table-cell table:formula="of:=2*[.$H10]/([.$H$5]*[.$H$4]*[.$D10]*[.$D10])" office:value-type="float" office:value="0.100715992171028" calcext:value-type="float">
            <text:p>0.100716</text:p>
          </table:table-cell>
          <table:table-cell/>
          <table:table-cell table:formula="of:=3.6*[.D10]" office:value-type="float" office:value="62.2055674518201" calcext:value-type="float">
            <text:p>62.2055674518201</text:p>
          </table:table-cell>
          <table:table-cell table:formula="of:=[.L11]-[.L10]" office:value-type="float" office:value="0.642398286937905" calcext:value-type="float">
            <text:p>0.64239828693790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4" calcext:value-type="float">
            <text:p>124</text:p>
          </table:table-cell>
          <table:table-cell office:value-type="float" office:value="129" calcext:value-type="float">
            <text:p>129</text:p>
          </table:table-cell>
          <table:table-cell table:formula="of:=([.$B$4]+([.B11]-[.$B$3])*[.$C$5])/3.6" office:value-type="float" office:value="17.4577682607661" calcext:value-type="float">
            <text:p>17.458</text:p>
          </table:table-cell>
          <table:table-cell table:formula="of:=[.$D$4]+([.C11]-[.$D$3])*[.$E$5]" office:value-type="float" office:value="0.894886363636364" calcext:value-type="float">
            <text:p>0.8949</text:p>
          </table:table-cell>
          <table:table-cell table:formula="of:=ASIN([.E11]/[.D11])" office:value-type="float" office:value="0.051282541623637" calcext:value-type="float">
            <text:p>0.0513</text:p>
          </table:table-cell>
          <table:table-cell table:formula="of:=9.8*[.$H$3]*COS([.F11])" office:value-type="float" office:value="3425.4907114635" calcext:value-type="float">
            <text:p>3,425.49</text:p>
          </table:table-cell>
          <table:table-cell table:formula="of:=9.8*[.$H$3]*SIN([.F11])" office:value-type="float" office:value="175.82202841877" calcext:value-type="float">
            <text:p>175.82</text:p>
          </table:table-cell>
          <table:table-cell table:formula="of:=2*[.$G11]/([.$H$5]*[.$H$4]*[.$D11]*[.$D11])" office:value-type="float" office:value="1.47984955940003" calcext:value-type="float">
            <text:p>1.479850</text:p>
          </table:table-cell>
          <table:table-cell table:formula="of:=2*[.$H11]/([.$H$5]*[.$H$4]*[.$D11]*[.$D11])" office:value-type="float" office:value="0.0759570447578802" calcext:value-type="float">
            <text:p>0.075957</text:p>
          </table:table-cell>
          <table:table-cell/>
          <table:table-cell table:formula="of:=3.6*[.D11]" office:value-type="float" office:value="62.847965738758" calcext:value-type="float">
            <text:p>62.847965738758</text:p>
          </table:table-cell>
          <table:table-cell table:formula="of:=[.L12]-[.L11]" office:value-type="float" office:value="0.856531049250528" calcext:value-type="float">
            <text:p>0.85653104925052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8" calcext:value-type="float">
            <text:p>128</text:p>
          </table:table-cell>
          <table:table-cell office:value-type="float" office:value="118" calcext:value-type="float">
            <text:p>118</text:p>
          </table:table-cell>
          <table:table-cell table:formula="of:=([.$B$4]+([.B12]-[.$B$3])*[.$C$5])/3.6" office:value-type="float" office:value="17.6956935522246" calcext:value-type="float">
            <text:p>17.696</text:p>
          </table:table-cell>
          <table:table-cell table:formula="of:=[.$D$4]+([.C12]-[.$D$3])*[.$E$5]" office:value-type="float" office:value="0.738636363636364" calcext:value-type="float">
            <text:p>0.7386</text:p>
          </table:table-cell>
          <table:table-cell table:formula="of:=ASIN([.E12]/[.D12])" office:value-type="float" office:value="0.0417531541838543" calcext:value-type="float">
            <text:p>0.0418</text:p>
          </table:table-cell>
          <table:table-cell table:formula="of:=9.8*[.$H$3]*COS([.F12])" office:value-type="float" office:value="3427.01063043339" calcext:value-type="float">
            <text:p>3,427.01</text:p>
          </table:table-cell>
          <table:table-cell table:formula="of:=9.8*[.$H$3]*SIN([.F12])" office:value-type="float" office:value="143.171711229947" calcext:value-type="float">
            <text:p>143.17</text:p>
          </table:table-cell>
          <table:table-cell table:formula="of:=2*[.$G12]/([.$H$5]*[.$H$4]*[.$D12]*[.$D12])" office:value-type="float" office:value="1.4409618933797" calcext:value-type="float">
            <text:p>1.440962</text:p>
          </table:table-cell>
          <table:table-cell table:formula="of:=2*[.$H12]/([.$H$5]*[.$H$4]*[.$D12]*[.$D12])" office:value-type="float" office:value="0.0601996907334441" calcext:value-type="float">
            <text:p>0.060200</text:p>
          </table:table-cell>
          <table:table-cell/>
          <table:table-cell table:formula="of:=3.6*[.D12]" office:value-type="float" office:value="63.7044967880086" calcext:value-type="float">
            <text:p>63.7044967880086</text:p>
          </table:table-cell>
          <table:table-cell table:formula="of:=[.L13]-[.L12]" office:value-type="float" office:value="0.856531049250542" calcext:value-type="float">
            <text:p>0.85653104925054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2" calcext:value-type="float">
            <text:p>132</text:p>
          </table:table-cell>
          <table:table-cell office:value-type="float" office:value="114" calcext:value-type="float">
            <text:p>114</text:p>
          </table:table-cell>
          <table:table-cell table:formula="of:=([.$B$4]+([.B13]-[.$B$3])*[.$C$5])/3.6" office:value-type="float" office:value="17.9336188436831" calcext:value-type="float">
            <text:p>17.934</text:p>
          </table:table-cell>
          <table:table-cell table:formula="of:=[.$D$4]+([.C13]-[.$D$3])*[.$E$5]" office:value-type="float" office:value="0.681818181818182" calcext:value-type="float">
            <text:p>0.6818</text:p>
          </table:table-cell>
          <table:table-cell table:formula="of:=ASIN([.E13]/[.D13])" office:value-type="float" office:value="0.0380281609473319" calcext:value-type="float">
            <text:p>0.0380</text:p>
          </table:table-cell>
          <table:table-cell table:formula="of:=9.8*[.$H$3]*COS([.F13])" office:value-type="float" office:value="3427.52016701269" calcext:value-type="float">
            <text:p>3,427.52</text:p>
          </table:table-cell>
          <table:table-cell table:formula="of:=9.8*[.$H$3]*SIN([.F13])" office:value-type="float" office:value="130.405156037992" calcext:value-type="float">
            <text:p>130.41</text:p>
          </table:table-cell>
          <table:table-cell table:formula="of:=2*[.$G13]/([.$H$5]*[.$H$4]*[.$D13]*[.$D13])" office:value-type="float" office:value="1.40318964241703" calcext:value-type="float">
            <text:p>1.403190</text:p>
          </table:table-cell>
          <table:table-cell table:formula="of:=2*[.$H13]/([.$H$5]*[.$H$4]*[.$D13]*[.$D13])" office:value-type="float" office:value="0.0533864588256439" calcext:value-type="float">
            <text:p>0.053386</text:p>
          </table:table-cell>
          <table:table-cell/>
          <table:table-cell table:formula="of:=3.6*[.D13]" office:value-type="float" office:value="64.5610278372591" calcext:value-type="float">
            <text:p>64.5610278372591</text:p>
          </table:table-cell>
          <table:table-cell table:formula="of:=[.L14]-[.L13]" office:value-type="float" office:value="1.49892933618844" calcext:value-type="float">
            <text:p>1.4989293361884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9" calcext:value-type="float">
            <text:p>139</text:p>
          </table:table-cell>
          <table:table-cell office:value-type="float" office:value="111" calcext:value-type="float">
            <text:p>111</text:p>
          </table:table-cell>
          <table:table-cell table:formula="of:=([.$B$4]+([.B14]-[.$B$3])*[.$C$5])/3.6" office:value-type="float" office:value="18.3499881037354" calcext:value-type="float">
            <text:p>18.350</text:p>
          </table:table-cell>
          <table:table-cell table:formula="of:=[.$D$4]+([.C14]-[.$D$3])*[.$E$5]" office:value-type="float" office:value="0.639204545454545" calcext:value-type="float">
            <text:p>0.6392</text:p>
          </table:table-cell>
          <table:table-cell table:formula="of:=ASIN([.E14]/[.D14])" office:value-type="float" office:value="0.0348411062817413" calcext:value-type="float">
            <text:p>0.0348</text:p>
          </table:table-cell>
          <table:table-cell table:formula="of:=9.8*[.$H$3]*COS([.F14])" office:value-type="float" office:value="3427.91836747963" calcext:value-type="float">
            <text:p>3,427.92</text:p>
          </table:table-cell>
          <table:table-cell table:formula="of:=9.8*[.$H$3]*SIN([.F14])" office:value-type="float" office:value="119.480818108148" calcext:value-type="float">
            <text:p>119.48</text:p>
          </table:table-cell>
          <table:table-cell table:formula="of:=2*[.$G14]/([.$H$5]*[.$H$4]*[.$D14]*[.$D14])" office:value-type="float" office:value="1.34038981386488" calcext:value-type="float">
            <text:p>1.340390</text:p>
          </table:table-cell>
          <table:table-cell table:formula="of:=2*[.$H14]/([.$H$5]*[.$H$4]*[.$D14]*[.$D14])" office:value-type="float" office:value="0.0467195698309919" calcext:value-type="float">
            <text:p>0.046720</text:p>
          </table:table-cell>
          <table:table-cell/>
          <table:table-cell table:formula="of:=3.6*[.D14]" office:value-type="float" office:value="66.0599571734475" calcext:value-type="float">
            <text:p>66.0599571734475</text:p>
          </table:table-cell>
          <table:table-cell table:formula="of:=[.L15]-[.L14]" office:value-type="float" office:value="2.14132762312633" calcext:value-type="float">
            <text:p>2.1413276231263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9" calcext:value-type="float">
            <text:p>149</text:p>
          </table:table-cell>
          <table:table-cell office:value-type="float" office:value="108" calcext:value-type="float">
            <text:p>108</text:p>
          </table:table-cell>
          <table:table-cell table:formula="of:=([.$B$4]+([.B15]-[.$B$3])*[.$C$5])/3.6" office:value-type="float" office:value="18.9448013323816" calcext:value-type="float">
            <text:p>18.945</text:p>
          </table:table-cell>
          <table:table-cell table:formula="of:=[.$D$4]+([.C15]-[.$D$3])*[.$E$5]" office:value-type="float" office:value="0.596590909090909" calcext:value-type="float">
            <text:p>0.5966</text:p>
          </table:table-cell>
          <table:table-cell table:formula="of:=ASIN([.E15]/[.D15])" office:value-type="float" office:value="0.0314962161681952" calcext:value-type="float">
            <text:p>0.0315</text:p>
          </table:table-cell>
          <table:table-cell table:formula="of:=9.8*[.$H$3]*COS([.F15])" office:value-type="float" office:value="3428.29884068735" calcext:value-type="float">
            <text:p>3,428.30</text:p>
          </table:table-cell>
          <table:table-cell table:formula="of:=9.8*[.$H$3]*SIN([.F15])" office:value-type="float" office:value="108.014160839161" calcext:value-type="float">
            <text:p>108.01</text:p>
          </table:table-cell>
          <table:table-cell table:formula="of:=2*[.$G15]/([.$H$5]*[.$H$4]*[.$D15]*[.$D15])" office:value-type="float" office:value="1.25768181939519" calcext:value-type="float">
            <text:p>1.257682</text:p>
          </table:table-cell>
          <table:table-cell table:formula="of:=2*[.$H15]/([.$H$5]*[.$H$4]*[.$D15]*[.$D15])" office:value-type="float" office:value="0.039625322247988" calcext:value-type="float">
            <text:p>0.039625</text:p>
          </table:table-cell>
          <table:table-cell/>
          <table:table-cell table:formula="of:=3.6*[.D15]" office:value-type="float" office:value="68.2012847965739" calcext:value-type="float">
            <text:p>68.2012847965739</text:p>
          </table:table-cell>
          <table:table-cell table:formula="of:=[.L16]-[.L15]" office:value-type="float" office:value="1.71306209850107" calcext:value-type="float">
            <text:p>1.7130620985010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57" calcext:value-type="float">
            <text:p>157</text:p>
          </table:table-cell>
          <table:table-cell office:value-type="float" office:value="106" calcext:value-type="float">
            <text:p>106</text:p>
          </table:table-cell>
          <table:table-cell table:formula="of:=([.$B$4]+([.B16]-[.$B$3])*[.$C$5])/3.6" office:value-type="float" office:value="19.4206519152986" calcext:value-type="float">
            <text:p>19.421</text:p>
          </table:table-cell>
          <table:table-cell table:formula="of:=[.$D$4]+([.C16]-[.$D$3])*[.$E$5]" office:value-type="float" office:value="0.568181818181818" calcext:value-type="float">
            <text:p>0.5682</text:p>
          </table:table-cell>
          <table:table-cell table:formula="of:=ASIN([.E16]/[.D16])" office:value-type="float" office:value="0.029260753321665" calcext:value-type="float">
            <text:p>0.0293</text:p>
          </table:table-cell>
          <table:table-cell table:formula="of:=9.8*[.$H$3]*COS([.F16])" office:value-type="float" office:value="3428.53173602441" calcext:value-type="float">
            <text:p>3,428.53</text:p>
          </table:table-cell>
          <table:table-cell table:formula="of:=9.8*[.$H$3]*SIN([.F16])" office:value-type="float" office:value="100.350062647919" calcext:value-type="float">
            <text:p>100.35</text:p>
          </table:table-cell>
          <table:table-cell table:formula="of:=2*[.$G16]/([.$H$5]*[.$H$4]*[.$D16]*[.$D16])" office:value-type="float" office:value="1.19688600008946" calcext:value-type="float">
            <text:p>1.196886</text:p>
          </table:table-cell>
          <table:table-cell table:formula="of:=2*[.$H16]/([.$H$5]*[.$H$4]*[.$D16]*[.$D16])" office:value-type="float" office:value="0.0350317845477103" calcext:value-type="float">
            <text:p>0.035032</text:p>
          </table:table-cell>
          <table:table-cell/>
          <table:table-cell table:formula="of:=3.6*[.D16]" office:value-type="float" office:value="69.9143468950749" calcext:value-type="float">
            <text:p>69.9143468950749</text:p>
          </table:table-cell>
          <table:table-cell table:formula="of:=[.L17]-[.L16]" office:value-type="float" office:value="1.71306209850107" calcext:value-type="float">
            <text:p>1.7130620985010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65" calcext:value-type="float">
            <text:p>165</text:p>
          </table:table-cell>
          <table:table-cell office:value-type="float" office:value="105" calcext:value-type="float">
            <text:p>105</text:p>
          </table:table-cell>
          <table:table-cell table:formula="of:=([.$B$4]+([.B17]-[.$B$3])*[.$C$5])/3.6" office:value-type="float" office:value="19.8965024982156" calcext:value-type="float">
            <text:p>19.897</text:p>
          </table:table-cell>
          <table:table-cell table:formula="of:=[.$D$4]+([.C17]-[.$D$3])*[.$E$5]" office:value-type="float" office:value="0.553977272727273" calcext:value-type="float">
            <text:p>0.5540</text:p>
          </table:table-cell>
          <table:table-cell table:formula="of:=ASIN([.E17]/[.D17])" office:value-type="float" office:value="0.0278465461136174" calcext:value-type="float">
            <text:p>0.0278</text:p>
          </table:table-cell>
          <table:table-cell table:formula="of:=9.8*[.$H$3]*COS([.F17])" office:value-type="float" office:value="3428.67022325868" calcext:value-type="float">
            <text:p>3,428.67</text:p>
          </table:table-cell>
          <table:table-cell table:formula="of:=9.8*[.$H$3]*SIN([.F17])" office:value-type="float" office:value="95.5013096208724" calcext:value-type="float">
            <text:p>95.50</text:p>
          </table:table-cell>
          <table:table-cell table:formula="of:=2*[.$G17]/([.$H$5]*[.$H$4]*[.$D17]*[.$D17])" office:value-type="float" office:value="1.1403665138109" calcext:value-type="float">
            <text:p>1.140367</text:p>
          </table:table-cell>
          <table:table-cell table:formula="of:=2*[.$H17]/([.$H$5]*[.$H$4]*[.$D17]*[.$D17])" office:value-type="float" office:value="0.0317634792573381" calcext:value-type="float">
            <text:p>0.031763</text:p>
          </table:table-cell>
          <table:table-cell/>
          <table:table-cell table:formula="of:=3.6*[.D17]" office:value-type="float" office:value="71.627408993576" calcext:value-type="float">
            <text:p>71.627408993576</text:p>
          </table:table-cell>
          <table:table-cell table:formula="of:=[.L18]-[.L17]" office:value-type="float" office:value="2.14132762312634" calcext:value-type="float">
            <text:p>2.1413276231263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75" calcext:value-type="float">
            <text:p>175</text:p>
          </table:table-cell>
          <table:table-cell office:value-type="float" office:value="104" calcext:value-type="float">
            <text:p>104</text:p>
          </table:table-cell>
          <table:table-cell table:formula="of:=([.$B$4]+([.B18]-[.$B$3])*[.$C$5])/3.6" office:value-type="float" office:value="20.4913157268618" calcext:value-type="float">
            <text:p>20.491</text:p>
          </table:table-cell>
          <table:table-cell table:formula="of:=[.$D$4]+([.C18]-[.$D$3])*[.$E$5]" office:value-type="float" office:value="0.539772727272727" calcext:value-type="float">
            <text:p>0.5398</text:p>
          </table:table-cell>
          <table:table-cell table:formula="of:=ASIN([.E18]/[.D18])" office:value-type="float" office:value="0.0263445830697383" calcext:value-type="float">
            <text:p>0.0263</text:p>
          </table:table-cell>
          <table:table-cell table:formula="of:=9.8*[.$H$3]*COS([.F18])" office:value-type="float" office:value="3428.80979528661" calcext:value-type="float">
            <text:p>3,428.81</text:p>
          </table:table-cell>
          <table:table-cell table:formula="of:=9.8*[.$H$3]*SIN([.F18])" office:value-type="float" office:value="90.3514678717509" calcext:value-type="float">
            <text:p>90.35</text:p>
          </table:table-cell>
          <table:table-cell table:formula="of:=2*[.$G18]/([.$H$5]*[.$H$4]*[.$D18]*[.$D18])" office:value-type="float" office:value="1.07516700049726" calcext:value-type="float">
            <text:p>1.075167</text:p>
          </table:table-cell>
          <table:table-cell table:formula="of:=2*[.$H18]/([.$H$5]*[.$H$4]*[.$D18]*[.$D18])" office:value-type="float" office:value="0.0283313810044909" calcext:value-type="float">
            <text:p>0.028331</text:p>
          </table:table-cell>
          <table:table-cell/>
          <table:table-cell table:formula="of:=3.6*[.D18]" office:value-type="float" office:value="73.7687366167024" calcext:value-type="float">
            <text:p>73.7687366167024</text:p>
          </table:table-cell>
          <table:table-cell table:formula="of:=[.L19]-[.L18]" office:value-type="float" office:value="2.99785867237688" calcext:value-type="float">
            <text:p>2.9978586723768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89" calcext:value-type="float">
            <text:p>189</text:p>
          </table:table-cell>
          <table:table-cell office:value-type="float" office:value="103" calcext:value-type="float">
            <text:p>103</text:p>
          </table:table-cell>
          <table:table-cell table:formula="of:=([.$B$4]+([.B19]-[.$B$3])*[.$C$5])/3.6" office:value-type="float" office:value="21.3240542469665" calcext:value-type="float">
            <text:p>21.324</text:p>
          </table:table-cell>
          <table:table-cell table:formula="of:=[.$D$4]+([.C19]-[.$D$3])*[.$E$5]" office:value-type="float" office:value="0.525568181818182" calcext:value-type="float">
            <text:p>0.5256</text:p>
          </table:table-cell>
          <table:table-cell table:formula="of:=ASIN([.E19]/[.D19])" office:value-type="float" office:value="0.0246492247986538" calcext:value-type="float">
            <text:p>0.0246</text:p>
          </table:table-cell>
          <table:table-cell table:formula="of:=9.8*[.$H$3]*COS([.F19])" office:value-type="float" office:value="3428.95804571221" calcext:value-type="float">
            <text:p>3,428.96</text:p>
          </table:table-cell>
          <table:table-cell table:formula="of:=9.8*[.$H$3]*SIN([.F19])" office:value-type="float" office:value="84.5382797641689" calcext:value-type="float">
            <text:p>84.54</text:p>
          </table:table-cell>
          <table:table-cell table:formula="of:=2*[.$G19]/([.$H$5]*[.$H$4]*[.$D19]*[.$D19])" office:value-type="float" office:value="0.992875595166871" calcext:value-type="float">
            <text:p>0.992876</text:p>
          </table:table-cell>
          <table:table-cell table:formula="of:=2*[.$H19]/([.$H$5]*[.$H$4]*[.$D19]*[.$D19])" office:value-type="float" office:value="0.0244785715416354" calcext:value-type="float">
            <text:p>0.024479</text:p>
          </table:table-cell>
          <table:table-cell/>
          <table:table-cell table:formula="of:=3.6*[.D19]" office:value-type="float" office:value="76.7665952890792" calcext:value-type="float">
            <text:p>76.7665952890792</text:p>
          </table:table-cell>
          <table:table-cell table:formula="of:=[.L20]-[.L19]" office:value-type="float" office:value="2.78372591006423" calcext:value-type="float">
            <text:p>2.7837259100642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02" calcext:value-type="float">
            <text:p>202</text:p>
          </table:table-cell>
          <table:table-cell office:value-type="float" office:value="103" calcext:value-type="float">
            <text:p>103</text:p>
          </table:table-cell>
          <table:table-cell table:formula="of:=([.$B$4]+([.B20]-[.$B$3])*[.$C$5])/3.6" office:value-type="float" office:value="22.0973114442065" calcext:value-type="float">
            <text:p>22.097</text:p>
          </table:table-cell>
          <table:table-cell table:formula="of:=[.$D$4]+([.C20]-[.$D$3])*[.$E$5]" office:value-type="float" office:value="0.525568181818182" calcext:value-type="float">
            <text:p>0.5256</text:p>
          </table:table-cell>
          <table:table-cell table:formula="of:=ASIN([.E20]/[.D20])" office:value-type="float" office:value="0.023786502140484" calcext:value-type="float">
            <text:p>0.0238</text:p>
          </table:table-cell>
          <table:table-cell table:formula="of:=9.8*[.$H$3]*COS([.F20])" office:value-type="float" office:value="3429.02970272243" calcext:value-type="float">
            <text:p>3,429.03</text:p>
          </table:table-cell>
          <table:table-cell table:formula="of:=9.8*[.$H$3]*SIN([.F20])" office:value-type="float" office:value="81.5800088706717" calcext:value-type="float">
            <text:p>81.58</text:p>
          </table:table-cell>
          <table:table-cell table:formula="of:=2*[.$G20]/([.$H$5]*[.$H$4]*[.$D20]*[.$D20])" office:value-type="float" office:value="0.924622793508185" calcext:value-type="float">
            <text:p>0.924623</text:p>
          </table:table-cell>
          <table:table-cell table:formula="of:=2*[.$H20]/([.$H$5]*[.$H$4]*[.$D20]*[.$D20])" office:value-type="float" office:value="0.0219976909609549" calcext:value-type="float">
            <text:p>0.021998</text:p>
          </table:table-cell>
          <table:table-cell/>
          <table:table-cell table:formula="of:=3.6*[.D20]" office:value-type="float" office:value="79.5503211991435" calcext:value-type="float">
            <text:p>79.5503211991435</text:p>
          </table:table-cell>
          <table:table-cell table:formula="of:=[.L21]-[.L20]" office:value-type="float" office:value="4.06852248394004" calcext:value-type="float">
            <text:p>4.0685224839400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21" calcext:value-type="float">
            <text:p>221</text:p>
          </table:table-cell>
          <table:table-cell office:value-type="float" office:value="104" calcext:value-type="float">
            <text:p>104</text:p>
          </table:table-cell>
          <table:table-cell table:formula="of:=([.$B$4]+([.B21]-[.$B$3])*[.$C$5])/3.6" office:value-type="float" office:value="23.2274565786343" calcext:value-type="float">
            <text:p>23.227</text:p>
          </table:table-cell>
          <table:table-cell table:formula="of:=[.$D$4]+([.C21]-[.$D$3])*[.$E$5]" office:value-type="float" office:value="0.539772727272727" calcext:value-type="float">
            <text:p>0.5398</text:p>
          </table:table-cell>
          <table:table-cell table:formula="of:=ASIN([.E21]/[.D21])" office:value-type="float" office:value="0.0232406557116991" calcext:value-type="float">
            <text:p>0.0232</text:p>
          </table:table-cell>
          <table:table-cell table:formula="of:=9.8*[.$H$3]*COS([.F21])" office:value-type="float" office:value="3429.07372203991" calcext:value-type="float">
            <text:p>3,429.07</text:p>
          </table:table-cell>
          <table:table-cell table:formula="of:=9.8*[.$H$3]*SIN([.F21])" office:value-type="float" office:value="79.7082731928763" calcext:value-type="float">
            <text:p>79.71</text:p>
          </table:table-cell>
          <table:table-cell table:formula="of:=2*[.$G21]/([.$H$5]*[.$H$4]*[.$D21]*[.$D21])" office:value-type="float" office:value="0.836846357624171" calcext:value-type="float">
            <text:p>0.836846</text:p>
          </table:table-cell>
          <table:table-cell table:formula="of:=2*[.$H21]/([.$H$5]*[.$H$4]*[.$D21]*[.$D21])" office:value-type="float" office:value="0.0194523604626062" calcext:value-type="float">
            <text:p>0.019452</text:p>
          </table:table-cell>
          <table:table-cell/>
          <table:table-cell table:formula="of:=3.6*[.D21]" office:value-type="float" office:value="83.6188436830835" calcext:value-type="float">
            <text:p>83.6188436830835</text:p>
          </table:table-cell>
          <table:table-cell table:formula="of:=[.L22]-[.L21]" office:value-type="float" office:value="4.92505353319058" calcext:value-type="float">
            <text:p>4.9250535331905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44" calcext:value-type="float">
            <text:p>244</text:p>
          </table:table-cell>
          <table:table-cell office:value-type="float" office:value="107" calcext:value-type="float">
            <text:p>107</text:p>
          </table:table-cell>
          <table:table-cell table:formula="of:=([.$B$4]+([.B22]-[.$B$3])*[.$C$5])/3.6" office:value-type="float" office:value="24.5955270045206" calcext:value-type="float">
            <text:p>24.596</text:p>
          </table:table-cell>
          <table:table-cell table:formula="of:=[.$D$4]+([.C22]-[.$D$3])*[.$E$5]" office:value-type="float" office:value="0.582386363636364" calcext:value-type="float">
            <text:p>0.5824</text:p>
          </table:table-cell>
          <table:table-cell table:formula="of:=ASIN([.E22]/[.D22])" office:value-type="float" office:value="0.0236807610876006" calcext:value-type="float">
            <text:p>0.0237</text:p>
          </table:table-cell>
          <table:table-cell table:formula="of:=9.8*[.$H$3]*COS([.F22])" office:value-type="float" office:value="3429.03830990816" calcext:value-type="float">
            <text:p>3,429.04</text:p>
          </table:table-cell>
          <table:table-cell table:formula="of:=9.8*[.$H$3]*SIN([.F22])" office:value-type="float" office:value="81.2174192041332" calcext:value-type="float">
            <text:p>81.22</text:p>
          </table:table-cell>
          <table:table-cell table:formula="of:=2*[.$G22]/([.$H$5]*[.$H$4]*[.$D22]*[.$D22])" office:value-type="float" office:value="0.746332396752151" calcext:value-type="float">
            <text:p>0.746332</text:p>
          </table:table-cell>
          <table:table-cell table:formula="of:=2*[.$H22]/([.$H$5]*[.$H$4]*[.$D22]*[.$D22])" office:value-type="float" office:value="0.0176770236009024" calcext:value-type="float">
            <text:p>0.017677</text:p>
          </table:table-cell>
          <table:table-cell/>
          <table:table-cell table:formula="of:=3.6*[.D22]" office:value-type="float" office:value="88.5438972162741" calcext:value-type="float">
            <text:p>88.5438972162741</text:p>
          </table:table-cell>
          <table:table-cell table:formula="of:=[.L23]-[.L22]" office:value-type="float" office:value="4.28265524625267" calcext:value-type="float">
            <text:p>4.2826552462526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64" calcext:value-type="float">
            <text:p>264</text:p>
          </table:table-cell>
          <table:table-cell office:value-type="float" office:value="110" calcext:value-type="float">
            <text:p>110</text:p>
          </table:table-cell>
          <table:table-cell table:formula="of:=([.$B$4]+([.B23]-[.$B$3])*[.$C$5])/3.6" office:value-type="float" office:value="25.785153461813" calcext:value-type="float">
            <text:p>25.785</text:p>
          </table:table-cell>
          <table:table-cell table:formula="of:=[.$D$4]+([.C23]-[.$D$3])*[.$E$5]" office:value-type="float" office:value="0.625" calcext:value-type="float">
            <text:p>0.6250</text:p>
          </table:table-cell>
          <table:table-cell table:formula="of:=ASIN([.E23]/[.D23])" office:value-type="float" office:value="0.0242411284005352" calcext:value-type="float">
            <text:p>0.0242</text:p>
          </table:table-cell>
          <table:table-cell table:formula="of:=9.8*[.$H$3]*COS([.F23])" office:value-type="float" office:value="3428.99225994482" calcext:value-type="float">
            <text:p>3,428.99</text:p>
          </table:table-cell>
          <table:table-cell table:formula="of:=9.8*[.$H$3]*SIN([.F23])" office:value-type="float" office:value="83.1389273356402" calcext:value-type="float">
            <text:p>83.14</text:p>
          </table:table-cell>
          <table:table-cell table:formula="of:=2*[.$G23]/([.$H$5]*[.$H$4]*[.$D23]*[.$D23])" office:value-type="float" office:value="0.679046141278988" calcext:value-type="float">
            <text:p>0.679046</text:p>
          </table:table-cell>
          <table:table-cell table:formula="of:=2*[.$H23]/([.$H$5]*[.$H$4]*[.$D23]*[.$D23])" office:value-type="float" office:value="0.0164640697667393" calcext:value-type="float">
            <text:p>0.016464</text:p>
          </table:table-cell>
          <table:table-cell/>
          <table:table-cell table:formula="of:=3.6*[.D23]" office:value-type="float" office:value="92.8265524625268" calcext:value-type="float">
            <text:p>92.8265524625268</text:p>
          </table:table-cell>
          <table:table-cell table:formula="of:=[.L24]-[.L23]" office:value-type="float" office:value="4.49678800856532" calcext:value-type="float">
            <text:p>4.4967880085653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85" calcext:value-type="float">
            <text:p>285</text:p>
          </table:table-cell>
          <table:table-cell office:value-type="float" office:value="114" calcext:value-type="float">
            <text:p>114</text:p>
          </table:table-cell>
          <table:table-cell table:formula="of:=([.$B$4]+([.B24]-[.$B$3])*[.$C$5])/3.6" office:value-type="float" office:value="27.03426124197" calcext:value-type="float">
            <text:p>27.034</text:p>
          </table:table-cell>
          <table:table-cell table:formula="of:=[.$D$4]+([.C24]-[.$D$3])*[.$E$5]" office:value-type="float" office:value="0.681818181818182" calcext:value-type="float">
            <text:p>0.6818</text:p>
          </table:table-cell>
          <table:table-cell table:formula="of:=ASIN([.E24]/[.D24])" office:value-type="float" office:value="0.0252231965072649" calcext:value-type="float">
            <text:p>0.0252</text:p>
          </table:table-cell>
          <table:table-cell table:formula="of:=9.8*[.$H$3]*COS([.F24])" office:value-type="float" office:value="3428.90895831" calcext:value-type="float">
            <text:p>3,428.91</text:p>
          </table:table-cell>
          <table:table-cell table:formula="of:=9.8*[.$H$3]*SIN([.F24])" office:value-type="float" office:value="86.5063906390639" calcext:value-type="float">
            <text:p>86.51</text:p>
          </table:table-cell>
          <table:table-cell table:formula="of:=2*[.$G24]/([.$H$5]*[.$H$4]*[.$D24]*[.$D24])" office:value-type="float" office:value="0.617730668878359" calcext:value-type="float">
            <text:p>0.617731</text:p>
          </table:table-cell>
          <table:table-cell table:formula="of:=2*[.$H24]/([.$H$5]*[.$H$4]*[.$D24]*[.$D24])" office:value-type="float" office:value="0.0155844471817237" calcext:value-type="float">
            <text:p>0.015584</text:p>
          </table:table-cell>
          <table:table-cell/>
          <table:table-cell table:formula="of:=3.6*[.D24]" office:value-type="float" office:value="97.3233404710921" calcext:value-type="float">
            <text:p>97.3233404710921</text:p>
          </table:table-cell>
          <table:table-cell table:formula="of:=[.L25]-[.L24]" office:value-type="float" office:value="5.35331905781584" calcext:value-type="float">
            <text:p>5.3533190578158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10" calcext:value-type="float">
            <text:p>310</text:p>
          </table:table-cell>
          <table:table-cell office:value-type="float" office:value="119" calcext:value-type="float">
            <text:p>119</text:p>
          </table:table-cell>
          <table:table-cell table:formula="of:=([.$B$4]+([.B25]-[.$B$3])*[.$C$5])/3.6" office:value-type="float" office:value="28.5212943135855" calcext:value-type="float">
            <text:p>28.521</text:p>
          </table:table-cell>
          <table:table-cell table:formula="of:=[.$D$4]+([.C25]-[.$D$3])*[.$E$5]" office:value-type="float" office:value="0.752840909090909" calcext:value-type="float">
            <text:p>0.7528</text:p>
          </table:table-cell>
          <table:table-cell table:formula="of:=ASIN([.E25]/[.D25])" office:value-type="float" office:value="0.026398814516233" calcext:value-type="float">
            <text:p>0.0264</text:p>
          </table:table-cell>
          <table:table-cell table:formula="of:=9.8*[.$H$3]*COS([.F25])" office:value-type="float" office:value="3428.80489035367" calcext:value-type="float">
            <text:p>3,428.80</text:p>
          </table:table-cell>
          <table:table-cell table:formula="of:=9.8*[.$H$3]*SIN([.F25])" office:value-type="float" office:value="90.5374170537492" calcext:value-type="float">
            <text:p>90.54</text:p>
          </table:table-cell>
          <table:table-cell table:formula="of:=2*[.$G25]/([.$H$5]*[.$H$4]*[.$D25]*[.$D25])" office:value-type="float" office:value="0.554978980218769" calcext:value-type="float">
            <text:p>0.554979</text:p>
          </table:table-cell>
          <table:table-cell table:formula="of:=2*[.$H25]/([.$H$5]*[.$H$4]*[.$D25]*[.$D25])" office:value-type="float" office:value="0.0146541914733878" calcext:value-type="float">
            <text:p>0.014654</text:p>
          </table:table-cell>
          <table:table-cell/>
          <table:table-cell table:formula="of:=3.6*[.D25]" office:value-type="float" office:value="102.676659528908" calcext:value-type="float">
            <text:p>102.676659528908</text:p>
          </table:table-cell>
          <table:table-cell table:formula="of:=[.L26]-[.L25]" office:value-type="float" office:value="5.13918629550321" calcext:value-type="float">
            <text:p>5.1391862955032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34" calcext:value-type="float">
            <text:p>334</text:p>
          </table:table-cell>
          <table:table-cell office:value-type="float" office:value="125" calcext:value-type="float">
            <text:p>125</text:p>
          </table:table-cell>
          <table:table-cell table:formula="of:=([.$B$4]+([.B26]-[.$B$3])*[.$C$5])/3.6" office:value-type="float" office:value="29.9488460623364" calcext:value-type="float">
            <text:p>29.949</text:p>
          </table:table-cell>
          <table:table-cell table:formula="of:=[.$D$4]+([.C26]-[.$D$3])*[.$E$5]" office:value-type="float" office:value="0.838068181818182" calcext:value-type="float">
            <text:p>0.8381</text:p>
          </table:table-cell>
          <table:table-cell table:formula="of:=ASIN([.E26]/[.D26])" office:value-type="float" office:value="0.0279869747164264" calcext:value-type="float">
            <text:p>0.0280</text:p>
          </table:table-cell>
          <table:table-cell table:formula="of:=9.8*[.$H$3]*COS([.F26])" office:value-type="float" office:value="3428.65677833623" calcext:value-type="float">
            <text:p>3,428.66</text:p>
          </table:table-cell>
          <table:table-cell table:formula="of:=9.8*[.$H$3]*SIN([.F26])" office:value-type="float" office:value="95.982792046583" calcext:value-type="float">
            <text:p>95.98</text:p>
          </table:table-cell>
          <table:table-cell table:formula="of:=2*[.$G26]/([.$H$5]*[.$H$4]*[.$D26]*[.$D26])" office:value-type="float" office:value="0.503310565770492" calcext:value-type="float">
            <text:p>0.503311</text:p>
          </table:table-cell>
          <table:table-cell table:formula="of:=2*[.$H26]/([.$H$5]*[.$H$4]*[.$D26]*[.$D26])" office:value-type="float" office:value="0.0140898189852177" calcext:value-type="float">
            <text:p>0.014090</text:p>
          </table:table-cell>
          <table:table-cell/>
          <table:table-cell table:formula="of:=3.6*[.D26]" office:value-type="float" office:value="107.815845824411" calcext:value-type="float">
            <text:p>107.815845824411</text:p>
          </table:table-cell>
          <table:table-cell table:formula="of:=[.L27]-[.L26]" office:value-type="float" office:value="4.49678800856532" calcext:value-type="float">
            <text:p>4.4967880085653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55" calcext:value-type="float">
            <text:p>355</text:p>
          </table:table-cell>
          <table:table-cell office:value-type="float" office:value="130" calcext:value-type="float">
            <text:p>130</text:p>
          </table:table-cell>
          <table:table-cell table:formula="of:=([.$B$4]+([.B27]-[.$B$3])*[.$C$5])/3.6" office:value-type="float" office:value="31.1979538424935" calcext:value-type="float">
            <text:p>31.198</text:p>
          </table:table-cell>
          <table:table-cell table:formula="of:=[.$D$4]+([.C27]-[.$D$3])*[.$E$5]" office:value-type="float" office:value="0.909090909090909" calcext:value-type="float">
            <text:p>0.9091</text:p>
          </table:table-cell>
          <table:table-cell table:formula="of:=ASIN([.E27]/[.D27])" office:value-type="float" office:value="0.0291435654862372" calcext:value-type="float">
            <text:p>0.0291</text:p>
          </table:table-cell>
          <table:table-cell table:formula="of:=9.8*[.$H$3]*COS([.F27])" office:value-type="float" office:value="3428.54347228902" calcext:value-type="float">
            <text:p>3,428.54</text:p>
          </table:table-cell>
          <table:table-cell table:formula="of:=9.8*[.$H$3]*SIN([.F27])" office:value-type="float" office:value="99.9482797469452" calcext:value-type="float">
            <text:p>99.95</text:p>
          </table:table-cell>
          <table:table-cell table:formula="of:=2*[.$G27]/([.$H$5]*[.$H$4]*[.$D27]*[.$D27])" office:value-type="float" office:value="0.463798841916884" calcext:value-type="float">
            <text:p>0.463799</text:p>
          </table:table-cell>
          <table:table-cell table:formula="of:=2*[.$H27]/([.$H$5]*[.$H$4]*[.$D27]*[.$D27])" office:value-type="float" office:value="0.0135205800284834" calcext:value-type="float">
            <text:p>0.013521</text:p>
          </table:table-cell>
          <table:table-cell/>
          <table:table-cell table:formula="of:=3.6*[.D27]" office:value-type="float" office:value="112.312633832976" calcext:value-type="float">
            <text:p>112.312633832976</text:p>
          </table:table-cell>
          <table:table-cell table:formula="of:=[.L28]-[.L27]" office:value-type="float" office:value="5.56745182012848" calcext:value-type="float">
            <text:p>5.5674518201284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81" calcext:value-type="float">
            <text:p>381</text:p>
          </table:table-cell>
          <table:table-cell office:value-type="float" office:value="137" calcext:value-type="float">
            <text:p>137</text:p>
          </table:table-cell>
          <table:table-cell table:formula="of:=([.$B$4]+([.B28]-[.$B$3])*[.$C$5])/3.6" office:value-type="float" office:value="32.7444682369736" calcext:value-type="float">
            <text:p>32.744</text:p>
          </table:table-cell>
          <table:table-cell table:formula="of:=[.$D$4]+([.C28]-[.$D$3])*[.$E$5]" office:value-type="float" office:value="1.00852272727273" calcext:value-type="float">
            <text:p>1.0085</text:p>
          </table:table-cell>
          <table:table-cell table:formula="of:=ASIN([.E28]/[.D28])" office:value-type="float" office:value="0.0308046611129881" calcext:value-type="float">
            <text:p>0.0308</text:p>
          </table:table-cell>
          <table:table-cell table:formula="of:=9.8*[.$H$3]*COS([.F28])" office:value-type="float" office:value="3428.37271863118" calcext:value-type="float">
            <text:p>3,428.37</text:p>
          </table:table-cell>
          <table:table-cell table:formula="of:=9.8*[.$H$3]*SIN([.F28])" office:value-type="float" office:value="105.643277805301" calcext:value-type="float">
            <text:p>105.64</text:p>
          </table:table-cell>
          <table:table-cell table:formula="of:=2*[.$G28]/([.$H$5]*[.$H$4]*[.$D28]*[.$D28])" office:value-type="float" office:value="0.421002202989969" calcext:value-type="float">
            <text:p>0.421002</text:p>
          </table:table-cell>
          <table:table-cell table:formula="of:=2*[.$H28]/([.$H$5]*[.$H$4]*[.$D28]*[.$D28])" office:value-type="float" office:value="0.0129729339069267" calcext:value-type="float">
            <text:p>0.012973</text:p>
          </table:table-cell>
          <table:table-cell/>
          <table:table-cell table:formula="of:=3.6*[.D28]" office:value-type="float" office:value="117.880085653105" calcext:value-type="float">
            <text:p>117.880085653105</text:p>
          </table:table-cell>
          <table:table-cell table:formula="of:=[.L29]-[.L28]" office:value-type="float" office:value="5.13918629550321" calcext:value-type="float">
            <text:p>5.1391862955032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05" calcext:value-type="float">
            <text:p>405</text:p>
          </table:table-cell>
          <table:table-cell office:value-type="float" office:value="144" calcext:value-type="float">
            <text:p>144</text:p>
          </table:table-cell>
          <table:table-cell table:formula="of:=([.$B$4]+([.B29]-[.$B$3])*[.$C$5])/3.6" office:value-type="float" office:value="34.1720199857245" calcext:value-type="float">
            <text:p>34.172</text:p>
          </table:table-cell>
          <table:table-cell table:formula="of:=[.$D$4]+([.C29]-[.$D$3])*[.$E$5]" office:value-type="float" office:value="1.10795454545455" calcext:value-type="float">
            <text:p>1.1080</text:p>
          </table:table-cell>
          <table:table-cell table:formula="of:=ASIN([.E29]/[.D29])" office:value-type="float" office:value="0.0324285412201019" calcext:value-type="float">
            <text:p>0.0324</text:p>
          </table:table-cell>
          <table:table-cell table:formula="of:=9.8*[.$H$3]*COS([.F29])" office:value-type="float" office:value="3428.19664640383" calcext:value-type="float">
            <text:p>3,428.20</text:p>
          </table:table-cell>
          <table:table-cell table:formula="of:=9.8*[.$H$3]*SIN([.F29])" office:value-type="float" office:value="111.210402326133" calcext:value-type="float">
            <text:p>111.21</text:p>
          </table:table-cell>
          <table:table-cell table:formula="of:=2*[.$G29]/([.$H$5]*[.$H$4]*[.$D29]*[.$D29])" office:value-type="float" office:value="0.386541959731645" calcext:value-type="float">
            <text:p>0.386542</text:p>
          </table:table-cell>
          <table:table-cell table:formula="of:=2*[.$H29]/([.$H$5]*[.$H$4]*[.$D29]*[.$D29])" office:value-type="float" office:value="0.0125393876990056" calcext:value-type="float">
            <text:p>0.012539</text:p>
          </table:table-cell>
          <table:table-cell/>
          <table:table-cell table:formula="of:=3.6*[.D29]" office:value-type="float" office:value="123.019271948608" calcext:value-type="float">
            <text:p>123.019271948608</text:p>
          </table:table-cell>
          <table:table-cell table:formula="of:=[.L30]-[.L29]" office:value-type="float" office:value="5.56745182012848" calcext:value-type="float">
            <text:p>5.5674518201284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31" calcext:value-type="float">
            <text:p>431</text:p>
          </table:table-cell>
          <table:table-cell office:value-type="float" office:value="152" calcext:value-type="float">
            <text:p>152</text:p>
          </table:table-cell>
          <table:table-cell table:formula="of:=([.$B$4]+([.B30]-[.$B$3])*[.$C$5])/3.6" office:value-type="float" office:value="35.7185343802046" calcext:value-type="float">
            <text:p>35.719</text:p>
          </table:table-cell>
          <table:table-cell table:formula="of:=[.$D$4]+([.C30]-[.$D$3])*[.$E$5]" office:value-type="float" office:value="1.22159090909091" calcext:value-type="float">
            <text:p>1.2216</text:p>
          </table:table-cell>
          <table:table-cell table:formula="of:=ASIN([.E30]/[.D30])" office:value-type="float" office:value="0.0342071476139793" calcext:value-type="float">
            <text:p>0.0342</text:p>
          </table:table-cell>
          <table:table-cell table:formula="of:=9.8*[.$H$3]*COS([.F30])" office:value-type="float" office:value="3427.9934245285" calcext:value-type="float">
            <text:p>3,427.99</text:p>
          </table:table-cell>
          <table:table-cell table:formula="of:=9.8*[.$H$3]*SIN([.F30])" office:value-type="float" office:value="117.307635682386" calcext:value-type="float">
            <text:p>117.31</text:p>
          </table:table-cell>
          <table:table-cell table:formula="of:=2*[.$G30]/([.$H$5]*[.$H$4]*[.$D30]*[.$D30])" office:value-type="float" office:value="0.353773209157243" calcext:value-type="float">
            <text:p>0.353773</text:p>
          </table:table-cell>
          <table:table-cell table:formula="of:=2*[.$H30]/([.$H$5]*[.$H$4]*[.$D30]*[.$D30])" office:value-type="float" office:value="0.0121062947312143" calcext:value-type="float">
            <text:p>0.012106</text:p>
          </table:table-cell>
          <table:table-cell/>
          <table:table-cell table:formula="of:=3.6*[.D30]" office:value-type="float" office:value="128.586723768737" calcext:value-type="float">
            <text:p>128.586723768737</text:p>
          </table:table-cell>
          <table:table-cell table:formula="of:=[.L31]-[.L30]" office:value-type="float" office:value="5.56745182012847" calcext:value-type="float">
            <text:p>5.5674518201284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57" calcext:value-type="float">
            <text:p>457</text:p>
          </table:table-cell>
          <table:table-cell office:value-type="float" office:value="160" calcext:value-type="float">
            <text:p>160</text:p>
          </table:table-cell>
          <table:table-cell table:formula="of:=([.$B$4]+([.B31]-[.$B$3])*[.$C$5])/3.6" office:value-type="float" office:value="37.2650487746847" calcext:value-type="float">
            <text:p>37.265</text:p>
          </table:table-cell>
          <table:table-cell table:formula="of:=[.$D$4]+([.C31]-[.$D$3])*[.$E$5]" office:value-type="float" office:value="1.33522727272727" calcext:value-type="float">
            <text:p>1.3352</text:p>
          </table:table-cell>
          <table:table-cell table:formula="of:=ASIN([.E31]/[.D31])" office:value-type="float" office:value="0.0358382232758534" calcext:value-type="float">
            <text:p>0.0358</text:p>
          </table:table-cell>
          <table:table-cell table:formula="of:=9.8*[.$H$3]*COS([.F31])" office:value-type="float" office:value="3427.79752705459" calcext:value-type="float">
            <text:p>3,427.80</text:p>
          </table:table-cell>
          <table:table-cell table:formula="of:=9.8*[.$H$3]*SIN([.F31])" office:value-type="float" office:value="122.898793803961" calcext:value-type="float">
            <text:p>122.90</text:p>
          </table:table-cell>
          <table:table-cell table:formula="of:=2*[.$G31]/([.$H$5]*[.$H$4]*[.$D31]*[.$D31])" office:value-type="float" office:value="0.325000474415294" calcext:value-type="float">
            <text:p>0.325000</text:p>
          </table:table-cell>
          <table:table-cell table:formula="of:=2*[.$H31]/([.$H$5]*[.$H$4]*[.$D31]*[.$D31])" office:value-type="float" office:value="0.0116524287027175" calcext:value-type="float">
            <text:p>0.011652</text:p>
          </table:table-cell>
          <table:table-cell/>
          <table:table-cell table:formula="of:=3.6*[.D31]" office:value-type="float" office:value="134.154175588865" calcext:value-type="float">
            <text:p>134.154175588865</text:p>
          </table:table-cell>
          <table:table-cell table:formula="of:=[.L32]-[.L31]" office:value-type="float" office:value="7.28051391862957" calcext:value-type="float">
            <text:p>7.2805139186295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91" calcext:value-type="float">
            <text:p>491</text:p>
          </table:table-cell>
          <table:table-cell office:value-type="float" office:value="173" calcext:value-type="float">
            <text:p>173</text:p>
          </table:table-cell>
          <table:table-cell table:formula="of:=([.$B$4]+([.B32]-[.$B$3])*[.$C$5])/3.6" office:value-type="float" office:value="39.2874137520818" calcext:value-type="float">
            <text:p>39.287</text:p>
          </table:table-cell>
          <table:table-cell table:formula="of:=[.$D$4]+([.C32]-[.$D$3])*[.$E$5]" office:value-type="float" office:value="1.51988636363636" calcext:value-type="float">
            <text:p>1.5199</text:p>
          </table:table-cell>
          <table:table-cell table:formula="of:=ASIN([.E32]/[.D32])" office:value-type="float" office:value="0.038695999372815" calcext:value-type="float">
            <text:p>0.0387</text:p>
          </table:table-cell>
          <table:table-cell table:formula="of:=9.8*[.$H$3]*COS([.F32])" office:value-type="float" office:value="3427.43231309412" calcext:value-type="float">
            <text:p>3,427.43</text:p>
          </table:table-cell>
          <table:table-cell table:formula="of:=9.8*[.$H$3]*SIN([.F32])" office:value-type="float" office:value="132.694156458606" calcext:value-type="float">
            <text:p>132.69</text:p>
          </table:table-cell>
          <table:table-cell table:formula="of:=2*[.$G32]/([.$H$5]*[.$H$4]*[.$D32]*[.$D32])" office:value-type="float" office:value="0.292370955735284" calcext:value-type="float">
            <text:p>0.292371</text:p>
          </table:table-cell>
          <table:table-cell table:formula="of:=2*[.$H32]/([.$H$5]*[.$H$4]*[.$D32]*[.$D32])" office:value-type="float" office:value="0.0113192366180579" calcext:value-type="float">
            <text:p>0.011319</text:p>
          </table:table-cell>
          <table:table-cell/>
          <table:table-cell table:formula="of:=3.6*[.D32]" office:value-type="float" office:value="141.434689507495" calcext:value-type="float">
            <text:p>141.434689507495</text:p>
          </table:table-cell>
          <table:table-cell table:formula="of:=[.L33]-[.L32]" office:value-type="float" office:value="7.06638115631691" calcext:value-type="float">
            <text:p>7.0663811563169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24" calcext:value-type="float">
            <text:p>524</text:p>
          </table:table-cell>
          <table:table-cell office:value-type="float" office:value="186" calcext:value-type="float">
            <text:p>186</text:p>
          </table:table-cell>
          <table:table-cell table:formula="of:=([.$B$4]+([.B33]-[.$B$3])*[.$C$5])/3.6" office:value-type="float" office:value="41.2502974066143" calcext:value-type="float">
            <text:p>41.250</text:p>
          </table:table-cell>
          <table:table-cell table:formula="of:=[.$D$4]+([.C33]-[.$D$3])*[.$E$5]" office:value-type="float" office:value="1.70454545454545" calcext:value-type="float">
            <text:p>1.7045</text:p>
          </table:table-cell>
          <table:table-cell table:formula="of:=ASIN([.E33]/[.D33])" office:value-type="float" office:value="0.0413337847879715" calcext:value-type="float">
            <text:p>0.0413</text:p>
          </table:table-cell>
          <table:table-cell table:formula="of:=9.8*[.$H$3]*COS([.F33])" office:value-type="float" office:value="3427.07037091032" calcext:value-type="float">
            <text:p>3,427.07</text:p>
          </table:table-cell>
          <table:table-cell table:formula="of:=9.8*[.$H$3]*SIN([.F33])" office:value-type="float" office:value="141.73451530445" calcext:value-type="float">
            <text:p>141.73</text:p>
          </table:table-cell>
          <table:table-cell table:formula="of:=2*[.$G33]/([.$H$5]*[.$H$4]*[.$D33]*[.$D33])" office:value-type="float" office:value="0.265180189059607" calcext:value-type="float">
            <text:p>0.265180</text:p>
          </table:table-cell>
          <table:table-cell table:formula="of:=2*[.$H33]/([.$H$5]*[.$H$4]*[.$D33]*[.$D33])" office:value-type="float" office:value="0.0109671472998444" calcext:value-type="float">
            <text:p>0.010967</text:p>
          </table:table-cell>
          <table:table-cell/>
          <table:table-cell table:formula="of:=3.6*[.D33]" office:value-type="float" office:value="148.501070663812" calcext:value-type="float">
            <text:p>148.501070663812</text:p>
          </table:table-cell>
          <table:table-cell table:formula="of:=[.L34]-[.L33]" office:value-type="float" office:value="7.06638115631694" calcext:value-type="float">
            <text:p>7.0663811563169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557" calcext:value-type="float">
            <text:p>557</text:p>
          </table:table-cell>
          <table:table-cell office:value-type="float" office:value="200" calcext:value-type="float">
            <text:p>200</text:p>
          </table:table-cell>
          <table:table-cell table:formula="of:=([.$B$4]+([.B34]-[.$B$3])*[.$C$5])/3.6" office:value-type="float" office:value="43.2131810611468" calcext:value-type="float">
            <text:p>43.213</text:p>
          </table:table-cell>
          <table:table-cell table:formula="of:=[.$D$4]+([.C34]-[.$D$3])*[.$E$5]" office:value-type="float" office:value="1.90340909090909" calcext:value-type="float">
            <text:p>1.9034</text:p>
          </table:table-cell>
          <table:table-cell table:formula="of:=ASIN([.E34]/[.D34])" office:value-type="float" office:value="0.0440612114255377" calcext:value-type="float">
            <text:p>0.0441</text:p>
          </table:table-cell>
          <table:table-cell table:formula="of:=9.8*[.$H$3]*COS([.F34])" office:value-type="float" office:value="3426.67105416339" calcext:value-type="float">
            <text:p>3,426.67</text:p>
          </table:table-cell>
          <table:table-cell table:formula="of:=9.8*[.$H$3]*SIN([.F34])" office:value-type="float" office:value="151.081059563286" calcext:value-type="float">
            <text:p>151.08</text:p>
          </table:table-cell>
          <table:table-cell table:formula="of:=2*[.$G34]/([.$H$5]*[.$H$4]*[.$D34]*[.$D34])" office:value-type="float" office:value="0.241608474480485" calcext:value-type="float">
            <text:p>0.241608</text:p>
          </table:table-cell>
          <table:table-cell table:formula="of:=2*[.$H34]/([.$H$5]*[.$H$4]*[.$D34]*[.$D34])" office:value-type="float" office:value="0.0106524564940748" calcext:value-type="float">
            <text:p>0.010652</text:p>
          </table:table-cell>
          <table:table-cell/>
          <table:table-cell table:formula="of:=3.6*[.D34]" office:value-type="float" office:value="155.567451820129" calcext:value-type="float">
            <text:p>155.567451820129</text:p>
          </table:table-cell>
          <table:table-cell table:formula="of:=[.L35]-[.L34]" office:value-type="float" office:value="5.7815845824411" calcext:value-type="float">
            <text:p>5.781584582441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84" calcext:value-type="float">
            <text:p>584</text:p>
          </table:table-cell>
          <table:table-cell office:value-type="float" office:value="212" calcext:value-type="float">
            <text:p>212</text:p>
          </table:table-cell>
          <table:table-cell table:formula="of:=([.$B$4]+([.B35]-[.$B$3])*[.$C$5])/3.6" office:value-type="float" office:value="44.8191767784916" calcext:value-type="float">
            <text:p>44.819</text:p>
          </table:table-cell>
          <table:table-cell table:formula="of:=[.$D$4]+([.C35]-[.$D$3])*[.$E$5]" office:value-type="float" office:value="2.07386363636364" calcext:value-type="float">
            <text:p>2.0739</text:p>
          </table:table-cell>
          <table:table-cell table:formula="of:=ASIN([.E35]/[.D35])" office:value-type="float" office:value="0.0462883200968066" calcext:value-type="float">
            <text:p>0.0463</text:p>
          </table:table-cell>
          <table:table-cell table:formula="of:=9.8*[.$H$3]*COS([.F35])" office:value-type="float" office:value="3426.32608234069" calcext:value-type="float">
            <text:p>3,426.33</text:p>
          </table:table-cell>
          <table:table-cell table:formula="of:=9.8*[.$H$3]*SIN([.F35])" office:value-type="float" office:value="158.712247390963" calcext:value-type="float">
            <text:p>158.71</text:p>
          </table:table-cell>
          <table:table-cell table:formula="of:=2*[.$G35]/([.$H$5]*[.$H$4]*[.$D35]*[.$D35])" office:value-type="float" office:value="0.224581078667275" calcext:value-type="float">
            <text:p>0.224581</text:p>
          </table:table-cell>
          <table:table-cell table:formula="of:=2*[.$H35]/([.$H$5]*[.$H$4]*[.$D35]*[.$D35])" office:value-type="float" office:value="0.0104029117078139" calcext:value-type="float">
            <text:p>0.010403</text:p>
          </table:table-cell>
          <table:table-cell/>
          <table:table-cell table:formula="of:=3.6*[.D35]" office:value-type="float" office:value="161.34903640257" calcext:value-type="float">
            <text:p>161.34903640257</text:p>
          </table:table-cell>
          <table:table-cell table:formula="of:=[.L36]-[.L35]" office:value-type="float" office:value="8.35117773019272" calcext:value-type="float">
            <text:p>8.3511777301927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23" calcext:value-type="float">
            <text:p>623</text:p>
          </table:table-cell>
          <table:table-cell office:value-type="float" office:value="232" calcext:value-type="float">
            <text:p>232</text:p>
          </table:table-cell>
          <table:table-cell table:formula="of:=([.$B$4]+([.B36]-[.$B$3])*[.$C$5])/3.6" office:value-type="float" office:value="47.1389483702118" calcext:value-type="float">
            <text:p>47.139</text:p>
          </table:table-cell>
          <table:table-cell table:formula="of:=[.$D$4]+([.C36]-[.$D$3])*[.$E$5]" office:value-type="float" office:value="2.35795454545455" calcext:value-type="float">
            <text:p>2.3580</text:p>
          </table:table-cell>
          <table:table-cell table:formula="of:=ASIN([.E36]/[.D36])" office:value-type="float" office:value="0.050042248644004" calcext:value-type="float">
            <text:p>0.0500</text:p>
          </table:table-cell>
          <table:table-cell table:formula="of:=9.8*[.$H$3]*COS([.F36])" office:value-type="float" office:value="3425.70614747357" calcext:value-type="float">
            <text:p>3,425.71</text:p>
          </table:table-cell>
          <table:table-cell table:formula="of:=9.8*[.$H$3]*SIN([.F36])" office:value-type="float" office:value="171.573282190995" calcext:value-type="float">
            <text:p>171.57</text:p>
          </table:table-cell>
          <table:table-cell table:formula="of:=2*[.$G36]/([.$H$5]*[.$H$4]*[.$D36]*[.$D36])" office:value-type="float" office:value="0.20298434738831" calcext:value-type="float">
            <text:p>0.202984</text:p>
          </table:table-cell>
          <table:table-cell table:formula="of:=2*[.$H36]/([.$H$5]*[.$H$4]*[.$D36]*[.$D36])" office:value-type="float" office:value="0.0101662808237344" calcext:value-type="float">
            <text:p>0.010166</text:p>
          </table:table-cell>
          <table:table-cell/>
          <table:table-cell table:formula="of:=3.6*[.D36]" office:value-type="float" office:value="169.700214132762" calcext:value-type="float">
            <text:p>169.700214132762</text:p>
          </table:table-cell>
          <table:table-cell table:formula="of:=[.L37]-[.L36]" office:value-type="float" office:value="7.28051391862954" calcext:value-type="float">
            <text:p>7.2805139186295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57" calcext:value-type="float">
            <text:p>657</text:p>
          </table:table-cell>
          <table:table-cell office:value-type="float" office:value="252" calcext:value-type="float">
            <text:p>252</text:p>
          </table:table-cell>
          <table:table-cell table:formula="of:=([.$B$4]+([.B37]-[.$B$3])*[.$C$5])/3.6" office:value-type="float" office:value="49.1613133476089" calcext:value-type="float">
            <text:p>49.161</text:p>
          </table:table-cell>
          <table:table-cell table:formula="of:=[.$D$4]+([.C37]-[.$D$3])*[.$E$5]" office:value-type="float" office:value="2.64204545454545" calcext:value-type="float">
            <text:p>2.6420</text:p>
          </table:table-cell>
          <table:table-cell table:formula="of:=ASIN([.E37]/[.D37])" office:value-type="float" office:value="0.0537682730912013" calcext:value-type="float">
            <text:p>0.0538</text:p>
          </table:table-cell>
          <table:table-cell table:formula="of:=9.8*[.$H$3]*COS([.F37])" office:value-type="float" office:value="3425.04308275493" calcext:value-type="float">
            <text:p>3,425.04</text:p>
          </table:table-cell>
          <table:table-cell table:formula="of:=9.8*[.$H$3]*SIN([.F37])" office:value-type="float" office:value="184.336326513777" calcext:value-type="float">
            <text:p>184.34</text:p>
          </table:table-cell>
          <table:table-cell table:formula="of:=2*[.$G37]/([.$H$5]*[.$H$4]*[.$D37]*[.$D37])" office:value-type="float" office:value="0.186591264303154" calcext:value-type="float">
            <text:p>0.186591</text:p>
          </table:table-cell>
          <table:table-cell table:formula="of:=2*[.$H37]/([.$H$5]*[.$H$4]*[.$D37]*[.$D37])" office:value-type="float" office:value="0.0100423695089811" calcext:value-type="float">
            <text:p>0.010042</text:p>
          </table:table-cell>
          <table:table-cell/>
          <table:table-cell table:formula="of:=3.6*[.D37]" office:value-type="float" office:value="176.980728051392" calcext:value-type="float">
            <text:p>176.980728051392</text:p>
          </table:table-cell>
          <table:table-cell table:formula="of:=[.L38]-[.L37]" office:value-type="float" office:value="7.28051391862957" calcext:value-type="float">
            <text:p>7.2805139186295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91" calcext:value-type="float">
            <text:p>691</text:p>
          </table:table-cell>
          <table:table-cell office:value-type="float" office:value="272" calcext:value-type="float">
            <text:p>272</text:p>
          </table:table-cell>
          <table:table-cell table:formula="of:=([.$B$4]+([.B38]-[.$B$3])*[.$C$5])/3.6" office:value-type="float" office:value="51.183678325006" calcext:value-type="float">
            <text:p>51.184</text:p>
          </table:table-cell>
          <table:table-cell table:formula="of:=[.$D$4]+([.C38]-[.$D$3])*[.$E$5]" office:value-type="float" office:value="2.92613636363636" calcext:value-type="float">
            <text:p>2.9261</text:p>
          </table:table-cell>
          <table:table-cell table:formula="of:=ASIN([.E38]/[.D38])" office:value-type="float" office:value="0.0572005127226335" calcext:value-type="float">
            <text:p>0.0572</text:p>
          </table:table-cell>
          <table:table-cell table:formula="of:=9.8*[.$H$3]*COS([.F38])" office:value-type="float" office:value="3424.39022360733" calcext:value-type="float">
            <text:p>3,424.39</text:p>
          </table:table-cell>
          <table:table-cell table:formula="of:=9.8*[.$H$3]*SIN([.F38])" office:value-type="float" office:value="196.090786276478" calcext:value-type="float">
            <text:p>196.09</text:p>
          </table:table-cell>
          <table:table-cell table:formula="of:=2*[.$G38]/([.$H$5]*[.$H$4]*[.$D38]*[.$D38])" office:value-type="float" office:value="0.172104602126083" calcext:value-type="float">
            <text:p>0.172105</text:p>
          </table:table-cell>
          <table:table-cell table:formula="of:=2*[.$H38]/([.$H$5]*[.$H$4]*[.$D38]*[.$D38])" office:value-type="float" office:value="0.00985522225827198" calcext:value-type="float">
            <text:p>0.009855</text:p>
          </table:table-cell>
          <table:table-cell/>
          <table:table-cell table:formula="of:=3.6*[.D38]" office:value-type="float" office:value="184.261241970021" calcext:value-type="float">
            <text:p>184.261241970021</text:p>
          </table:table-cell>
          <table:table-cell table:formula="of:=[.L39]-[.L38]" office:value-type="float" office:value="6.63811563169165" calcext:value-type="float">
            <text:p>6.6381156316916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722" calcext:value-type="float">
            <text:p>722</text:p>
          </table:table-cell>
          <table:table-cell office:value-type="float" office:value="291" calcext:value-type="float">
            <text:p>291</text:p>
          </table:table-cell>
          <table:table-cell table:formula="of:=([.$B$4]+([.B39]-[.$B$3])*[.$C$5])/3.6" office:value-type="float" office:value="53.0275993338092" calcext:value-type="float">
            <text:p>53.028</text:p>
          </table:table-cell>
          <table:table-cell table:formula="of:=[.$D$4]+([.C39]-[.$D$3])*[.$E$5]" office:value-type="float" office:value="3.19602272727273" calcext:value-type="float">
            <text:p>3.1960</text:p>
          </table:table-cell>
          <table:table-cell table:formula="of:=ASIN([.E39]/[.D39])" office:value-type="float" office:value="0.0603074796527694" calcext:value-type="float">
            <text:p>0.0603</text:p>
          </table:table-cell>
          <table:table-cell table:formula="of:=9.8*[.$H$3]*COS([.F39])" office:value-type="float" office:value="3423.76444877622" calcext:value-type="float">
            <text:p>3,423.76</text:p>
          </table:table-cell>
          <table:table-cell table:formula="of:=9.8*[.$H$3]*SIN([.F39])" office:value-type="float" office:value="206.72928988426" calcext:value-type="float">
            <text:p>206.73</text:p>
          </table:table-cell>
          <table:table-cell table:formula="of:=2*[.$G39]/([.$H$5]*[.$H$4]*[.$D39]*[.$D39])" office:value-type="float" office:value="0.160314264726193" calcext:value-type="float">
            <text:p>0.160314</text:p>
          </table:table-cell>
          <table:table-cell table:formula="of:=2*[.$H39]/([.$H$5]*[.$H$4]*[.$D39]*[.$D39])" office:value-type="float" office:value="0.00967988732899231" calcext:value-type="float">
            <text:p>0.009680</text:p>
          </table:table-cell>
          <table:table-cell/>
          <table:table-cell table:formula="of:=3.6*[.D39]" office:value-type="float" office:value="190.899357601713" calcext:value-type="float">
            <text:p>190.899357601713</text:p>
          </table:table-cell>
          <table:table-cell table:formula="of:=[.L40]-[.L39]" office:value-type="float" office:value="6.63811563169165" calcext:value-type="float">
            <text:p>6.6381156316916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753" calcext:value-type="float">
            <text:p>753</text:p>
          </table:table-cell>
          <table:table-cell office:value-type="float" office:value="312" calcext:value-type="float">
            <text:p>312</text:p>
          </table:table-cell>
          <table:table-cell table:formula="of:=([.$B$4]+([.B40]-[.$B$3])*[.$C$5])/3.6" office:value-type="float" office:value="54.8715203426124" calcext:value-type="float">
            <text:p>54.872</text:p>
          </table:table-cell>
          <table:table-cell table:formula="of:=[.$D$4]+([.C40]-[.$D$3])*[.$E$5]" office:value-type="float" office:value="3.49431818181818" calcext:value-type="float">
            <text:p>3.4943</text:p>
          </table:table-cell>
          <table:table-cell table:formula="of:=ASIN([.E40]/[.D40])" office:value-type="float" office:value="0.063724939185172" calcext:value-type="float">
            <text:p>0.0637</text:p>
          </table:table-cell>
          <table:table-cell table:formula="of:=9.8*[.$H$3]*COS([.F40])" office:value-type="float" office:value="3423.03796806526" calcext:value-type="float">
            <text:p>3,423.04</text:p>
          </table:table-cell>
          <table:table-cell table:formula="of:=9.8*[.$H$3]*SIN([.F40])" office:value-type="float" office:value="218.428636363636" calcext:value-type="float">
            <text:p>218.43</text:p>
          </table:table-cell>
          <table:table-cell table:formula="of:=2*[.$G40]/([.$H$5]*[.$H$4]*[.$D40]*[.$D40])" office:value-type="float" office:value="0.149689022074818" calcext:value-type="float">
            <text:p>0.149689</text:p>
          </table:table-cell>
          <table:table-cell table:formula="of:=2*[.$H40]/([.$H$5]*[.$H$4]*[.$D40]*[.$D40])" office:value-type="float" office:value="0.00955185693978413" calcext:value-type="float">
            <text:p>0.009552</text:p>
          </table:table-cell>
          <table:table-cell/>
          <table:table-cell table:formula="of:=3.6*[.D40]" office:value-type="float" office:value="197.537473233405" calcext:value-type="float">
            <text:p>197.537473233405</text:p>
          </table:table-cell>
          <table:table-cell table:formula="of:=[.L41]-[.L40]" office:value-type="float" office:value="5.13918629550321" calcext:value-type="float">
            <text:p>5.1391862955032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777" calcext:value-type="float">
            <text:p>777</text:p>
          </table:table-cell>
          <table:table-cell office:value-type="float" office:value="329" calcext:value-type="float">
            <text:p>329</text:p>
          </table:table-cell>
          <table:table-cell table:formula="of:=([.$B$4]+([.B41]-[.$B$3])*[.$C$5])/3.6" office:value-type="float" office:value="56.2990720913633" calcext:value-type="float">
            <text:p>56.299</text:p>
          </table:table-cell>
          <table:table-cell table:formula="of:=[.$D$4]+([.C41]-[.$D$3])*[.$E$5]" office:value-type="float" office:value="3.73579545454545" calcext:value-type="float">
            <text:p>3.7358</text:p>
          </table:table-cell>
          <table:table-cell table:formula="of:=ASIN([.E41]/[.D41])" office:value-type="float" office:value="0.0664050455565156" calcext:value-type="float">
            <text:p>0.0664</text:p>
          </table:table-cell>
          <table:table-cell table:formula="of:=9.8*[.$H$3]*COS([.F41])" office:value-type="float" office:value="3422.44026300365" calcext:value-type="float">
            <text:p>3,422.44</text:p>
          </table:table-cell>
          <table:table-cell table:formula="of:=9.8*[.$H$3]*SIN([.F41])" office:value-type="float" office:value="227.601946765596" calcext:value-type="float">
            <text:p>227.60</text:p>
          </table:table-cell>
          <table:table-cell table:formula="of:=2*[.$G41]/([.$H$5]*[.$H$4]*[.$D41]*[.$D41])" office:value-type="float" office:value="0.142169234286523" calcext:value-type="float">
            <text:p>0.142169</text:p>
          </table:table-cell>
          <table:table-cell table:formula="of:=2*[.$H41]/([.$H$5]*[.$H$4]*[.$D41]*[.$D41])" office:value-type="float" office:value="0.00945465574478379" calcext:value-type="float">
            <text:p>0.009455</text:p>
          </table:table-cell>
          <table:table-cell/>
          <table:table-cell table:formula="of:=3.6*[.D41]" office:value-type="float" office:value="202.676659528908" calcext:value-type="float">
            <text:p>202.676659528908</text:p>
          </table:table-cell>
          <table:table-cell table:formula="of:=[#REF!]-[.L41]" office:value-type="string" office:string-value="" calcext:value-type="error">
            <text:p>#REF!</text:p>
          </table:table-cell>
        </table:table-row>
      </table:table>
      <table:table table:name="LS-4" table:style-name="ta1">
        <table:shapes>
          <draw:frame draw:z-index="0" draw:style-name="gr1" draw:text-style-name="P1" svg:width="9.1555in" svg:height="8.4614in" svg:x="8.9819in" svg:y="1.5055in">
            <draw:object draw:notify-on-update-of-ranges="'LS-4'.I9:'LS-4'.I56 'LS-4'.J9:'LS-4'.J56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1" table:number-columns-repeated="2" table:default-cell-style-name="ce10"/>
        <table:table-column table:style-name="co1" table:default-cell-style-name="ce3"/>
        <table:table-column table:style-name="co1" table:number-columns-repeated="2" table:default-cell-style-name="ce2"/>
        <table:table-column table:style-name="co1" table:number-columns-repeated="2" table:default-cell-style-name="ce4"/>
        <table:table-column table:style-name="co1" table:number-columns-repeated="2" table:default-cell-style-name="ce21"/>
        <table:table-row table:style-name="ro1">
          <table:table-cell/>
          <table:table-cell table:style-name="ce5" office:value-type="string" calcext:value-type="string" table:number-columns-spanned="4" table:number-rows-spanned="1">
            <text:p>Scale setup (pixels)</text:p>
          </table:table-cell>
          <table:covered-table-cell table:number-columns-repeated="3" table:style-name="ce11"/>
          <table:table-cell table:style-name="Default" table:number-columns-repeated="5"/>
        </table:table-row>
        <table:table-row table:style-name="ro1">
          <table:table-cell/>
          <table:table-cell table:style-name="ce6" office:value-type="string" calcext:value-type="string">
            <text:p>X0</text:p>
          </table:table-cell>
          <table:table-cell table:style-name="ce6" office:value-type="string" calcext:value-type="string">
            <text:p>X1</text:p>
          </table:table-cell>
          <table:table-cell table:style-name="ce6" office:value-type="string" calcext:value-type="string">
            <text:p>Y0</text:p>
          </table:table-cell>
          <table:table-cell table:style-name="ce6" office:value-type="string" calcext:value-type="string">
            <text:p>Y1</text:p>
          </table:table-cell>
          <table:table-cell table:style-name="Default" table:number-columns-repeated="5"/>
        </table:table-row>
        <table:table-row table:style-name="ro1">
          <table:table-cell/>
          <table:table-cell table:style-name="ce6" office:value-type="float" office:value="0" calcext:value-type="float">
            <text:p>0</text:p>
          </table:table-cell>
          <table:table-cell table:style-name="ce6" office:value-type="float" office:value="765" calcext:value-type="float">
            <text:p>765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664" calcext:value-type="float">
            <text:p>664</text:p>
          </table:table-cell>
          <table:table-cell table:style-name="Default"/>
          <table:table-cell table:style-name="ce11" office:value-type="string" calcext:value-type="string">
            <text:p>m</text:p>
          </table:table-cell>
          <table:table-cell table:style-name="Default" table:formula="of:=32.2*[.H4]" office:value-type="float" office:value="338.1" calcext:value-type="float">
            <text:p>338.1</text:p>
          </table:table-cell>
          <table:table-cell table:style-name="Default" office:value-type="string" calcext:value-type="string">
            <text:p>Kg</text:p>
          </table:table-cell>
          <table:table-cell table:style-name="Default"/>
        </table:table-row>
        <table:table-row table:style-name="ro1">
          <table:table-cell/>
          <table:table-cell table:style-name="ce7" office:value-type="float" office:value="60" calcext:value-type="float">
            <text:p>60</text:p>
          </table:table-cell>
          <table:table-cell table:style-name="ce7" office:value-type="float" office:value="140" calcext:value-type="float">
            <text:p>14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.8" calcext:value-type="float">
            <text:p>2.8</text:p>
          </table:table-cell>
          <table:table-cell table:style-name="Default"/>
          <table:table-cell table:style-name="ce11" office:value-type="string" calcext:value-type="string">
            <text:p>A</text:p>
          </table:table-cell>
          <table:table-cell table:style-name="Default" office:value-type="float" office:value="10.5" calcext:value-type="float">
            <text:p>10.5</text:p>
          </table:table-cell>
          <table:table-cell table:style-name="Default" office:value-type="string" calcext:value-type="string">
            <text:p>m2</text:p>
          </table:table-cell>
          <table:table-cell table:style-name="Default"/>
        </table:table-row>
        <table:table-row table:style-name="ro1">
          <table:table-cell/>
          <table:table-cell table:style-name="ce8" office:value-type="string" calcext:value-type="string">
            <text:p>Scale X =</text:p>
          </table:table-cell>
          <table:table-cell table:style-name="ce12" table:formula="of:=([.C4]-[.B4])/([.C3]-[.B3])" office:value-type="float" office:value="0.104575163398693" calcext:value-type="float">
            <text:p>0.1046</text:p>
          </table:table-cell>
          <table:table-cell table:style-name="ce8" office:value-type="string" calcext:value-type="string">
            <text:p>Scale Y =</text:p>
          </table:table-cell>
          <table:table-cell table:style-name="ce12" table:formula="of:=([.E4]-[.D4])/([.E3]-[.D3])" office:value-type="float" office:value="0.00421686746987952" calcext:value-type="float">
            <text:p>0.0042</text:p>
          </table:table-cell>
          <table:table-cell table:style-name="Default"/>
          <table:table-cell table:style-name="ce17" office:value-type="string" calcext:value-type="string">
            <text:p>ρ</text:p>
          </table:table-cell>
          <table:table-cell table:style-name="Default" office:value-type="float" office:value="1.225" calcext:value-type="float">
            <text:p>1.225</text:p>
          </table:table-cell>
          <table:table-cell table:style-name="Default" office:value-type="string" calcext:value-type="string">
            <text:p>kg/m3</text:p>
          </table:table-cell>
          <table:table-cell table:style-name="Default"/>
        </table:table-row>
        <table:table-row table:style-name="ro1">
          <table:table-cell/>
          <table:table-cell table:style-name="Default" table:number-columns-repeated="9"/>
        </table:table-row>
        <table:table-row table:style-name="ro1">
          <table:table-cell/>
          <table:table-cell table:style-name="ce9" office:value-type="string" calcext:value-type="string" table:number-columns-spanned="2" table:number-rows-spanned="1">
            <text:p>From plot (pixels)</text:p>
          </table:table-cell>
          <table:covered-table-cell table:style-name="ce13"/>
          <table:table-cell table:style-name="Default" table:number-columns-repeated="5"/>
          <table:table-cell table:style-name="ce19" office:value-type="string" calcext:value-type="string" table:number-columns-spanned="2" table:number-rows-spanned="1">
            <text:p>G-NAV table</text:p>
          </table:table-cell>
          <table:covered-table-cell table:style-name="ce11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style-name="ce11" office:value-type="string" calcext:value-type="string">
            <text:p>V</text:p>
          </table:table-cell>
          <table:table-cell table:style-name="ce11" office:value-type="string" calcext:value-type="string">
            <text:p>W</text:p>
          </table:table-cell>
          <table:table-cell table:style-name="ce11" office:value-type="string" calcext:value-type="string">
            <text:p>G</text:p>
          </table:table-cell>
          <table:table-cell table:style-name="ce11" office:value-type="string" calcext:value-type="string">
            <text:p>L</text:p>
          </table:table-cell>
          <table:table-cell table:style-name="ce11" office:value-type="string" calcext:value-type="string">
            <text:p>D</text:p>
          </table:table-cell>
          <table:table-cell table:style-name="ce20" office:value-type="string" calcext:value-type="string">
            <text:p>CL</text:p>
          </table:table-cell>
          <table:table-cell table:style-name="ce20" office:value-type="string" calcext:value-type="string">
            <text:p>C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office:value-type="float" office:value="188" calcext:value-type="float">
            <text:p>188</text:p>
          </table:table-cell>
          <table:table-cell table:formula="of:=([.$B$4]+([.B9]-[.$B$3])*[.$C$5])/3.6" office:value-type="float" office:value="19.4843863471314" calcext:value-type="float">
            <text:p>19.484</text:p>
          </table:table-cell>
          <table:table-cell table:formula="of:=[.$D$4]+([.C9]-[.$D$3])*[.$E$5]" office:value-type="float" office:value="0.792771084337349" calcext:value-type="float">
            <text:p>0.7928</text:p>
          </table:table-cell>
          <table:table-cell table:formula="of:=ASIN([.E9]/[.D9])" office:value-type="float" office:value="0.0406987404440358" calcext:value-type="float">
            <text:p>0.0407</text:p>
          </table:table-cell>
          <table:table-cell table:formula="of:=9.8*[.$H$3]*COS([.F9])" office:value-type="float" office:value="3310.63625819248" calcext:value-type="float">
            <text:p>3,310.64</text:p>
          </table:table-cell>
          <table:table-cell table:formula="of:=9.8*[.$H$3]*SIN([.F9])" office:value-type="float" office:value="134.813168278631" calcext:value-type="float">
            <text:p>134.81</text:p>
          </table:table-cell>
          <table:table-cell table:formula="of:=2*[.$G9]/([.$H$5]*[.$H$4]*[.$D9]*[.$D9])" office:value-type="float" office:value="1.35594667420209" calcext:value-type="float">
            <text:p>1.355947</text:p>
          </table:table-cell>
          <table:table-cell table:formula="of:=2*[.$H9]/([.$H$5]*[.$H$4]*[.$D9]*[.$D9])" office:value-type="float" office:value="0.0552158113757443" calcext:value-type="float">
            <text:p>0.05521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5" calcext:value-type="float">
            <text:p>105</text:p>
          </table:table-cell>
          <table:table-cell office:value-type="float" office:value="174" calcext:value-type="float">
            <text:p>174</text:p>
          </table:table-cell>
          <table:table-cell table:formula="of:=([.$B$4]+([.B10]-[.$B$3])*[.$C$5])/3.6" office:value-type="float" office:value="19.7167755991285" calcext:value-type="float">
            <text:p>19.717</text:p>
          </table:table-cell>
          <table:table-cell table:formula="of:=[.$D$4]+([.C10]-[.$D$3])*[.$E$5]" office:value-type="float" office:value="0.733734939759036" calcext:value-type="float">
            <text:p>0.7337</text:p>
          </table:table-cell>
          <table:table-cell table:formula="of:=ASIN([.E10]/[.D10])" office:value-type="float" office:value="0.0372223336085663" calcext:value-type="float">
            <text:p>0.0372</text:p>
          </table:table-cell>
          <table:table-cell table:formula="of:=9.8*[.$H$3]*COS([.F10])" office:value-type="float" office:value="3311.08491749919" calcext:value-type="float">
            <text:p>3,311.08</text:p>
          </table:table-cell>
          <table:table-cell table:formula="of:=9.8*[.$H$3]*SIN([.F10])" office:value-type="float" office:value="123.303258307928" calcext:value-type="float">
            <text:p>123.30</text:p>
          </table:table-cell>
          <table:table-cell table:formula="of:=2*[.$G10]/([.$H$5]*[.$H$4]*[.$D10]*[.$D10])" office:value-type="float" office:value="1.32435110901507" calcext:value-type="float">
            <text:p>1.324351</text:p>
          </table:table-cell>
          <table:table-cell table:formula="of:=2*[.$H10]/([.$H$5]*[.$H$4]*[.$D10]*[.$D10])" office:value-type="float" office:value="0.0493182177304624" calcext:value-type="float">
            <text:p>0.04931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4" calcext:value-type="float">
            <text:p>114</text:p>
          </table:table-cell>
          <table:table-cell office:value-type="float" office:value="164" calcext:value-type="float">
            <text:p>164</text:p>
          </table:table-cell>
          <table:table-cell table:formula="of:=([.$B$4]+([.B11]-[.$B$3])*[.$C$5])/3.6" office:value-type="float" office:value="19.9782135076253" calcext:value-type="float">
            <text:p>19.978</text:p>
          </table:table-cell>
          <table:table-cell table:formula="of:=[.$D$4]+([.C11]-[.$D$3])*[.$E$5]" office:value-type="float" office:value="0.691566265060241" calcext:value-type="float">
            <text:p>0.6916</text:p>
          </table:table-cell>
          <table:table-cell table:formula="of:=ASIN([.E11]/[.D11])" office:value-type="float" office:value="0.0346229382848305" calcext:value-type="float">
            <text:p>0.0346</text:p>
          </table:table-cell>
          <table:table-cell table:formula="of:=9.8*[.$H$3]*COS([.F11])" office:value-type="float" office:value="3311.39424479552" calcext:value-type="float">
            <text:p>3,311.39</text:p>
          </table:table-cell>
          <table:table-cell table:formula="of:=9.8*[.$H$3]*SIN([.F11])" office:value-type="float" office:value="114.696032778442" calcext:value-type="float">
            <text:p>114.70</text:p>
          </table:table-cell>
          <table:table-cell table:formula="of:=2*[.$G11]/([.$H$5]*[.$H$4]*[.$D11]*[.$D11])" office:value-type="float" office:value="1.29003709102718" calcext:value-type="float">
            <text:p>1.290037</text:p>
          </table:table-cell>
          <table:table-cell table:formula="of:=2*[.$H11]/([.$H$5]*[.$H$4]*[.$D11]*[.$D11])" office:value-type="float" office:value="0.0446827304572418" calcext:value-type="float">
            <text:p>0.04468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5" calcext:value-type="float">
            <text:p>125</text:p>
          </table:table-cell>
          <table:table-cell office:value-type="float" office:value="157" calcext:value-type="float">
            <text:p>157</text:p>
          </table:table-cell>
          <table:table-cell table:formula="of:=([.$B$4]+([.B12]-[.$B$3])*[.$C$5])/3.6" office:value-type="float" office:value="20.2977487291213" calcext:value-type="float">
            <text:p>20.298</text:p>
          </table:table-cell>
          <table:table-cell table:formula="of:=[.$D$4]+([.C12]-[.$D$3])*[.$E$5]" office:value-type="float" office:value="0.662048192771084" calcext:value-type="float">
            <text:p>0.6620</text:p>
          </table:table-cell>
          <table:table-cell table:formula="of:=ASIN([.E12]/[.D12])" office:value-type="float" office:value="0.0326226147210555" calcext:value-type="float">
            <text:p>0.0326</text:p>
          </table:table-cell>
          <table:table-cell table:formula="of:=9.8*[.$H$3]*COS([.F12])" office:value-type="float" office:value="3311.61704889021" calcext:value-type="float">
            <text:p>3,311.62</text:p>
          </table:table-cell>
          <table:table-cell table:formula="of:=9.8*[.$H$3]*SIN([.F12])" office:value-type="float" office:value="108.071947792745" calcext:value-type="float">
            <text:p>108.07</text:p>
          </table:table-cell>
          <table:table-cell table:formula="of:=2*[.$G12]/([.$H$5]*[.$H$4]*[.$D12]*[.$D12])" office:value-type="float" office:value="1.2498243271722" calcext:value-type="float">
            <text:p>1.249824</text:p>
          </table:table-cell>
          <table:table-cell table:formula="of:=2*[.$H12]/([.$H$5]*[.$H$4]*[.$D12]*[.$D12])" office:value-type="float" office:value="0.0407870075078644" calcext:value-type="float">
            <text:p>0.04078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8" calcext:value-type="float">
            <text:p>138</text:p>
          </table:table-cell>
          <table:table-cell office:value-type="float" office:value="152" calcext:value-type="float">
            <text:p>152</text:p>
          </table:table-cell>
          <table:table-cell table:formula="of:=([.$B$4]+([.B13]-[.$B$3])*[.$C$5])/3.6" office:value-type="float" office:value="20.6753812636166" calcext:value-type="float">
            <text:p>20.675</text:p>
          </table:table-cell>
          <table:table-cell table:formula="of:=[.$D$4]+([.C13]-[.$D$3])*[.$E$5]" office:value-type="float" office:value="0.640963855421687" calcext:value-type="float">
            <text:p>0.6410</text:p>
          </table:table-cell>
          <table:table-cell table:formula="of:=ASIN([.E13]/[.D13])" office:value-type="float" office:value="0.0310062755981103" calcext:value-type="float">
            <text:p>0.0310</text:p>
          </table:table-cell>
          <table:table-cell table:formula="of:=9.8*[.$H$3]*COS([.F13])" office:value-type="float" office:value="3311.78740384626" calcext:value-type="float">
            <text:p>3,311.79</text:p>
          </table:table-cell>
          <table:table-cell table:formula="of:=9.8*[.$H$3]*SIN([.F13])" office:value-type="float" office:value="102.719112755342" calcext:value-type="float">
            <text:p>102.72</text:p>
          </table:table-cell>
          <table:table-cell table:formula="of:=2*[.$G13]/([.$H$5]*[.$H$4]*[.$D13]*[.$D13])" office:value-type="float" office:value="1.20464755670417" calcext:value-type="float">
            <text:p>1.204648</text:p>
          </table:table-cell>
          <table:table-cell table:formula="of:=2*[.$H13]/([.$H$5]*[.$H$4]*[.$D13]*[.$D13])" office:value-type="float" office:value="0.0373636085649194" calcext:value-type="float">
            <text:p>0.03736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51" calcext:value-type="float">
            <text:p>151</text:p>
          </table:table-cell>
          <table:table-cell office:value-type="float" office:value="149" calcext:value-type="float">
            <text:p>149</text:p>
          </table:table-cell>
          <table:table-cell table:formula="of:=([.$B$4]+([.B14]-[.$B$3])*[.$C$5])/3.6" office:value-type="float" office:value="21.0530137981118" calcext:value-type="float">
            <text:p>21.053</text:p>
          </table:table-cell>
          <table:table-cell table:formula="of:=[.$D$4]+([.C14]-[.$D$3])*[.$E$5]" office:value-type="float" office:value="0.628313253012048" calcext:value-type="float">
            <text:p>0.6283</text:p>
          </table:table-cell>
          <table:table-cell table:formula="of:=ASIN([.E14]/[.D14])" office:value-type="float" office:value="0.0298487697733134" calcext:value-type="float">
            <text:p>0.0298</text:p>
          </table:table-cell>
          <table:table-cell table:formula="of:=9.8*[.$H$3]*COS([.F14])" office:value-type="float" office:value="3311.90408319223" calcext:value-type="float">
            <text:p>3,311.90</text:p>
          </table:table-cell>
          <table:table-cell table:formula="of:=9.8*[.$H$3]*SIN([.F14])" office:value-type="float" office:value="98.8856315883749" calcext:value-type="float">
            <text:p>98.89</text:p>
          </table:table-cell>
          <table:table-cell table:formula="of:=2*[.$G14]/([.$H$5]*[.$H$4]*[.$D14]*[.$D14])" office:value-type="float" office:value="1.16186002147022" calcext:value-type="float">
            <text:p>1.161860</text:p>
          </table:table-cell>
          <table:table-cell table:formula="of:=2*[.$H14]/([.$H$5]*[.$H$4]*[.$D14]*[.$D14])" office:value-type="float" office:value="0.0346903953600086" calcext:value-type="float">
            <text:p>0.03469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65" calcext:value-type="float">
            <text:p>165</text:p>
          </table:table-cell>
          <table:table-cell office:value-type="float" office:value="146" calcext:value-type="float">
            <text:p>146</text:p>
          </table:table-cell>
          <table:table-cell table:formula="of:=([.$B$4]+([.B15]-[.$B$3])*[.$C$5])/3.6" office:value-type="float" office:value="21.4596949891067" calcext:value-type="float">
            <text:p>21.460</text:p>
          </table:table-cell>
          <table:table-cell table:formula="of:=[.$D$4]+([.C15]-[.$D$3])*[.$E$5]" office:value-type="float" office:value="0.61566265060241" calcext:value-type="float">
            <text:p>0.6157</text:p>
          </table:table-cell>
          <table:table-cell table:formula="of:=ASIN([.E15]/[.D15])" office:value-type="float" office:value="0.0286931914982287" calcext:value-type="float">
            <text:p>0.0287</text:p>
          </table:table-cell>
          <table:table-cell table:formula="of:=9.8*[.$H$3]*COS([.F15])" office:value-type="float" office:value="3312.0161419606" calcext:value-type="float">
            <text:p>3,312.02</text:p>
          </table:table-cell>
          <table:table-cell table:formula="of:=9.8*[.$H$3]*SIN([.F15])" office:value-type="float" office:value="95.0584020084399" calcext:value-type="float">
            <text:p>95.06</text:p>
          </table:table-cell>
          <table:table-cell table:formula="of:=2*[.$G15]/([.$H$5]*[.$H$4]*[.$D15]*[.$D15])" office:value-type="float" office:value="1.11827846779957" calcext:value-type="float">
            <text:p>1.118278</text:p>
          </table:table-cell>
          <table:table-cell table:formula="of:=2*[.$H15]/([.$H$5]*[.$H$4]*[.$D15]*[.$D15])" office:value-type="float" office:value="0.0320957868540299" calcext:value-type="float">
            <text:p>0.03209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79" calcext:value-type="float">
            <text:p>179</text:p>
          </table:table-cell>
          <table:table-cell office:value-type="float" office:value="144" calcext:value-type="float">
            <text:p>144</text:p>
          </table:table-cell>
          <table:table-cell table:formula="of:=([.$B$4]+([.B16]-[.$B$3])*[.$C$5])/3.6" office:value-type="float" office:value="21.8663761801017" calcext:value-type="float">
            <text:p>21.866</text:p>
          </table:table-cell>
          <table:table-cell table:formula="of:=[.$D$4]+([.C16]-[.$D$3])*[.$E$5]" office:value-type="float" office:value="0.607228915662651" calcext:value-type="float">
            <text:p>0.6072</text:p>
          </table:table-cell>
          <table:table-cell table:formula="of:=ASIN([.E16]/[.D16])" office:value-type="float" office:value="0.0277735544326606" calcext:value-type="float">
            <text:p>0.0278</text:p>
          </table:table-cell>
          <table:table-cell table:formula="of:=9.8*[.$H$3]*COS([.F16])" office:value-type="float" office:value="3312.10216063869" calcext:value-type="float">
            <text:p>3,312.10</text:p>
          </table:table-cell>
          <table:table-cell table:formula="of:=9.8*[.$H$3]*SIN([.F16])" office:value-type="float" office:value="92.0125094348833" calcext:value-type="float">
            <text:p>92.01</text:p>
          </table:table-cell>
          <table:table-cell table:formula="of:=2*[.$G16]/([.$H$5]*[.$H$4]*[.$D16]*[.$D16])" office:value-type="float" office:value="1.07709671502649" calcext:value-type="float">
            <text:p>1.077097</text:p>
          </table:table-cell>
          <table:table-cell table:formula="of:=2*[.$H16]/([.$H$5]*[.$H$4]*[.$D16]*[.$D16])" office:value-type="float" office:value="0.0299224984154913" calcext:value-type="float">
            <text:p>0.02992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97" calcext:value-type="float">
            <text:p>197</text:p>
          </table:table-cell>
          <table:table-cell office:value-type="float" office:value="142.5" calcext:value-type="float">
            <text:p>142.5</text:p>
          </table:table-cell>
          <table:table-cell table:formula="of:=([.$B$4]+([.B17]-[.$B$3])*[.$C$5])/3.6" office:value-type="float" office:value="22.3892519970951" calcext:value-type="float">
            <text:p>22.389</text:p>
          </table:table-cell>
          <table:table-cell table:formula="of:=[.$D$4]+([.C17]-[.$D$3])*[.$E$5]" office:value-type="float" office:value="0.600903614457831" calcext:value-type="float">
            <text:p>0.6009</text:p>
          </table:table-cell>
          <table:table-cell table:formula="of:=ASIN([.E17]/[.D17])" office:value-type="float" office:value="0.0268421553002825" calcext:value-type="float">
            <text:p>0.0268</text:p>
          </table:table-cell>
          <table:table-cell table:formula="of:=9.8*[.$H$3]*COS([.F17])" office:value-type="float" office:value="3312.18642436636" calcext:value-type="float">
            <text:p>3,312.19</text:p>
          </table:table-cell>
          <table:table-cell table:formula="of:=9.8*[.$H$3]*SIN([.F17])" office:value-type="float" office:value="88.9275808915194" calcext:value-type="float">
            <text:p>88.93</text:p>
          </table:table-cell>
          <table:table-cell table:formula="of:=2*[.$G17]/([.$H$5]*[.$H$4]*[.$D17]*[.$D17])" office:value-type="float" office:value="1.02740153855008" calcext:value-type="float">
            <text:p>1.027402</text:p>
          </table:table-cell>
          <table:table-cell table:formula="of:=2*[.$H17]/([.$H$5]*[.$H$4]*[.$D17]*[.$D17])" office:value-type="float" office:value="0.0275842968123275" calcext:value-type="float">
            <text:p>0.02758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16" calcext:value-type="float">
            <text:p>216</text:p>
          </table:table-cell>
          <table:table-cell office:value-type="float" office:value="142" calcext:value-type="float">
            <text:p>142</text:p>
          </table:table-cell>
          <table:table-cell table:formula="of:=([.$B$4]+([.B18]-[.$B$3])*[.$C$5])/3.6" office:value-type="float" office:value="22.9411764705882" calcext:value-type="float">
            <text:p>22.941</text:p>
          </table:table-cell>
          <table:table-cell table:formula="of:=[.$D$4]+([.C18]-[.$D$3])*[.$E$5]" office:value-type="float" office:value="0.598795180722892" calcext:value-type="float">
            <text:p>0.5988</text:p>
          </table:table-cell>
          <table:table-cell table:formula="of:=ASIN([.E18]/[.D18])" office:value-type="float" office:value="0.0261042930154364" calcext:value-type="float">
            <text:p>0.0261</text:p>
          </table:table-cell>
          <table:table-cell table:formula="of:=9.8*[.$H$3]*COS([.F18])" office:value-type="float" office:value="3312.25113902383" calcext:value-type="float">
            <text:p>3,312.25</text:p>
          </table:table-cell>
          <table:table-cell table:formula="of:=9.8*[.$H$3]*SIN([.F18])" office:value-type="float" office:value="86.4836194624653" calcext:value-type="float">
            <text:p>86.48</text:p>
          </table:table-cell>
          <table:table-cell table:formula="of:=2*[.$G18]/([.$H$5]*[.$H$4]*[.$D18]*[.$D18])" office:value-type="float" office:value="0.97858035873835" calcext:value-type="float">
            <text:p>0.978580</text:p>
          </table:table-cell>
          <table:table-cell table:formula="of:=2*[.$H18]/([.$H$5]*[.$H$4]*[.$D18]*[.$D18])" office:value-type="float" office:value="0.0255509524508797" calcext:value-type="float">
            <text:p>0.02555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35" calcext:value-type="float">
            <text:p>235</text:p>
          </table:table-cell>
          <table:table-cell office:value-type="float" office:value="142.3" calcext:value-type="float">
            <text:p>142.3</text:p>
          </table:table-cell>
          <table:table-cell table:formula="of:=([.$B$4]+([.B19]-[.$B$3])*[.$C$5])/3.6" office:value-type="float" office:value="23.4931009440813" calcext:value-type="float">
            <text:p>23.493</text:p>
          </table:table-cell>
          <table:table-cell table:formula="of:=[.$D$4]+([.C19]-[.$D$3])*[.$E$5]" office:value-type="float" office:value="0.600060240963855" calcext:value-type="float">
            <text:p>0.6001</text:p>
          </table:table-cell>
          <table:table-cell table:formula="of:=ASIN([.E19]/[.D19])" office:value-type="float" office:value="0.0255447549202956" calcext:value-type="float">
            <text:p>0.0255</text:p>
          </table:table-cell>
          <table:table-cell table:formula="of:=9.8*[.$H$3]*COS([.F19])" office:value-type="float" office:value="3312.29901139645" calcext:value-type="float">
            <text:p>3,312.30</text:p>
          </table:table-cell>
          <table:table-cell table:formula="of:=9.8*[.$H$3]*SIN([.F19])" office:value-type="float" office:value="84.6302753279455" calcext:value-type="float">
            <text:p>84.63</text:p>
          </table:table-cell>
          <table:table-cell table:formula="of:=2*[.$G19]/([.$H$5]*[.$H$4]*[.$D19]*[.$D19])" office:value-type="float" office:value="0.933154282235898" calcext:value-type="float">
            <text:p>0.933154</text:p>
          </table:table-cell>
          <table:table-cell table:formula="of:=2*[.$H19]/([.$H$5]*[.$H$4]*[.$D19]*[.$D19])" office:value-type="float" office:value="0.0238423836608219" calcext:value-type="float">
            <text:p>0.02384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58" calcext:value-type="float">
            <text:p>258</text:p>
          </table:table-cell>
          <table:table-cell office:value-type="float" office:value="143" calcext:value-type="float">
            <text:p>143</text:p>
          </table:table-cell>
          <table:table-cell table:formula="of:=([.$B$4]+([.B20]-[.$B$3])*[.$C$5])/3.6" office:value-type="float" office:value="24.161220043573" calcext:value-type="float">
            <text:p>24.161</text:p>
          </table:table-cell>
          <table:table-cell table:formula="of:=[.$D$4]+([.C20]-[.$D$3])*[.$E$5]" office:value-type="float" office:value="0.603012048192771" calcext:value-type="float">
            <text:p>0.6030</text:p>
          </table:table-cell>
          <table:table-cell table:formula="of:=ASIN([.E20]/[.D20])" office:value-type="float" office:value="0.0249604393641074" calcext:value-type="float">
            <text:p>0.0250</text:p>
          </table:table-cell>
          <table:table-cell table:formula="of:=9.8*[.$H$3]*COS([.F20])" office:value-type="float" office:value="3312.34789672976" calcext:value-type="float">
            <text:p>3,312.35</text:p>
          </table:table-cell>
          <table:table-cell table:formula="of:=9.8*[.$H$3]*SIN([.F20])" office:value-type="float" office:value="82.6948331515422" calcext:value-type="float">
            <text:p>82.69</text:p>
          </table:table-cell>
          <table:table-cell table:formula="of:=2*[.$G20]/([.$H$5]*[.$H$4]*[.$D20]*[.$D20])" office:value-type="float" office:value="0.882272679878166" calcext:value-type="float">
            <text:p>0.882273</text:p>
          </table:table-cell>
          <table:table-cell table:formula="of:=2*[.$H20]/([.$H$5]*[.$H$4]*[.$D20]*[.$D20])" office:value-type="float" office:value="0.0220264882588936" calcext:value-type="float">
            <text:p>0.02202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83" calcext:value-type="float">
            <text:p>283</text:p>
          </table:table-cell>
          <table:table-cell office:value-type="float" office:value="145" calcext:value-type="float">
            <text:p>145</text:p>
          </table:table-cell>
          <table:table-cell table:formula="of:=([.$B$4]+([.B21]-[.$B$3])*[.$C$5])/3.6" office:value-type="float" office:value="24.8874364560639" calcext:value-type="float">
            <text:p>24.887</text:p>
          </table:table-cell>
          <table:table-cell table:formula="of:=[.$D$4]+([.C21]-[.$D$3])*[.$E$5]" office:value-type="float" office:value="0.61144578313253" calcext:value-type="float">
            <text:p>0.6114</text:p>
          </table:table-cell>
          <table:table-cell table:formula="of:=ASIN([.E21]/[.D21])" office:value-type="float" office:value="0.0245709240994484" calcext:value-type="float">
            <text:p>0.0246</text:p>
          </table:table-cell>
          <table:table-cell table:formula="of:=9.8*[.$H$3]*COS([.F21])" office:value-type="float" office:value="3312.37985635051" calcext:value-type="float">
            <text:p>3,312.38</text:p>
          </table:table-cell>
          <table:table-cell table:formula="of:=9.8*[.$H$3]*SIN([.F21])" office:value-type="float" office:value="81.4046168432118" calcext:value-type="float">
            <text:p>81.40</text:p>
          </table:table-cell>
          <table:table-cell table:formula="of:=2*[.$G21]/([.$H$5]*[.$H$4]*[.$D21]*[.$D21])" office:value-type="float" office:value="0.831542430303004" calcext:value-type="float">
            <text:p>0.831542</text:p>
          </table:table-cell>
          <table:table-cell table:formula="of:=2*[.$H21]/([.$H$5]*[.$H$4]*[.$D21]*[.$D21])" office:value-type="float" office:value="0.0204358786924486" calcext:value-type="float">
            <text:p>0.02043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08" calcext:value-type="float">
            <text:p>308</text:p>
          </table:table-cell>
          <table:table-cell office:value-type="float" office:value="148" calcext:value-type="float">
            <text:p>148</text:p>
          </table:table-cell>
          <table:table-cell table:formula="of:=([.$B$4]+([.B22]-[.$B$3])*[.$C$5])/3.6" office:value-type="float" office:value="25.6136528685548" calcext:value-type="float">
            <text:p>25.614</text:p>
          </table:table-cell>
          <table:table-cell table:formula="of:=[.$D$4]+([.C22]-[.$D$3])*[.$E$5]" office:value-type="float" office:value="0.624096385542169" calcext:value-type="float">
            <text:p>0.6241</text:p>
          </table:table-cell>
          <table:table-cell table:formula="of:=ASIN([.E22]/[.D22])" office:value-type="float" office:value="0.0243681820248865" calcext:value-type="float">
            <text:p>0.0244</text:p>
          </table:table-cell>
          <table:table-cell table:formula="of:=9.8*[.$H$3]*COS([.F22])" office:value-type="float" office:value="3312.39629241468" calcext:value-type="float">
            <text:p>3,312.40</text:p>
          </table:table-cell>
          <table:table-cell table:formula="of:=9.8*[.$H$3]*SIN([.F22])" office:value-type="float" office:value="80.7330564109572" calcext:value-type="float">
            <text:p>80.73</text:p>
          </table:table-cell>
          <table:table-cell table:formula="of:=2*[.$G22]/([.$H$5]*[.$H$4]*[.$D22]*[.$D22])" office:value-type="float" office:value="0.785061823893198" calcext:value-type="float">
            <text:p>0.785062</text:p>
          </table:table-cell>
          <table:table-cell table:formula="of:=2*[.$H22]/([.$H$5]*[.$H$4]*[.$D22]*[.$D22])" office:value-type="float" office:value="0.019134316947401" calcext:value-type="float">
            <text:p>0.01913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36" calcext:value-type="float">
            <text:p>336</text:p>
          </table:table-cell>
          <table:table-cell office:value-type="float" office:value="152" calcext:value-type="float">
            <text:p>152</text:p>
          </table:table-cell>
          <table:table-cell table:formula="of:=([.$B$4]+([.B23]-[.$B$3])*[.$C$5])/3.6" office:value-type="float" office:value="26.4270152505447" calcext:value-type="float">
            <text:p>26.427</text:p>
          </table:table-cell>
          <table:table-cell table:formula="of:=[.$D$4]+([.C23]-[.$D$3])*[.$E$5]" office:value-type="float" office:value="0.640963855421687" calcext:value-type="float">
            <text:p>0.6410</text:p>
          </table:table-cell>
          <table:table-cell table:formula="of:=ASIN([.E23]/[.D23])" office:value-type="float" office:value="0.0242564931544523" calcext:value-type="float">
            <text:p>0.0243</text:p>
          </table:table-cell>
          <table:table-cell table:formula="of:=9.8*[.$H$3]*COS([.F23])" office:value-type="float" office:value="3312.40528873846" calcext:value-type="float">
            <text:p>3,312.41</text:p>
          </table:table-cell>
          <table:table-cell table:formula="of:=9.8*[.$H$3]*SIN([.F23])" office:value-type="float" office:value="80.3630981078477" calcext:value-type="float">
            <text:p>80.36</text:p>
          </table:table-cell>
          <table:table-cell table:formula="of:=2*[.$G23]/([.$H$5]*[.$H$4]*[.$D23]*[.$D23])" office:value-type="float" office:value="0.737482716314483" calcext:value-type="float">
            <text:p>0.737483</text:p>
          </table:table-cell>
          <table:table-cell table:formula="of:=2*[.$H23]/([.$H$5]*[.$H$4]*[.$D23]*[.$D23])" office:value-type="float" office:value="0.0178922537303986" calcext:value-type="float">
            <text:p>0.01789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66" calcext:value-type="float">
            <text:p>366</text:p>
          </table:table-cell>
          <table:table-cell office:value-type="float" office:value="157" calcext:value-type="float">
            <text:p>157</text:p>
          </table:table-cell>
          <table:table-cell table:formula="of:=([.$B$4]+([.B24]-[.$B$3])*[.$C$5])/3.6" office:value-type="float" office:value="27.2984749455338" calcext:value-type="float">
            <text:p>27.298</text:p>
          </table:table-cell>
          <table:table-cell table:formula="of:=[.$D$4]+([.C24]-[.$D$3])*[.$E$5]" office:value-type="float" office:value="0.662048192771084" calcext:value-type="float">
            <text:p>0.6620</text:p>
          </table:table-cell>
          <table:table-cell table:formula="of:=ASIN([.E24]/[.D24])" office:value-type="float" office:value="0.0242545823783909" calcext:value-type="float">
            <text:p>0.0243</text:p>
          </table:table-cell>
          <table:table-cell table:formula="of:=9.8*[.$H$3]*COS([.F24])" office:value-type="float" office:value="3312.4054422883" calcext:value-type="float">
            <text:p>3,312.41</text:p>
          </table:table-cell>
          <table:table-cell table:formula="of:=9.8*[.$H$3]*SIN([.F24])" office:value-type="float" office:value="80.3567688429697" calcext:value-type="float">
            <text:p>80.36</text:p>
          </table:table-cell>
          <table:table-cell table:formula="of:=2*[.$G24]/([.$H$5]*[.$H$4]*[.$D24]*[.$D24])" office:value-type="float" office:value="0.691148431074115" calcext:value-type="float">
            <text:p>0.691148</text:p>
          </table:table-cell>
          <table:table-cell table:formula="of:=2*[.$H24]/([.$H$5]*[.$H$4]*[.$D24]*[.$D24])" office:value-type="float" office:value="0.0167668045713741" calcext:value-type="float">
            <text:p>0.01676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93" calcext:value-type="float">
            <text:p>393</text:p>
          </table:table-cell>
          <table:table-cell office:value-type="float" office:value="162" calcext:value-type="float">
            <text:p>162</text:p>
          </table:table-cell>
          <table:table-cell table:formula="of:=([.$B$4]+([.B25]-[.$B$3])*[.$C$5])/3.6" office:value-type="float" office:value="28.082788671024" calcext:value-type="float">
            <text:p>28.083</text:p>
          </table:table-cell>
          <table:table-cell table:formula="of:=[.$D$4]+([.C25]-[.$D$3])*[.$E$5]" office:value-type="float" office:value="0.683132530120482" calcext:value-type="float">
            <text:p>0.6831</text:p>
          </table:table-cell>
          <table:table-cell table:formula="of:=ASIN([.E25]/[.D25])" office:value-type="float" office:value="0.0243280654443302" calcext:value-type="float">
            <text:p>0.0243</text:p>
          </table:table-cell>
          <table:table-cell table:formula="of:=9.8*[.$H$3]*COS([.F25])" office:value-type="float" office:value="3312.39952848346" calcext:value-type="float">
            <text:p>3,312.40</text:p>
          </table:table-cell>
          <table:table-cell table:formula="of:=9.8*[.$H$3]*SIN([.F25])" office:value-type="float" office:value="80.6001743333303" calcext:value-type="float">
            <text:p>80.60</text:p>
          </table:table-cell>
          <table:table-cell table:formula="of:=2*[.$G25]/([.$H$5]*[.$H$4]*[.$D25]*[.$D25])" office:value-type="float" office:value="0.65308071328731" calcext:value-type="float">
            <text:p>0.653081</text:p>
          </table:table-cell>
          <table:table-cell table:formula="of:=2*[.$H25]/([.$H$5]*[.$H$4]*[.$D25]*[.$D25])" office:value-type="float" office:value="0.0158913255759316" calcext:value-type="float">
            <text:p>0.01589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19" calcext:value-type="float">
            <text:p>419</text:p>
          </table:table-cell>
          <table:table-cell office:value-type="float" office:value="168" calcext:value-type="float">
            <text:p>168</text:p>
          </table:table-cell>
          <table:table-cell table:formula="of:=([.$B$4]+([.B26]-[.$B$3])*[.$C$5])/3.6" office:value-type="float" office:value="28.8380537400145" calcext:value-type="float">
            <text:p>28.838</text:p>
          </table:table-cell>
          <table:table-cell table:formula="of:=[.$D$4]+([.C26]-[.$D$3])*[.$E$5]" office:value-type="float" office:value="0.708433734939759" calcext:value-type="float">
            <text:p>0.7084</text:p>
          </table:table-cell>
          <table:table-cell table:formula="of:=ASIN([.E26]/[.D26])" office:value-type="float" office:value="0.0245684058832656" calcext:value-type="float">
            <text:p>0.0246</text:p>
          </table:table-cell>
          <table:table-cell table:formula="of:=9.8*[.$H$3]*COS([.F26])" office:value-type="float" office:value="3312.38006133443" calcext:value-type="float">
            <text:p>3,312.38</text:p>
          </table:table-cell>
          <table:table-cell table:formula="of:=9.8*[.$H$3]*SIN([.F26])" office:value-type="float" office:value="81.3962755543959" calcext:value-type="float">
            <text:p>81.40</text:p>
          </table:table-cell>
          <table:table-cell table:formula="of:=2*[.$G26]/([.$H$5]*[.$H$4]*[.$D26]*[.$D26])" office:value-type="float" office:value="0.619316821273883" calcext:value-type="float">
            <text:p>0.619317</text:p>
          </table:table-cell>
          <table:table-cell table:formula="of:=2*[.$H26]/([.$H$5]*[.$H$4]*[.$D26]*[.$D26])" office:value-type="float" office:value="0.0152186891921977" calcext:value-type="float">
            <text:p>0.01521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45" calcext:value-type="float">
            <text:p>445</text:p>
          </table:table-cell>
          <table:table-cell office:value-type="float" office:value="174" calcext:value-type="float">
            <text:p>174</text:p>
          </table:table-cell>
          <table:table-cell table:formula="of:=([.$B$4]+([.B27]-[.$B$3])*[.$C$5])/3.6" office:value-type="float" office:value="29.5933188090051" calcext:value-type="float">
            <text:p>29.593</text:p>
          </table:table-cell>
          <table:table-cell table:formula="of:=[.$D$4]+([.C27]-[.$D$3])*[.$E$5]" office:value-type="float" office:value="0.733734939759036" calcext:value-type="float">
            <text:p>0.7337</text:p>
          </table:table-cell>
          <table:table-cell table:formula="of:=ASIN([.E27]/[.D27])" office:value-type="float" office:value="0.0247964799508493" calcext:value-type="float">
            <text:p>0.0248</text:p>
          </table:table-cell>
          <table:table-cell table:formula="of:=9.8*[.$H$3]*COS([.F27])" office:value-type="float" office:value="3312.36141080361" calcext:value-type="float">
            <text:p>3,312.36</text:p>
          </table:table-cell>
          <table:table-cell table:formula="of:=9.8*[.$H$3]*SIN([.F27])" office:value-type="float" office:value="82.1517414247912" calcext:value-type="float">
            <text:p>82.15</text:p>
          </table:table-cell>
          <table:table-cell table:formula="of:=2*[.$G27]/([.$H$5]*[.$H$4]*[.$D27]*[.$D27])" office:value-type="float" office:value="0.588105144842784" calcext:value-type="float">
            <text:p>0.588105</text:p>
          </table:table-cell>
          <table:table-cell table:formula="of:=2*[.$H27]/([.$H$5]*[.$H$4]*[.$D27]*[.$D27])" office:value-type="float" office:value="0.0145859270163374" calcext:value-type="float">
            <text:p>0.01458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72" calcext:value-type="float">
            <text:p>472</text:p>
          </table:table-cell>
          <table:table-cell office:value-type="float" office:value="181" calcext:value-type="float">
            <text:p>181</text:p>
          </table:table-cell>
          <table:table-cell table:formula="of:=([.$B$4]+([.B28]-[.$B$3])*[.$C$5])/3.6" office:value-type="float" office:value="30.3776325344953" calcext:value-type="float">
            <text:p>30.378</text:p>
          </table:table-cell>
          <table:table-cell table:formula="of:=[.$D$4]+([.C28]-[.$D$3])*[.$E$5]" office:value-type="float" office:value="0.763253012048193" calcext:value-type="float">
            <text:p>0.7633</text:p>
          </table:table-cell>
          <table:table-cell table:formula="of:=ASIN([.E28]/[.D28])" office:value-type="float" office:value="0.0251281379391073" calcext:value-type="float">
            <text:p>0.0251</text:p>
          </table:table-cell>
          <table:table-cell table:formula="of:=9.8*[.$H$3]*COS([.F28])" office:value-type="float" office:value="3312.33398234787" calcext:value-type="float">
            <text:p>3,312.33</text:p>
          </table:table-cell>
          <table:table-cell table:formula="of:=9.8*[.$H$3]*SIN([.F28])" office:value-type="float" office:value="83.2503080083182" calcext:value-type="float">
            <text:p>83.25</text:p>
          </table:table-cell>
          <table:table-cell table:formula="of:=2*[.$G28]/([.$H$5]*[.$H$4]*[.$D28]*[.$D28])" office:value-type="float" office:value="0.558124233046351" calcext:value-type="float">
            <text:p>0.558124</text:p>
          </table:table-cell>
          <table:table-cell table:formula="of:=2*[.$H28]/([.$H$5]*[.$H$4]*[.$D28]*[.$D28])" office:value-type="float" office:value="0.0140275752854729" calcext:value-type="float">
            <text:p>0.01402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00" calcext:value-type="float">
            <text:p>500</text:p>
          </table:table-cell>
          <table:table-cell office:value-type="float" office:value="189" calcext:value-type="float">
            <text:p>189</text:p>
          </table:table-cell>
          <table:table-cell table:formula="of:=([.$B$4]+([.B29]-[.$B$3])*[.$C$5])/3.6" office:value-type="float" office:value="31.1909949164851" calcext:value-type="float">
            <text:p>31.191</text:p>
          </table:table-cell>
          <table:table-cell table:formula="of:=[.$D$4]+([.C29]-[.$D$3])*[.$E$5]" office:value-type="float" office:value="0.796987951807229" calcext:value-type="float">
            <text:p>0.7970</text:p>
          </table:table-cell>
          <table:table-cell table:formula="of:=ASIN([.E29]/[.D29])" office:value-type="float" office:value="0.0255546418022864" calcext:value-type="float">
            <text:p>0.0256</text:p>
          </table:table-cell>
          <table:table-cell table:formula="of:=9.8*[.$H$3]*COS([.F29])" office:value-type="float" office:value="3312.29817450502" calcext:value-type="float">
            <text:p>3,312.30</text:p>
          </table:table-cell>
          <table:table-cell table:formula="of:=9.8*[.$H$3]*SIN([.F29])" office:value-type="float" office:value="84.6630236332525" calcext:value-type="float">
            <text:p>84.66</text:p>
          </table:table-cell>
          <table:table-cell table:formula="of:=2*[.$G29]/([.$H$5]*[.$H$4]*[.$D29]*[.$D29])" office:value-type="float" office:value="0.529389809787786" calcext:value-type="float">
            <text:p>0.529390</text:p>
          </table:table-cell>
          <table:table-cell table:formula="of:=2*[.$H29]/([.$H$5]*[.$H$4]*[.$D29]*[.$D29])" office:value-type="float" office:value="0.0135313125860005" calcext:value-type="float">
            <text:p>0.01353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30" calcext:value-type="float">
            <text:p>530</text:p>
          </table:table-cell>
          <table:table-cell office:value-type="float" office:value="198" calcext:value-type="float">
            <text:p>198</text:p>
          </table:table-cell>
          <table:table-cell table:formula="of:=([.$B$4]+([.B30]-[.$B$3])*[.$C$5])/3.6" office:value-type="float" office:value="32.0624546114742" calcext:value-type="float">
            <text:p>32.062</text:p>
          </table:table-cell>
          <table:table-cell table:formula="of:=[.$D$4]+([.C30]-[.$D$3])*[.$E$5]" office:value-type="float" office:value="0.834939759036145" calcext:value-type="float">
            <text:p>0.8349</text:p>
          </table:table-cell>
          <table:table-cell table:formula="of:=ASIN([.E30]/[.D30])" office:value-type="float" office:value="0.026043987120471" calcext:value-type="float">
            <text:p>0.0260</text:p>
          </table:table-cell>
          <table:table-cell table:formula="of:=9.8*[.$H$3]*COS([.F30])" office:value-type="float" office:value="3312.2563484729" calcext:value-type="float">
            <text:p>3,312.26</text:p>
          </table:table-cell>
          <table:table-cell table:formula="of:=9.8*[.$H$3]*SIN([.F30])" office:value-type="float" office:value="86.2838710360355" calcext:value-type="float">
            <text:p>86.28</text:p>
          </table:table-cell>
          <table:table-cell table:formula="of:=2*[.$G30]/([.$H$5]*[.$H$4]*[.$D30]*[.$D30])" office:value-type="float" office:value="0.500996871315529" calcext:value-type="float">
            <text:p>0.500997</text:p>
          </table:table-cell>
          <table:table-cell table:formula="of:=2*[.$H30]/([.$H$5]*[.$H$4]*[.$D30]*[.$D30])" office:value-type="float" office:value="0.0130509069607419" calcext:value-type="float">
            <text:p>0.01305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56" calcext:value-type="float">
            <text:p>556</text:p>
          </table:table-cell>
          <table:table-cell office:value-type="float" office:value="206" calcext:value-type="float">
            <text:p>206</text:p>
          </table:table-cell>
          <table:table-cell table:formula="of:=([.$B$4]+([.B31]-[.$B$3])*[.$C$5])/3.6" office:value-type="float" office:value="32.8177196804648" calcext:value-type="float">
            <text:p>32.818</text:p>
          </table:table-cell>
          <table:table-cell table:formula="of:=[.$D$4]+([.C31]-[.$D$3])*[.$E$5]" office:value-type="float" office:value="0.868674698795181" calcext:value-type="float">
            <text:p>0.8687</text:p>
          </table:table-cell>
          <table:table-cell table:formula="of:=ASIN([.E31]/[.D31])" office:value-type="float" office:value="0.0264727768382742" calcext:value-type="float">
            <text:p>0.0265</text:p>
          </table:table-cell>
          <table:table-cell table:formula="of:=9.8*[.$H$3]*COS([.F31])" office:value-type="float" office:value="3312.21904634057" calcext:value-type="float">
            <text:p>3,312.22</text:p>
          </table:table-cell>
          <table:table-cell table:formula="of:=9.8*[.$H$3]*SIN([.F31])" office:value-type="float" office:value="87.7041245253642" calcext:value-type="float">
            <text:p>87.70</text:p>
          </table:table-cell>
          <table:table-cell table:formula="of:=2*[.$G31]/([.$H$5]*[.$H$4]*[.$D31]*[.$D31])" office:value-type="float" office:value="0.478197009586921" calcext:value-type="float">
            <text:p>0.478197</text:p>
          </table:table-cell>
          <table:table-cell table:formula="of:=2*[.$H31]/([.$H$5]*[.$H$4]*[.$D31]*[.$D31])" office:value-type="float" office:value="0.0126621607718862" calcext:value-type="float">
            <text:p>0.01266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81" calcext:value-type="float">
            <text:p>581</text:p>
          </table:table-cell>
          <table:table-cell office:value-type="float" office:value="214" calcext:value-type="float">
            <text:p>214</text:p>
          </table:table-cell>
          <table:table-cell table:formula="of:=([.$B$4]+([.B32]-[.$B$3])*[.$C$5])/3.6" office:value-type="float" office:value="33.5439360929557" calcext:value-type="float">
            <text:p>33.544</text:p>
          </table:table-cell>
          <table:table-cell table:formula="of:=[.$D$4]+([.C32]-[.$D$3])*[.$E$5]" office:value-type="float" office:value="0.902409638554217" calcext:value-type="float">
            <text:p>0.9024</text:p>
          </table:table-cell>
          <table:table-cell table:formula="of:=ASIN([.E32]/[.D32])" office:value-type="float" office:value="0.0269055641646628" calcext:value-type="float">
            <text:p>0.0269</text:p>
          </table:table-cell>
          <table:table-cell table:formula="of:=9.8*[.$H$3]*COS([.F32])" office:value-type="float" office:value="3312.18077891082" calcext:value-type="float">
            <text:p>3,312.18</text:p>
          </table:table-cell>
          <table:table-cell table:formula="of:=9.8*[.$H$3]*SIN([.F32])" office:value-type="float" office:value="89.137602692389" calcext:value-type="float">
            <text:p>89.14</text:p>
          </table:table-cell>
          <table:table-cell table:formula="of:=2*[.$G32]/([.$H$5]*[.$H$4]*[.$D32]*[.$D32])" office:value-type="float" office:value="0.457710206068744" calcext:value-type="float">
            <text:p>0.457710</text:p>
          </table:table-cell>
          <table:table-cell table:formula="of:=2*[.$H32]/([.$H$5]*[.$H$4]*[.$D32]*[.$D32])" office:value-type="float" office:value="0.0123179238152042" calcext:value-type="float">
            <text:p>0.01231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605" calcext:value-type="float">
            <text:p>605</text:p>
          </table:table-cell>
          <table:table-cell office:value-type="float" office:value="223" calcext:value-type="float">
            <text:p>223</text:p>
          </table:table-cell>
          <table:table-cell table:formula="of:=([.$B$4]+([.B33]-[.$B$3])*[.$C$5])/3.6" office:value-type="float" office:value="34.241103848947" calcext:value-type="float">
            <text:p>34.241</text:p>
          </table:table-cell>
          <table:table-cell table:formula="of:=[.$D$4]+([.C33]-[.$D$3])*[.$E$5]" office:value-type="float" office:value="0.940361445783132" calcext:value-type="float">
            <text:p>0.9404</text:p>
          </table:table-cell>
          <table:table-cell table:formula="of:=ASIN([.E33]/[.D33])" office:value-type="float" office:value="0.0274663952297682" calcext:value-type="float">
            <text:p>0.0275</text:p>
          </table:table-cell>
          <table:table-cell table:formula="of:=9.8*[.$H$3]*COS([.F33])" office:value-type="float" office:value="3312.13026688422" calcext:value-type="float">
            <text:p>3,312.13</text:p>
          </table:table-cell>
          <table:table-cell table:formula="of:=9.8*[.$H$3]*SIN([.F33])" office:value-type="float" office:value="90.9951624507788" calcext:value-type="float">
            <text:p>91.00</text:p>
          </table:table-cell>
          <table:table-cell table:formula="of:=2*[.$G33]/([.$H$5]*[.$H$4]*[.$D33]*[.$D33])" office:value-type="float" office:value="0.439254787486161" calcext:value-type="float">
            <text:p>0.439255</text:p>
          </table:table-cell>
          <table:table-cell table:formula="of:=2*[.$H33]/([.$H$5]*[.$H$4]*[.$D33]*[.$D33])" office:value-type="float" office:value="0.0120677804083431" calcext:value-type="float">
            <text:p>0.01206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632" calcext:value-type="float">
            <text:p>632</text:p>
          </table:table-cell>
          <table:table-cell office:value-type="float" office:value="233" calcext:value-type="float">
            <text:p>233</text:p>
          </table:table-cell>
          <table:table-cell table:formula="of:=([.$B$4]+([.B34]-[.$B$3])*[.$C$5])/3.6" office:value-type="float" office:value="35.0254175744372" calcext:value-type="float">
            <text:p>35.025</text:p>
          </table:table-cell>
          <table:table-cell table:formula="of:=[.$D$4]+([.C34]-[.$D$3])*[.$E$5]" office:value-type="float" office:value="0.982530120481928" calcext:value-type="float">
            <text:p>0.9825</text:p>
          </table:table-cell>
          <table:table-cell table:formula="of:=ASIN([.E34]/[.D34])" office:value-type="float" office:value="0.0280555977532568" calcext:value-type="float">
            <text:p>0.0281</text:p>
          </table:table-cell>
          <table:table-cell table:formula="of:=9.8*[.$H$3]*COS([.F34])" office:value-type="float" office:value="3312.07607738907" calcext:value-type="float">
            <text:p>3,312.08</text:p>
          </table:table-cell>
          <table:table-cell table:formula="of:=9.8*[.$H$3]*SIN([.F34])" office:value-type="float" office:value="92.9466620543131" calcext:value-type="float">
            <text:p>92.95</text:p>
          </table:table-cell>
          <table:table-cell table:formula="of:=2*[.$G34]/([.$H$5]*[.$H$4]*[.$D34]*[.$D34])" office:value-type="float" office:value="0.419795973211303" calcext:value-type="float">
            <text:p>0.419796</text:p>
          </table:table-cell>
          <table:table-cell table:formula="of:=2*[.$H34]/([.$H$5]*[.$H$4]*[.$D34]*[.$D34])" office:value-type="float" office:value="0.0117807180578385" calcext:value-type="float">
            <text:p>0.01178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659" calcext:value-type="float">
            <text:p>659</text:p>
          </table:table-cell>
          <table:table-cell office:value-type="float" office:value="243" calcext:value-type="float">
            <text:p>243</text:p>
          </table:table-cell>
          <table:table-cell table:formula="of:=([.$B$4]+([.B35]-[.$B$3])*[.$C$5])/3.6" office:value-type="float" office:value="35.8097312999274" calcext:value-type="float">
            <text:p>35.810</text:p>
          </table:table-cell>
          <table:table-cell table:formula="of:=[.$D$4]+([.C35]-[.$D$3])*[.$E$5]" office:value-type="float" office:value="1.02469879518072" calcext:value-type="float">
            <text:p>1.0247</text:p>
          </table:table-cell>
          <table:table-cell table:formula="of:=ASIN([.E35]/[.D35])" office:value-type="float" office:value="0.0286189996624396" calcext:value-type="float">
            <text:p>0.0286</text:p>
          </table:table-cell>
          <table:table-cell table:formula="of:=9.8*[.$H$3]*COS([.F35])" office:value-type="float" office:value="3312.02318540257" calcext:value-type="float">
            <text:p>3,312.02</text:p>
          </table:table-cell>
          <table:table-cell table:formula="of:=9.8*[.$H$3]*SIN([.F35])" office:value-type="float" office:value="94.8126771893089" calcext:value-type="float">
            <text:p>94.81</text:p>
          </table:table-cell>
          <table:table-cell table:formula="of:=2*[.$G35]/([.$H$5]*[.$H$4]*[.$D35]*[.$D35])" office:value-type="float" office:value="0.401601985888594" calcext:value-type="float">
            <text:p>0.401602</text:p>
          </table:table-cell>
          <table:table-cell table:formula="of:=2*[.$H35]/([.$H$5]*[.$H$4]*[.$D35]*[.$D35])" office:value-type="float" office:value="0.0114965860186188" calcext:value-type="float">
            <text:p>0.01149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86" calcext:value-type="float">
            <text:p>686</text:p>
          </table:table-cell>
          <table:table-cell office:value-type="float" office:value="254" calcext:value-type="float">
            <text:p>254</text:p>
          </table:table-cell>
          <table:table-cell table:formula="of:=([.$B$4]+([.B36]-[.$B$3])*[.$C$5])/3.6" office:value-type="float" office:value="36.5940450254176" calcext:value-type="float">
            <text:p>36.594</text:p>
          </table:table-cell>
          <table:table-cell table:formula="of:=[.$D$4]+([.C36]-[.$D$3])*[.$E$5]" office:value-type="float" office:value="1.0710843373494" calcext:value-type="float">
            <text:p>1.0711</text:p>
          </table:table-cell>
          <table:table-cell table:formula="of:=ASIN([.E36]/[.D36])" office:value-type="float" office:value="0.0292735423970434" calcext:value-type="float">
            <text:p>0.0293</text:p>
          </table:table-cell>
          <table:table-cell table:formula="of:=9.8*[.$H$3]*COS([.F36])" office:value-type="float" office:value="3311.96041697929" calcext:value-type="float">
            <text:p>3,311.96</text:p>
          </table:table-cell>
          <table:table-cell table:formula="of:=9.8*[.$H$3]*SIN([.F36])" office:value-type="float" office:value="96.9805174372426" calcext:value-type="float">
            <text:p>96.98</text:p>
          </table:table-cell>
          <table:table-cell table:formula="of:=2*[.$G36]/([.$H$5]*[.$H$4]*[.$D36]*[.$D36])" office:value-type="float" office:value="0.384564250543181" calcext:value-type="float">
            <text:p>0.384564</text:p>
          </table:table-cell>
          <table:table-cell table:formula="of:=2*[.$H36]/([.$H$5]*[.$H$4]*[.$D36]*[.$D36])" office:value-type="float" office:value="0.0112607746802598" calcext:value-type="float">
            <text:p>0.01126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714" calcext:value-type="float">
            <text:p>714</text:p>
          </table:table-cell>
          <table:table-cell office:value-type="float" office:value="266" calcext:value-type="float">
            <text:p>266</text:p>
          </table:table-cell>
          <table:table-cell table:formula="of:=([.$B$4]+([.B37]-[.$B$3])*[.$C$5])/3.6" office:value-type="float" office:value="37.4074074074074" calcext:value-type="float">
            <text:p>37.407</text:p>
          </table:table-cell>
          <table:table-cell table:formula="of:=[.$D$4]+([.C37]-[.$D$3])*[.$E$5]" office:value-type="float" office:value="1.12168674698795" calcext:value-type="float">
            <text:p>1.1217</text:p>
          </table:table-cell>
          <table:table-cell table:formula="of:=ASIN([.E37]/[.D37])" office:value-type="float" office:value="0.0299901806961144" calcext:value-type="float">
            <text:p>0.0300</text:p>
          </table:table-cell>
          <table:table-cell table:formula="of:=9.8*[.$H$3]*COS([.F37])" office:value-type="float" office:value="3311.89006656971" calcext:value-type="float">
            <text:p>3,311.89</text:p>
          </table:table-cell>
          <table:table-cell table:formula="of:=9.8*[.$H$3]*SIN([.F37])" office:value-type="float" office:value="99.353970010736" calcext:value-type="float">
            <text:p>99.35</text:p>
          </table:table-cell>
          <table:table-cell table:formula="of:=2*[.$G37]/([.$H$5]*[.$H$4]*[.$D37]*[.$D37])" office:value-type="float" office:value="0.368014814154532" calcext:value-type="float">
            <text:p>0.368015</text:p>
          </table:table-cell>
          <table:table-cell table:formula="of:=2*[.$H37]/([.$H$5]*[.$H$4]*[.$D37]*[.$D37])" office:value-type="float" office:value="0.0110401408483002" calcext:value-type="float">
            <text:p>0.01104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737" calcext:value-type="float">
            <text:p>737</text:p>
          </table:table-cell>
          <table:table-cell office:value-type="float" office:value="277" calcext:value-type="float">
            <text:p>277</text:p>
          </table:table-cell>
          <table:table-cell table:formula="of:=([.$B$4]+([.B38]-[.$B$3])*[.$C$5])/3.6" office:value-type="float" office:value="38.0755265068991" calcext:value-type="float">
            <text:p>38.076</text:p>
          </table:table-cell>
          <table:table-cell table:formula="of:=[.$D$4]+([.C38]-[.$D$3])*[.$E$5]" office:value-type="float" office:value="1.16807228915663" calcext:value-type="float">
            <text:p>1.1681</text:p>
          </table:table-cell>
          <table:table-cell table:formula="of:=ASIN([.E38]/[.D38])" office:value-type="float" office:value="0.0306825851433182" calcext:value-type="float">
            <text:p>0.0307</text:p>
          </table:table-cell>
          <table:table-cell table:formula="of:=9.8*[.$H$3]*COS([.F38])" office:value-type="float" office:value="3311.8204795449" calcext:value-type="float">
            <text:p>3,311.82</text:p>
          </table:table-cell>
          <table:table-cell table:formula="of:=9.8*[.$H$3]*SIN([.F38])" office:value-type="float" office:value="101.647113421912" calcext:value-type="float">
            <text:p>101.65</text:p>
          </table:table-cell>
          <table:table-cell table:formula="of:=2*[.$G38]/([.$H$5]*[.$H$4]*[.$D38]*[.$D38])" office:value-type="float" office:value="0.355205400710788" calcext:value-type="float">
            <text:p>0.355205</text:p>
          </table:table-cell>
          <table:table-cell table:formula="of:=2*[.$H38]/([.$H$5]*[.$H$4]*[.$D38]*[.$D38])" office:value-type="float" office:value="0.0109020413023977" calcext:value-type="float">
            <text:p>0.01090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763" calcext:value-type="float">
            <text:p>763</text:p>
          </table:table-cell>
          <table:table-cell office:value-type="float" office:value="290" calcext:value-type="float">
            <text:p>290</text:p>
          </table:table-cell>
          <table:table-cell table:formula="of:=([.$B$4]+([.B39]-[.$B$3])*[.$C$5])/3.6" office:value-type="float" office:value="38.8307915758896" calcext:value-type="float">
            <text:p>38.831</text:p>
          </table:table-cell>
          <table:table-cell table:formula="of:=[.$D$4]+([.C39]-[.$D$3])*[.$E$5]" office:value-type="float" office:value="1.22289156626506" calcext:value-type="float">
            <text:p>1.2229</text:p>
          </table:table-cell>
          <table:table-cell table:formula="of:=ASIN([.E39]/[.D39])" office:value-type="float" office:value="0.0314980393278986" calcext:value-type="float">
            <text:p>0.0315</text:p>
          </table:table-cell>
          <table:table-cell table:formula="of:=9.8*[.$H$3]*COS([.F39])" office:value-type="float" office:value="3311.73648986693" calcext:value-type="float">
            <text:p>3,311.74</text:p>
          </table:table-cell>
          <table:table-cell table:formula="of:=9.8*[.$H$3]*SIN([.F39])" office:value-type="float" office:value="104.34771719532" calcext:value-type="float">
            <text:p>104.35</text:p>
          </table:table-cell>
          <table:table-cell table:formula="of:=2*[.$G39]/([.$H$5]*[.$H$4]*[.$D39]*[.$D39])" office:value-type="float" office:value="0.341513513779067" calcext:value-type="float">
            <text:p>0.341514</text:p>
          </table:table-cell>
          <table:table-cell table:formula="of:=2*[.$H39]/([.$H$5]*[.$H$4]*[.$D39]*[.$D39])" office:value-type="float" office:value="0.0107605649372272" calcext:value-type="float">
            <text:p>0.01076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789" calcext:value-type="float">
            <text:p>789</text:p>
          </table:table-cell>
          <table:table-cell office:value-type="float" office:value="304" calcext:value-type="float">
            <text:p>304</text:p>
          </table:table-cell>
          <table:table-cell table:formula="of:=([.$B$4]+([.B40]-[.$B$3])*[.$C$5])/3.6" office:value-type="float" office:value="39.5860566448802" calcext:value-type="float">
            <text:p>39.586</text:p>
          </table:table-cell>
          <table:table-cell table:formula="of:=[.$D$4]+([.C40]-[.$D$3])*[.$E$5]" office:value-type="float" office:value="1.28192771084337" calcext:value-type="float">
            <text:p>1.2819</text:p>
          </table:table-cell>
          <table:table-cell table:formula="of:=ASIN([.E40]/[.D40])" office:value-type="float" office:value="0.0323889768375854" calcext:value-type="float">
            <text:p>0.0324</text:p>
          </table:table-cell>
          <table:table-cell table:formula="of:=9.8*[.$H$3]*COS([.F40])" office:value-type="float" office:value="3311.64220820606" calcext:value-type="float">
            <text:p>3,311.64</text:p>
          </table:table-cell>
          <table:table-cell table:formula="of:=9.8*[.$H$3]*SIN([.F40])" office:value-type="float" office:value="107.298225651975" calcext:value-type="float">
            <text:p>107.30</text:p>
          </table:table-cell>
          <table:table-cell table:formula="of:=2*[.$G40]/([.$H$5]*[.$H$4]*[.$D40]*[.$D40])" office:value-type="float" office:value="0.328596954176591" calcext:value-type="float">
            <text:p>0.328597</text:p>
          </table:table-cell>
          <table:table-cell table:formula="of:=2*[.$H40]/([.$H$5]*[.$H$4]*[.$D40]*[.$D40])" office:value-type="float" office:value="0.0106466423366705" calcext:value-type="float">
            <text:p>0.010647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813" calcext:value-type="float">
            <text:p>813</text:p>
          </table:table-cell>
          <table:table-cell office:value-type="float" office:value="318" calcext:value-type="float">
            <text:p>318</text:p>
          </table:table-cell>
          <table:table-cell table:formula="of:=([.$B$4]+([.B41]-[.$B$3])*[.$C$5])/3.6" office:value-type="float" office:value="40.2832244008715" calcext:value-type="float">
            <text:p>40.283</text:p>
          </table:table-cell>
          <table:table-cell table:formula="of:=[.$D$4]+([.C41]-[.$D$3])*[.$E$5]" office:value-type="float" office:value="1.34096385542169" calcext:value-type="float">
            <text:p>1.3410</text:p>
          </table:table-cell>
          <table:table-cell table:formula="of:=ASIN([.E41]/[.D41])" office:value-type="float" office:value="0.0332945452223085" calcext:value-type="float">
            <text:p>0.0333</text:p>
          </table:table-cell>
          <table:table-cell table:formula="of:=9.8*[.$H$3]*COS([.F41])" office:value-type="float" office:value="3311.54368447567" calcext:value-type="float">
            <text:p>3,311.54</text:p>
          </table:table-cell>
          <table:table-cell table:formula="of:=9.8*[.$H$3]*SIN([.F41])" office:value-type="float" office:value="110.29709973219" calcext:value-type="float">
            <text:p>110.30</text:p>
          </table:table-cell>
          <table:table-cell table:formula="of:=2*[.$G41]/([.$H$5]*[.$H$4]*[.$D41]*[.$D41])" office:value-type="float" office:value="0.317312108633264" calcext:value-type="float">
            <text:p>0.317312</text:p>
          </table:table-cell>
          <table:table-cell table:formula="of:=2*[.$H41]/([.$H$5]*[.$H$4]*[.$D41]*[.$D41])" office:value-type="float" office:value="0.0105686678560896" calcext:value-type="float">
            <text:p>0.010569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836" calcext:value-type="float">
            <text:p>836</text:p>
          </table:table-cell>
          <table:table-cell office:value-type="float" office:value="333" calcext:value-type="float">
            <text:p>333</text:p>
          </table:table-cell>
          <table:table-cell table:formula="of:=([.$B$4]+([.B42]-[.$B$3])*[.$C$5])/3.6" office:value-type="float" office:value="40.9513435003631" calcext:value-type="float">
            <text:p>40.951</text:p>
          </table:table-cell>
          <table:table-cell table:formula="of:=[.$D$4]+([.C42]-[.$D$3])*[.$E$5]" office:value-type="float" office:value="1.40421686746988" calcext:value-type="float">
            <text:p>1.4042</text:p>
          </table:table-cell>
          <table:table-cell table:formula="of:=ASIN([.E42]/[.D42])" office:value-type="float" office:value="0.0342966084122396" calcext:value-type="float">
            <text:p>0.0343</text:p>
          </table:table-cell>
          <table:table-cell table:formula="of:=9.8*[.$H$3]*COS([.F42])" office:value-type="float" office:value="3311.43149721947" calcext:value-type="float">
            <text:p>3,311.43</text:p>
          </table:table-cell>
          <table:table-cell table:formula="of:=9.8*[.$H$3]*SIN([.F42])" office:value-type="float" office:value="113.615419828561" calcext:value-type="float">
            <text:p>113.62</text:p>
          </table:table-cell>
          <table:table-cell table:formula="of:=2*[.$G42]/([.$H$5]*[.$H$4]*[.$D42]*[.$D42])" office:value-type="float" office:value="0.307032306091215" calcext:value-type="float">
            <text:p>0.307032</text:p>
          </table:table-cell>
          <table:table-cell table:formula="of:=2*[.$H42]/([.$H$5]*[.$H$4]*[.$D42]*[.$D42])" office:value-type="float" office:value="0.010534297444104" calcext:value-type="float">
            <text:p>0.01053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860" calcext:value-type="float">
            <text:p>860</text:p>
          </table:table-cell>
          <table:table-cell office:value-type="float" office:value="350" calcext:value-type="float">
            <text:p>350</text:p>
          </table:table-cell>
          <table:table-cell table:formula="of:=([.$B$4]+([.B43]-[.$B$3])*[.$C$5])/3.6" office:value-type="float" office:value="41.6485112563544" calcext:value-type="float">
            <text:p>41.649</text:p>
          </table:table-cell>
          <table:table-cell table:formula="of:=[.$D$4]+([.C43]-[.$D$3])*[.$E$5]" office:value-type="float" office:value="1.47590361445783" calcext:value-type="float">
            <text:p>1.4759</text:p>
          </table:table-cell>
          <table:table-cell table:formula="of:=ASIN([.E43]/[.D43])" office:value-type="float" office:value="0.0354445488876679" calcext:value-type="float">
            <text:p>0.0354</text:p>
          </table:table-cell>
          <table:table-cell table:formula="of:=9.8*[.$H$3]*COS([.F43])" office:value-type="float" office:value="3311.29889166117" calcext:value-type="float">
            <text:p>3,311.30</text:p>
          </table:table-cell>
          <table:table-cell table:formula="of:=9.8*[.$H$3]*SIN([.F43])" office:value-type="float" office:value="117.416670381614" calcext:value-type="float">
            <text:p>117.42</text:p>
          </table:table-cell>
          <table:table-cell table:formula="of:=2*[.$G43]/([.$H$5]*[.$H$4]*[.$D43]*[.$D43])" office:value-type="float" office:value="0.296827427138508" calcext:value-type="float">
            <text:p>0.296827</text:p>
          </table:table-cell>
          <table:table-cell table:formula="of:=2*[.$H43]/([.$H$5]*[.$H$4]*[.$D43]*[.$D43])" office:value-type="float" office:value="0.0105253223320654" calcext:value-type="float">
            <text:p>0.01052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884" calcext:value-type="float">
            <text:p>884</text:p>
          </table:table-cell>
          <table:table-cell office:value-type="float" office:value="367" calcext:value-type="float">
            <text:p>367</text:p>
          </table:table-cell>
          <table:table-cell table:formula="of:=([.$B$4]+([.B44]-[.$B$3])*[.$C$5])/3.6" office:value-type="float" office:value="42.3456790123457" calcext:value-type="float">
            <text:p>42.346</text:p>
          </table:table-cell>
          <table:table-cell table:formula="of:=[.$D$4]+([.C44]-[.$D$3])*[.$E$5]" office:value-type="float" office:value="1.54759036144578" calcext:value-type="float">
            <text:p>1.5476</text:p>
          </table:table-cell>
          <table:table-cell table:formula="of:=ASIN([.E44]/[.D44])" office:value-type="float" office:value="0.0365547350334363" calcext:value-type="float">
            <text:p>0.0366</text:p>
          </table:table-cell>
          <table:table-cell table:formula="of:=9.8*[.$H$3]*COS([.F44])" office:value-type="float" office:value="3311.16649671749" calcext:value-type="float">
            <text:p>3,311.17</text:p>
          </table:table-cell>
          <table:table-cell table:formula="of:=9.8*[.$H$3]*SIN([.F44])" office:value-type="float" office:value="121.092755421687" calcext:value-type="float">
            <text:p>121.09</text:p>
          </table:table-cell>
          <table:table-cell table:formula="of:=2*[.$G44]/([.$H$5]*[.$H$4]*[.$D44]*[.$D44])" office:value-type="float" office:value="0.28712263082985" calcext:value-type="float">
            <text:p>0.287123</text:p>
          </table:table-cell>
          <table:table-cell table:formula="of:=2*[.$H44]/([.$H$5]*[.$H$4]*[.$D44]*[.$D44])" office:value-type="float" office:value="0.010500369143496" calcext:value-type="float">
            <text:p>0.01050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909" calcext:value-type="float">
            <text:p>909</text:p>
          </table:table-cell>
          <table:table-cell office:value-type="float" office:value="386" calcext:value-type="float">
            <text:p>386</text:p>
          </table:table-cell>
          <table:table-cell table:formula="of:=([.$B$4]+([.B45]-[.$B$3])*[.$C$5])/3.6" office:value-type="float" office:value="43.0718954248366" calcext:value-type="float">
            <text:p>43.072</text:p>
          </table:table-cell>
          <table:table-cell table:formula="of:=[.$D$4]+([.C45]-[.$D$3])*[.$E$5]" office:value-type="float" office:value="1.62771084337349" calcext:value-type="float">
            <text:p>1.6277</text:p>
          </table:table-cell>
          <table:table-cell table:formula="of:=ASIN([.E45]/[.D45])" office:value-type="float" office:value="0.0377995559724319" calcext:value-type="float">
            <text:p>0.0378</text:p>
          </table:table-cell>
          <table:table-cell table:formula="of:=9.8*[.$H$3]*COS([.F45])" office:value-type="float" office:value="3311.01319250193" calcext:value-type="float">
            <text:p>3,311.01</text:p>
          </table:table-cell>
          <table:table-cell table:formula="of:=9.8*[.$H$3]*SIN([.F45])" office:value-type="float" office:value="125.214469923396" calcext:value-type="float">
            <text:p>125.21</text:p>
          </table:table-cell>
          <table:table-cell table:formula="of:=2*[.$G45]/([.$H$5]*[.$H$4]*[.$D45]*[.$D45])" office:value-type="float" office:value="0.27750930611101" calcext:value-type="float">
            <text:p>0.277509</text:p>
          </table:table-cell>
          <table:table-cell table:formula="of:=2*[.$H45]/([.$H$5]*[.$H$4]*[.$D45]*[.$D45])" office:value-type="float" office:value="0.0104947273366925" calcext:value-type="float">
            <text:p>0.01049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932" calcext:value-type="float">
            <text:p>932</text:p>
          </table:table-cell>
          <table:table-cell office:value-type="float" office:value="405" calcext:value-type="float">
            <text:p>405</text:p>
          </table:table-cell>
          <table:table-cell table:formula="of:=([.$B$4]+([.B46]-[.$B$3])*[.$C$5])/3.6" office:value-type="float" office:value="43.7400145243282" calcext:value-type="float">
            <text:p>43.740</text:p>
          </table:table-cell>
          <table:table-cell table:formula="of:=[.$D$4]+([.C46]-[.$D$3])*[.$E$5]" office:value-type="float" office:value="1.7078313253012" calcext:value-type="float">
            <text:p>1.7078</text:p>
          </table:table-cell>
          <table:table-cell table:formula="of:=ASIN([.E46]/[.D46])" office:value-type="float" office:value="0.0390549838172461" calcext:value-type="float">
            <text:p>0.0391</text:p>
          </table:table-cell>
          <table:table-cell table:formula="of:=9.8*[.$H$3]*COS([.F46])" office:value-type="float" office:value="3310.85338556904" calcext:value-type="float">
            <text:p>3,310.85</text:p>
          </table:table-cell>
          <table:table-cell table:formula="of:=9.8*[.$H$3]*SIN([.F46])" office:value-type="float" office:value="129.371108312713" calcext:value-type="float">
            <text:p>129.37</text:p>
          </table:table-cell>
          <table:table-cell table:formula="of:=2*[.$G46]/([.$H$5]*[.$H$4]*[.$D46]*[.$D46])" office:value-type="float" office:value="0.269083279072189" calcext:value-type="float">
            <text:p>0.269083</text:p>
          </table:table-cell>
          <table:table-cell table:formula="of:=2*[.$H46]/([.$H$5]*[.$H$4]*[.$D46]*[.$D46])" office:value-type="float" office:value="0.0105143894905528" calcext:value-type="float">
            <text:p>0.01051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957" calcext:value-type="float">
            <text:p>957</text:p>
          </table:table-cell>
          <table:table-cell office:value-type="float" office:value="425" calcext:value-type="float">
            <text:p>425</text:p>
          </table:table-cell>
          <table:table-cell table:formula="of:=([.$B$4]+([.B47]-[.$B$3])*[.$C$5])/3.6" office:value-type="float" office:value="44.4662309368192" calcext:value-type="float">
            <text:p>44.466</text:p>
          </table:table-cell>
          <table:table-cell table:formula="of:=[.$D$4]+([.C47]-[.$D$3])*[.$E$5]" office:value-type="float" office:value="1.7921686746988" calcext:value-type="float">
            <text:p>1.7922</text:p>
          </table:table-cell>
          <table:table-cell table:formula="of:=ASIN([.E47]/[.D47])" office:value-type="float" office:value="0.0403149580340483" calcext:value-type="float">
            <text:p>0.0403</text:p>
          </table:table-cell>
          <table:table-cell table:formula="of:=9.8*[.$H$3]*COS([.F47])" office:value-type="float" office:value="3310.68775330378" calcext:value-type="float">
            <text:p>3,310.69</text:p>
          </table:table-cell>
          <table:table-cell table:formula="of:=9.8*[.$H$3]*SIN([.F47])" office:value-type="float" office:value="133.542594419816" calcext:value-type="float">
            <text:p>133.54</text:p>
          </table:table-cell>
          <table:table-cell table:formula="of:=2*[.$G47]/([.$H$5]*[.$H$4]*[.$D47]*[.$D47])" office:value-type="float" office:value="0.260352763507128" calcext:value-type="float">
            <text:p>0.260353</text:p>
          </table:table-cell>
          <table:table-cell table:formula="of:=2*[.$H47]/([.$H$5]*[.$H$4]*[.$D47]*[.$D47])" office:value-type="float" office:value="0.010501800862499" calcext:value-type="float">
            <text:p>0.01050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982" calcext:value-type="float">
            <text:p>982</text:p>
          </table:table-cell>
          <table:table-cell office:value-type="float" office:value="447" calcext:value-type="float">
            <text:p>447</text:p>
          </table:table-cell>
          <table:table-cell table:formula="of:=([.$B$4]+([.B48]-[.$B$3])*[.$C$5])/3.6" office:value-type="float" office:value="45.1924473493101" calcext:value-type="float">
            <text:p>45.192</text:p>
          </table:table-cell>
          <table:table-cell table:formula="of:=[.$D$4]+([.C48]-[.$D$3])*[.$E$5]" office:value-type="float" office:value="1.88493975903614" calcext:value-type="float">
            <text:p>1.8849</text:p>
          </table:table-cell>
          <table:table-cell table:formula="of:=ASIN([.E48]/[.D48])" office:value-type="float" office:value="0.0417212791557983" calcext:value-type="float">
            <text:p>0.0417</text:p>
          </table:table-cell>
          <table:table-cell table:formula="of:=9.8*[.$H$3]*COS([.F48])" office:value-type="float" office:value="3310.49667575673" calcext:value-type="float">
            <text:p>3,310.50</text:p>
          </table:table-cell>
          <table:table-cell table:formula="of:=9.8*[.$H$3]*SIN([.F48])" office:value-type="float" office:value="138.198350943933" calcext:value-type="float">
            <text:p>138.20</text:p>
          </table:table-cell>
          <table:table-cell table:formula="of:=2*[.$G48]/([.$H$5]*[.$H$4]*[.$D48]*[.$D48])" office:value-type="float" office:value="0.252038010366746" calcext:value-type="float">
            <text:p>0.252038</text:p>
          </table:table-cell>
          <table:table-cell table:formula="of:=2*[.$H48]/([.$H$5]*[.$H$4]*[.$D48]*[.$D48])" office:value-type="float" office:value="0.0105214536727823" calcext:value-type="float">
            <text:p>0.01052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005" calcext:value-type="float">
            <text:p>1005</text:p>
          </table:table-cell>
          <table:table-cell office:value-type="float" office:value="468" calcext:value-type="float">
            <text:p>468</text:p>
          </table:table-cell>
          <table:table-cell table:formula="of:=([.$B$4]+([.B49]-[.$B$3])*[.$C$5])/3.6" office:value-type="float" office:value="45.8605664488017" calcext:value-type="float">
            <text:p>45.861</text:p>
          </table:table-cell>
          <table:table-cell table:formula="of:=[.$D$4]+([.C49]-[.$D$3])*[.$E$5]" office:value-type="float" office:value="1.97349397590361" calcext:value-type="float">
            <text:p>1.9735</text:p>
          </table:table-cell>
          <table:table-cell table:formula="of:=ASIN([.E49]/[.D49])" office:value-type="float" office:value="0.0430457737678505" calcext:value-type="float">
            <text:p>0.0430</text:p>
          </table:table-cell>
          <table:table-cell table:formula="of:=9.8*[.$H$3]*COS([.F49])" office:value-type="float" office:value="3310.31072906051" calcext:value-type="float">
            <text:p>3,310.31</text:p>
          </table:table-cell>
          <table:table-cell table:formula="of:=9.8*[.$H$3]*SIN([.F49])" office:value-type="float" office:value="142.58296345248" calcext:value-type="float">
            <text:p>142.58</text:p>
          </table:table-cell>
          <table:table-cell table:formula="of:=2*[.$G49]/([.$H$5]*[.$H$4]*[.$D49]*[.$D49])" office:value-type="float" office:value="0.244734130602771" calcext:value-type="float">
            <text:p>0.244734</text:p>
          </table:table-cell>
          <table:table-cell table:formula="of:=2*[.$H49]/([.$H$5]*[.$H$4]*[.$D49]*[.$D49])" office:value-type="float" office:value="0.0105412816062777" calcext:value-type="float">
            <text:p>0.01054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30" calcext:value-type="float">
            <text:p>1030</text:p>
          </table:table-cell>
          <table:table-cell office:value-type="float" office:value="493" calcext:value-type="float">
            <text:p>493</text:p>
          </table:table-cell>
          <table:table-cell table:formula="of:=([.$B$4]+([.B50]-[.$B$3])*[.$C$5])/3.6" office:value-type="float" office:value="46.5867828612927" calcext:value-type="float">
            <text:p>46.587</text:p>
          </table:table-cell>
          <table:table-cell table:formula="of:=[.$D$4]+([.C50]-[.$D$3])*[.$E$5]" office:value-type="float" office:value="2.0789156626506" calcext:value-type="float">
            <text:p>2.0789</text:p>
          </table:table-cell>
          <table:table-cell table:formula="of:=ASIN([.E50]/[.D50])" office:value-type="float" office:value="0.0446394047807762" calcext:value-type="float">
            <text:p>0.0446</text:p>
          </table:table-cell>
          <table:table-cell table:formula="of:=9.8*[.$H$3]*COS([.F50])" office:value-type="float" office:value="3310.07930099355" calcext:value-type="float">
            <text:p>3,310.08</text:p>
          </table:table-cell>
          <table:table-cell table:formula="of:=9.8*[.$H$3]*SIN([.F50])" office:value-type="float" office:value="147.8581940037" calcext:value-type="float">
            <text:p>147.86</text:p>
          </table:table-cell>
          <table:table-cell table:formula="of:=2*[.$G50]/([.$H$5]*[.$H$4]*[.$D50]*[.$D50])" office:value-type="float" office:value="0.237146962013245" calcext:value-type="float">
            <text:p>0.237147</text:p>
          </table:table-cell>
          <table:table-cell table:formula="of:=2*[.$H50]/([.$H$5]*[.$H$4]*[.$D50]*[.$D50])" office:value-type="float" office:value="0.0105931363959219" calcext:value-type="float">
            <text:p>0.010593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052" calcext:value-type="float">
            <text:p>1052</text:p>
          </table:table-cell>
          <table:table-cell office:value-type="float" office:value="514" calcext:value-type="float">
            <text:p>514</text:p>
          </table:table-cell>
          <table:table-cell table:formula="of:=([.$B$4]+([.B51]-[.$B$3])*[.$C$5])/3.6" office:value-type="float" office:value="47.2258533042847" calcext:value-type="float">
            <text:p>47.226</text:p>
          </table:table-cell>
          <table:table-cell table:formula="of:=[.$D$4]+([.C51]-[.$D$3])*[.$E$5]" office:value-type="float" office:value="2.16746987951807" calcext:value-type="float">
            <text:p>2.1675</text:p>
          </table:table-cell>
          <table:table-cell table:formula="of:=ASIN([.E51]/[.D51])" office:value-type="float" office:value="0.0459119610628622" calcext:value-type="float">
            <text:p>0.0459</text:p>
          </table:table-cell>
          <table:table-cell table:formula="of:=9.8*[.$H$3]*COS([.F51])" office:value-type="float" office:value="3309.88846300069" calcext:value-type="float">
            <text:p>3,309.89</text:p>
          </table:table-cell>
          <table:table-cell table:formula="of:=9.8*[.$H$3]*SIN([.F51])" office:value-type="float" office:value="152.070335354767" calcext:value-type="float">
            <text:p>152.07</text:p>
          </table:table-cell>
          <table:table-cell table:formula="of:=2*[.$G51]/([.$H$5]*[.$H$4]*[.$D51]*[.$D51])" office:value-type="float" office:value="0.230758835945389" calcext:value-type="float">
            <text:p>0.230759</text:p>
          </table:table-cell>
          <table:table-cell table:formula="of:=2*[.$H51]/([.$H$5]*[.$H$4]*[.$D51]*[.$D51])" office:value-type="float" office:value="0.0106020411142427" calcext:value-type="float">
            <text:p>0.01060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076" calcext:value-type="float">
            <text:p>1076</text:p>
          </table:table-cell>
          <table:table-cell office:value-type="float" office:value="539" calcext:value-type="float">
            <text:p>539</text:p>
          </table:table-cell>
          <table:table-cell table:formula="of:=([.$B$4]+([.B52]-[.$B$3])*[.$C$5])/3.6" office:value-type="float" office:value="47.923021060276" calcext:value-type="float">
            <text:p>47.923</text:p>
          </table:table-cell>
          <table:table-cell table:formula="of:=[.$D$4]+([.C52]-[.$D$3])*[.$E$5]" office:value-type="float" office:value="2.27289156626506" calcext:value-type="float">
            <text:p>2.2729</text:p>
          </table:table-cell>
          <table:table-cell table:formula="of:=ASIN([.E52]/[.D52])" office:value-type="float" office:value="0.0474457680535743" calcext:value-type="float">
            <text:p>0.0474</text:p>
          </table:table-cell>
          <table:table-cell table:formula="of:=9.8*[.$H$3]*COS([.F52])" office:value-type="float" office:value="3309.65132318743" calcext:value-type="float">
            <text:p>3,309.65</text:p>
          </table:table-cell>
          <table:table-cell table:formula="of:=9.8*[.$H$3]*SIN([.F52])" office:value-type="float" office:value="157.146884549685" calcext:value-type="float">
            <text:p>157.15</text:p>
          </table:table-cell>
          <table:table-cell table:formula="of:=2*[.$G52]/([.$H$5]*[.$H$4]*[.$D52]*[.$D52])" office:value-type="float" office:value="0.224077615471663" calcext:value-type="float">
            <text:p>0.224078</text:p>
          </table:table-cell>
          <table:table-cell table:formula="of:=2*[.$H52]/([.$H$5]*[.$H$4]*[.$D52]*[.$D52])" office:value-type="float" office:value="0.0106395193118958" calcext:value-type="float">
            <text:p>0.01064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98" calcext:value-type="float">
            <text:p>1098</text:p>
          </table:table-cell>
          <table:table-cell office:value-type="float" office:value="561" calcext:value-type="float">
            <text:p>561</text:p>
          </table:table-cell>
          <table:table-cell table:formula="of:=([.$B$4]+([.B53]-[.$B$3])*[.$C$5])/3.6" office:value-type="float" office:value="48.562091503268" calcext:value-type="float">
            <text:p>48.562</text:p>
          </table:table-cell>
          <table:table-cell table:formula="of:=[.$D$4]+([.C53]-[.$D$3])*[.$E$5]" office:value-type="float" office:value="2.36566265060241" calcext:value-type="float">
            <text:p>2.3657</text:p>
          </table:table-cell>
          <table:table-cell table:formula="of:=ASIN([.E53]/[.D53])" office:value-type="float" office:value="0.0487334714335223" calcext:value-type="float">
            <text:p>0.0487</text:p>
          </table:table-cell>
          <table:table-cell table:formula="of:=9.8*[.$H$3]*COS([.F53])" office:value-type="float" office:value="3309.44622067055" calcext:value-type="float">
            <text:p>3,309.45</text:p>
          </table:table-cell>
          <table:table-cell table:formula="of:=9.8*[.$H$3]*SIN([.F53])" office:value-type="float" office:value="161.408602278292" calcext:value-type="float">
            <text:p>161.41</text:p>
          </table:table-cell>
          <table:table-cell table:formula="of:=2*[.$G53]/([.$H$5]*[.$H$4]*[.$D53]*[.$D53])" office:value-type="float" office:value="0.218205237252319" calcext:value-type="float">
            <text:p>0.218205</text:p>
          </table:table-cell>
          <table:table-cell table:formula="of:=2*[.$H53]/([.$H$5]*[.$H$4]*[.$D53]*[.$D53])" office:value-type="float" office:value="0.0106423250315166" calcext:value-type="float">
            <text:p>0.010642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119" calcext:value-type="float">
            <text:p>1119</text:p>
          </table:table-cell>
          <table:table-cell office:value-type="float" office:value="586" calcext:value-type="float">
            <text:p>586</text:p>
          </table:table-cell>
          <table:table-cell table:formula="of:=([.$B$4]+([.B54]-[.$B$3])*[.$C$5])/3.6" office:value-type="float" office:value="49.1721132897604" calcext:value-type="float">
            <text:p>49.172</text:p>
          </table:table-cell>
          <table:table-cell table:formula="of:=[.$D$4]+([.C54]-[.$D$3])*[.$E$5]" office:value-type="float" office:value="2.4710843373494" calcext:value-type="float">
            <text:p>2.4711</text:p>
          </table:table-cell>
          <table:table-cell table:formula="of:=ASIN([.E54]/[.D54])" office:value-type="float" office:value="0.0502749516428084" calcext:value-type="float">
            <text:p>0.0503</text:p>
          </table:table-cell>
          <table:table-cell table:formula="of:=9.8*[.$H$3]*COS([.F54])" office:value-type="float" office:value="3309.19348071493" calcext:value-type="float">
            <text:p>3,309.19</text:p>
          </table:table-cell>
          <table:table-cell table:formula="of:=9.8*[.$H$3]*SIN([.F54])" office:value-type="float" office:value="166.509854344449" calcext:value-type="float">
            <text:p>166.51</text:p>
          </table:table-cell>
          <table:table-cell table:formula="of:=2*[.$G54]/([.$H$5]*[.$H$4]*[.$D54]*[.$D54])" office:value-type="float" office:value="0.212808524657371" calcext:value-type="float">
            <text:p>0.212809</text:p>
          </table:table-cell>
          <table:table-cell table:formula="of:=2*[.$H54]/([.$H$5]*[.$H$4]*[.$D54]*[.$D54])" office:value-type="float" office:value="0.0107079615170463" calcext:value-type="float">
            <text:p>0.010708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141" calcext:value-type="float">
            <text:p>1141</text:p>
          </table:table-cell>
          <table:table-cell office:value-type="float" office:value="611" calcext:value-type="float">
            <text:p>611</text:p>
          </table:table-cell>
          <table:table-cell table:formula="of:=([.$B$4]+([.B55]-[.$B$3])*[.$C$5])/3.6" office:value-type="float" office:value="49.8111837327524" calcext:value-type="float">
            <text:p>49.811</text:p>
          </table:table-cell>
          <table:table-cell table:formula="of:=[.$D$4]+([.C55]-[.$D$3])*[.$E$5]" office:value-type="float" office:value="2.57650602409639" calcext:value-type="float">
            <text:p>2.5765</text:p>
          </table:table-cell>
          <table:table-cell table:formula="of:=ASIN([.E55]/[.D55])" office:value-type="float" office:value="0.0517485458693238" calcext:value-type="float">
            <text:p>0.0517</text:p>
          </table:table-cell>
          <table:table-cell table:formula="of:=9.8*[.$H$3]*COS([.F55])" office:value-type="float" office:value="3308.94451992072" calcext:value-type="float">
            <text:p>3,308.94</text:p>
          </table:table-cell>
          <table:table-cell table:formula="of:=9.8*[.$H$3]*SIN([.F55])" office:value-type="float" office:value="171.386080200844" calcext:value-type="float">
            <text:p>171.39</text:p>
          </table:table-cell>
          <table:table-cell table:formula="of:=2*[.$G55]/([.$H$5]*[.$H$4]*[.$D55]*[.$D55])" office:value-type="float" office:value="0.207367345453953" calcext:value-type="float">
            <text:p>0.207367</text:p>
          </table:table-cell>
          <table:table-cell table:formula="of:=2*[.$H55]/([.$H$5]*[.$H$4]*[.$D55]*[.$D55])" office:value-type="float" office:value="0.0107405477139456" calcext:value-type="float">
            <text:p>0.01074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158" calcext:value-type="float">
            <text:p>1158</text:p>
          </table:table-cell>
          <table:table-cell office:value-type="float" office:value="631" calcext:value-type="float">
            <text:p>631</text:p>
          </table:table-cell>
          <table:table-cell table:formula="of:=([.$B$4]+([.B56]-[.$B$3])*[.$C$5])/3.6" office:value-type="float" office:value="50.3050108932462" calcext:value-type="float">
            <text:p>50.305</text:p>
          </table:table-cell>
          <table:table-cell table:formula="of:=[.$D$4]+([.C56]-[.$D$3])*[.$E$5]" office:value-type="float" office:value="2.66084337349398" calcext:value-type="float">
            <text:p>2.6608</text:p>
          </table:table-cell>
          <table:table-cell table:formula="of:=ASIN([.E56]/[.D56])" office:value-type="float" office:value="0.0529188969582306" calcext:value-type="float">
            <text:p>0.0529</text:p>
          </table:table-cell>
          <table:table-cell table:formula="of:=9.8*[.$H$3]*COS([.F56])" office:value-type="float" office:value="3308.74167191468" calcext:value-type="float">
            <text:p>3,308.74</text:p>
          </table:table-cell>
          <table:table-cell table:formula="of:=9.8*[.$H$3]*SIN([.F56])" office:value-type="float" office:value="175.258588763195" calcext:value-type="float">
            <text:p>175.26</text:p>
          </table:table-cell>
          <table:table-cell table:formula="of:=2*[.$G56]/([.$H$5]*[.$H$4]*[.$D56]*[.$D56])" office:value-type="float" office:value="0.20330355569145" calcext:value-type="float">
            <text:p>0.203304</text:p>
          </table:table-cell>
          <table:table-cell table:formula="of:=2*[.$H56]/([.$H$5]*[.$H$4]*[.$D56]*[.$D56])" office:value-type="float" office:value="0.0107686540062841" calcext:value-type="float">
            <text:p>0.01076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none" style:font-name-asian="Unifont" style:language-asian="zh" style:country-asian="CN" style:font-name-complex="Unifon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none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2" number:min-decimal-places="12" number:min-integer-digits="1"/>
    </number:number-style>
    <number:number-style style:name="N122">
      <number:number number:decimal-places="11" number:min-decimal-places="11" number:min-integer-digits="1"/>
    </number:number-style>
    <number:number-style style:name="N123">
      <number:number number:decimal-places="13" number:min-decimal-places="13" number:min-integer-digits="1"/>
    </number:number-style>
    <number:number-style style:name="N124">
      <number:number number:decimal-places="14" number:min-decimal-places="14" number:min-integer-digits="1"/>
    </number:number-style>
    <number:number-style style:name="N125">
      <number:number number:decimal-places="15" number:min-decimal-places="15" number:min-integer-digits="1"/>
    </number:number-style>
    <number:number-style style:name="N126">
      <number:number number:decimal-places="16" number:min-decimal-places="16" number:min-integer-digits="1"/>
    </number:number-style>
    <number:number-style style:name="N127">
      <number:number number:decimal-places="17" number:min-decimal-places="17" number:min-integer-digits="1"/>
    </number:number-style>
    <number:number-style style:name="N128">
      <number:number number:decimal-places="18" number:min-decimal-places="18" number:min-integer-digits="1"/>
    </number:number-style>
    <number:number-style style:name="N129">
      <number:number number:decimal-places="3" number:min-decimal-places="3" number:min-integer-digits="1" number:grouping="true"/>
    </number:number-style>
    <number:number-style style:name="N130">
      <number:number number:decimal-places="4" number:min-decimal-places="4" number:min-integer-digits="1" number:grouping="true"/>
    </number:number-style>
    <number:number-style style:name="N131">
      <number:number number:decimal-places="5" number:min-decimal-places="5" number:min-integer-digits="1" number:grouping="true"/>
    </number:number-style>
    <number:number-style style:name="N132">
      <number:number number:decimal-places="6" number:min-decimal-places="6" number:min-integer-digits="1" number:grouping="true"/>
    </number:number-style>
    <number:number-style style:name="N133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27">00/00/0000</text:date>, <text:time style:data-style-name="N2" text:time-value="21:04:11.23936435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22T16:30:15.615808902</meta:creation-date>
    <dc:date>2023-02-27T09:56:49.408433747</dc:date>
    <meta:editing-duration>PT1H1M34S</meta:editing-duration>
    <meta:editing-cycles>10</meta:editing-cycles>
    <meta:generator>LibreOffice/7.0.4.2$Linux_X86_64 LibreOffice_project/00$Build-2</meta:generator>
    <meta:document-statistic meta:table-count="4" meta:cell-count="1872" meta:object-count="4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32">
      <number:number number:decimal-places="6" number:min-decimal-places="6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3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62cm" svg:y="4.2cm" style:legend-expansion="high" chart:style-name="ch2"/>
        <chart:plot-area chart:style-name="ch3" table:cell-range-address="'Grob-Astir'.I9:'Grob-Astir'.J41" svg:x="0.32cm" svg:y="0.18cm" svg:width="12.522cm" svg:height="8.64cm">
          <chart:coordinate-region svg:x="2.065cm" svg:y="0.381cm" svg:width="10.028cm" svg:height="7.7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Grob-Astir'.J9:'Grob-Astir'.J41" chart:class="chart:scatter">
            <chart:domain table:cell-range-address="'Grob-Astir'.I9:'Grob-Astir'.I41"/>
            <chart:data-point chart:repeated="3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53840725032415">
                <text:p>1.53840725032415</text:p>
                <draw:g>
                  <svg:desc>'Grob-Astir'.I9:'Grob-Astir'.I41</svg:desc>
                </draw:g>
              </table:table-cell>
              <table:table-cell office:value-type="float" office:value="0.134687588961964">
                <text:p>0.134687588961964</text:p>
                <draw:g>
                  <svg:desc>'Grob-Astir'.J9:'Grob-Astir'.J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50920388251149">
                <text:p>1.50920388251149</text:p>
              </table:table-cell>
              <table:table-cell office:value-type="float" office:value="0.100715992171028">
                <text:p>0.10071599217102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47984955940003">
                <text:p>1.47984955940003</text:p>
              </table:table-cell>
              <table:table-cell office:value-type="float" office:value="0.0759570447578802">
                <text:p>0.07595704475788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4409618933797">
                <text:p>1.4409618933797</text:p>
              </table:table-cell>
              <table:table-cell office:value-type="float" office:value="0.0601996907334441">
                <text:p>0.060199690733444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40318964241703">
                <text:p>1.40318964241703</text:p>
              </table:table-cell>
              <table:table-cell office:value-type="float" office:value="0.0533864588256439">
                <text:p>0.053386458825643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34038981386488">
                <text:p>1.34038981386488</text:p>
              </table:table-cell>
              <table:table-cell office:value-type="float" office:value="0.0467195698309919">
                <text:p>0.046719569830991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25768181939519">
                <text:p>1.25768181939519</text:p>
              </table:table-cell>
              <table:table-cell office:value-type="float" office:value="0.039625322247988">
                <text:p>0.03962532224798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19688600008946">
                <text:p>1.19688600008946</text:p>
              </table:table-cell>
              <table:table-cell office:value-type="float" office:value="0.0350317845477103">
                <text:p>0.035031784547710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1403665138109">
                <text:p>1.1403665138109</text:p>
              </table:table-cell>
              <table:table-cell office:value-type="float" office:value="0.0317634792573381">
                <text:p>0.031763479257338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07516700049726">
                <text:p>1.07516700049726</text:p>
              </table:table-cell>
              <table:table-cell office:value-type="float" office:value="0.0283313810044909">
                <text:p>0.028331381004490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992875595166871">
                <text:p>0.992875595166871</text:p>
              </table:table-cell>
              <table:table-cell office:value-type="float" office:value="0.0244785715416354">
                <text:p>0.024478571541635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924622793508185">
                <text:p>0.924622793508185</text:p>
              </table:table-cell>
              <table:table-cell office:value-type="float" office:value="0.0219976909609549">
                <text:p>0.021997690960954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836846357624171">
                <text:p>0.836846357624171</text:p>
              </table:table-cell>
              <table:table-cell office:value-type="float" office:value="0.0194523604626062">
                <text:p>0.019452360462606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746332396752151">
                <text:p>0.746332396752151</text:p>
              </table:table-cell>
              <table:table-cell office:value-type="float" office:value="0.0176770236009024">
                <text:p>0.017677023600902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679046141278988">
                <text:p>0.679046141278988</text:p>
              </table:table-cell>
              <table:table-cell office:value-type="float" office:value="0.0164640697667393">
                <text:p>0.016464069766739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617730668878359">
                <text:p>0.617730668878359</text:p>
              </table:table-cell>
              <table:table-cell office:value-type="float" office:value="0.0155844471817237">
                <text:p>0.015584447181723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554978980218769">
                <text:p>0.554978980218769</text:p>
              </table:table-cell>
              <table:table-cell office:value-type="float" office:value="0.0146541914733878">
                <text:p>0.014654191473387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503310565770492">
                <text:p>0.503310565770492</text:p>
              </table:table-cell>
              <table:table-cell office:value-type="float" office:value="0.0140898189852177">
                <text:p>0.014089818985217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463798841916884">
                <text:p>0.463798841916884</text:p>
              </table:table-cell>
              <table:table-cell office:value-type="float" office:value="0.0135205800284834">
                <text:p>0.013520580028483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421002202989969">
                <text:p>0.421002202989969</text:p>
              </table:table-cell>
              <table:table-cell office:value-type="float" office:value="0.0129729339069267">
                <text:p>0.012972933906926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386541959731645">
                <text:p>0.386541959731645</text:p>
              </table:table-cell>
              <table:table-cell office:value-type="float" office:value="0.0125393876990056">
                <text:p>0.012539387699005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353773209157243">
                <text:p>0.353773209157243</text:p>
              </table:table-cell>
              <table:table-cell office:value-type="float" office:value="0.0121062947312143">
                <text:p>0.012106294731214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325000474415294">
                <text:p>0.325000474415294</text:p>
              </table:table-cell>
              <table:table-cell office:value-type="float" office:value="0.0116524287027175">
                <text:p>0.011652428702717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92370955735284">
                <text:p>0.292370955735284</text:p>
              </table:table-cell>
              <table:table-cell office:value-type="float" office:value="0.0113192366180579">
                <text:p>0.011319236618057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65180189059607">
                <text:p>0.265180189059607</text:p>
              </table:table-cell>
              <table:table-cell office:value-type="float" office:value="0.0109671472998444">
                <text:p>0.010967147299844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41608474480485">
                <text:p>0.241608474480485</text:p>
              </table:table-cell>
              <table:table-cell office:value-type="float" office:value="0.0106524564940748">
                <text:p>0.010652456494074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24581078667275">
                <text:p>0.224581078667275</text:p>
              </table:table-cell>
              <table:table-cell office:value-type="float" office:value="0.0104029117078139">
                <text:p>0.010402911707813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0298434738831">
                <text:p>0.20298434738831</text:p>
              </table:table-cell>
              <table:table-cell office:value-type="float" office:value="0.0101662808237344">
                <text:p>0.010166280823734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186591264303154">
                <text:p>0.186591264303154</text:p>
              </table:table-cell>
              <table:table-cell office:value-type="float" office:value="0.0100423695089811">
                <text:p>0.010042369508981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172104602126083">
                <text:p>0.172104602126083</text:p>
              </table:table-cell>
              <table:table-cell office:value-type="float" office:value="0.00985522225827198">
                <text:p>0.0098552222582719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160314264726193">
                <text:p>0.160314264726193</text:p>
              </table:table-cell>
              <table:table-cell office:value-type="float" office:value="0.00967988732899231">
                <text:p>0.0096798873289923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149689022074818">
                <text:p>0.149689022074818</text:p>
              </table:table-cell>
              <table:table-cell office:value-type="float" office:value="0.00955185693978413">
                <text:p>0.0095518569397841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142169234286523">
                <text:p>0.142169234286523</text:p>
              </table:table-cell>
              <table:table-cell office:value-type="float" office:value="0.00945465574478379">
                <text:p>0.0094546557447837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32">
      <number:number number:decimal-places="6" number:min-decimal-places="6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>
        <chart:symbol-image xlink:href="Pictures/2000000E000000DF000000DF8D054B72D8F4480F.svm"/>
      </style:chart-properties>
    </style:style>
    <style:style style:name="ch4" style:family="chart" style:data-style-name="N13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62cm" svg:y="4.2cm" style:legend-expansion="high" chart:style-name="ch2"/>
        <chart:plot-area chart:style-name="ch3" table:cell-range-address="'ASK-21'.I9:'ASK-21'.J45" svg:x="0.32cm" svg:y="0.18cm" svg:width="12.522cm" svg:height="8.64cm">
          <chart:coordinate-region svg:x="2.065cm" svg:y="0.381cm" svg:width="10.028cm" svg:height="7.7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ASK-21'.J9:'ASK-21'.J45" chart:class="chart:scatter">
            <chart:domain table:cell-range-address="'ASK-21'.I9:'ASK-21'.I45"/>
            <chart:data-point chart:repeated="3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3907796604232">
                <text:p>1.3907796604232</text:p>
                <draw:g>
                  <svg:desc>'ASK-21'.I9:'ASK-21'.I45</svg:desc>
                </draw:g>
              </table:table-cell>
              <table:table-cell office:value-type="float" office:value="0.0672005273770756">
                <text:p>0.0672005273770756</text:p>
                <draw:g>
                  <svg:desc>'ASK-21'.J9:'ASK-21'.J4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365917709649">
                <text:p>1.365917709649</text:p>
              </table:table-cell>
              <table:table-cell office:value-type="float" office:value="0.0632648670613997">
                <text:p>0.063264867061399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34171126927838">
                <text:p>1.34171126927838</text:p>
              </table:table-cell>
              <table:table-cell office:value-type="float" office:value="0.059506569584372">
                <text:p>0.05950656958437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30883285694211">
                <text:p>1.30883285694211</text:p>
              </table:table-cell>
              <table:table-cell office:value-type="float" office:value="0.0556594703419894">
                <text:p>0.055659470341989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27267563765747">
                <text:p>1.27267563765747</text:p>
              </table:table-cell>
              <table:table-cell office:value-type="float" office:value="0.0524058853655554">
                <text:p>0.052405885365555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22116405759203">
                <text:p>1.22116405759203</text:p>
              </table:table-cell>
              <table:table-cell office:value-type="float" office:value="0.0483509397709278">
                <text:p>0.048350939770927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16104493659368">
                <text:p>1.16104493659368</text:p>
              </table:table-cell>
              <table:table-cell office:value-type="float" office:value="0.0439850978670757">
                <text:p>0.043985097867075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10166876400356">
                <text:p>1.10166876400356</text:p>
              </table:table-cell>
              <table:table-cell office:value-type="float" office:value="0.0401366385946271">
                <text:p>0.040136638594627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04343416183566">
                <text:p>1.04343416183566</text:p>
              </table:table-cell>
              <table:table-cell office:value-type="float" office:value="0.0365195013471358">
                <text:p>0.036519501347135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65811863953749">
                <text:p>0.965811863953749</text:p>
              </table:table-cell>
              <table:table-cell office:value-type="float" office:value="0.0325189391016563">
                <text:p>0.032518939101656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893923911538909">
                <text:p>0.893923911538909</text:p>
              </table:table-cell>
              <table:table-cell office:value-type="float" office:value="0.0289548219052996">
                <text:p>0.028954821905299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834452496964288">
                <text:p>0.834452496964288</text:p>
              </table:table-cell>
              <table:table-cell office:value-type="float" office:value="0.0262823917464448">
                <text:p>0.026282391746444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774365796825677">
                <text:p>0.774365796825677</text:p>
              </table:table-cell>
              <table:table-cell office:value-type="float" office:value="0.0239494495221501">
                <text:p>0.023949449522150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726239807011253">
                <text:p>0.726239807011253</text:p>
              </table:table-cell>
              <table:table-cell office:value-type="float" office:value="0.0221644516277801">
                <text:p>0.022164451627780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684204352065782">
                <text:p>0.684204352065782</text:p>
              </table:table-cell>
              <table:table-cell office:value-type="float" office:value="0.0207716286464299">
                <text:p>0.020771628646429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64731658741631">
                <text:p>0.64731658741631</text:p>
              </table:table-cell>
              <table:table-cell office:value-type="float" office:value="0.0196939654618752">
                <text:p>0.019693965461875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605984005409162">
                <text:p>0.605984005409162</text:p>
              </table:table-cell>
              <table:table-cell office:value-type="float" office:value="0.0184677752498862">
                <text:p>0.018467775249886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573813545222755">
                <text:p>0.573813545222755</text:p>
              </table:table-cell>
              <table:table-cell office:value-type="float" office:value="0.0176939435431544">
                <text:p>0.017693943543154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537988224469625">
                <text:p>0.537988224469625</text:p>
              </table:table-cell>
              <table:table-cell office:value-type="float" office:value="0.0169413139200664">
                <text:p>0.016941313920066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513272027857489">
                <text:p>0.513272027857489</text:p>
              </table:table-cell>
              <table:table-cell office:value-type="float" office:value="0.0165241059023451">
                <text:p>0.016524105902345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77739119943868">
                <text:p>0.477739119943868</text:p>
              </table:table-cell>
              <table:table-cell office:value-type="float" office:value="0.0158674401964807">
                <text:p>0.015867440196480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51339459885306">
                <text:p>0.451339459885306</text:p>
              </table:table-cell>
              <table:table-cell office:value-type="float" office:value="0.015380683553703">
                <text:p>0.01538068355370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27066622448428">
                <text:p>0.427066622448428</text:p>
              </table:table-cell>
              <table:table-cell office:value-type="float" office:value="0.014964698480542">
                <text:p>0.01496469848054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02320750617819">
                <text:p>0.402320750617819</text:p>
              </table:table-cell>
              <table:table-cell office:value-type="float" office:value="0.0145924357142907">
                <text:p>0.014592435714290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378939617025466">
                <text:p>0.378939617025466</text:p>
              </table:table-cell>
              <table:table-cell office:value-type="float" office:value="0.014274383683365">
                <text:p>0.01427438368336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358199058254225">
                <text:p>0.358199058254225</text:p>
              </table:table-cell>
              <table:table-cell office:value-type="float" office:value="0.0139784085554287">
                <text:p>0.013978408555428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332494118534468">
                <text:p>0.332494118534468</text:p>
              </table:table-cell>
              <table:table-cell office:value-type="float" office:value="0.0136547137797779">
                <text:p>0.013654713779777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316494008154141">
                <text:p>0.316494008154141</text:p>
              </table:table-cell>
              <table:table-cell office:value-type="float" office:value="0.0134748778758275">
                <text:p>0.013474877875827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95563548292658">
                <text:p>0.295563548292658</text:p>
              </table:table-cell>
              <table:table-cell office:value-type="float" office:value="0.013235438405841">
                <text:p>0.01323543840584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271751884555194">
                <text:p>0.271751884555194</text:p>
              </table:table-cell>
              <table:table-cell office:value-type="float" office:value="0.0129642956347863">
                <text:p>0.012964295634786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25383856008639">
                <text:p>0.25383856008639</text:p>
              </table:table-cell>
              <table:table-cell office:value-type="float" office:value="0.0127312202588633">
                <text:p>0.012731220258863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240167037266918">
                <text:p>0.240167037266918</text:p>
              </table:table-cell>
              <table:table-cell office:value-type="float" office:value="0.0125311617390668">
                <text:p>0.012531161739066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2239162584409">
                <text:p>0.2239162584409</text:p>
              </table:table-cell>
              <table:table-cell office:value-type="float" office:value="0.0122748711823881">
                <text:p>0.012274871182388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209852495631908">
                <text:p>0.209852495631908</text:p>
              </table:table-cell>
              <table:table-cell office:value-type="float" office:value="0.0120173377525177">
                <text:p>0.012017337752517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199806980756491">
                <text:p>0.199806980756491</text:p>
              </table:table-cell>
              <table:table-cell office:value-type="float" office:value="0.0118435847419575">
                <text:p>0.011843584741957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188421598504704">
                <text:p>0.188421598504704</text:p>
              </table:table-cell>
              <table:table-cell office:value-type="float" office:value="0.0116139083266367">
                <text:p>0.011613908326636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175674385451072">
                <text:p>0.175674385451072</text:p>
              </table:table-cell>
              <table:table-cell office:value-type="float" office:value="0.0113615111266048">
                <text:p>0.011361511126604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4">
      <number:number number:decimal-places="2" number:min-decimal-places="2" number:min-integer-digits="1" number:grouping="true"/>
    </number:number-style>
    <number:number-style style:name="N133">
      <number:number number:decimal-places="1" number:min-decimal-places="1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133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4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3.256cm" svg:height="21.493cm" xlink:href=".." xlink:type="simple" chart:class="chart:scatter" chart:style-name="ch1">
        <chart:legend chart:legend-position="end" svg:x="19.974cm" svg:y="10.915cm" style:legend-expansion="custom" svg:width="2.628cm" svg:height="0.985cm" style:legend-expansion-aspect-ratio="2.66802030456853" chart:style-name="ch2"/>
        <chart:plot-area chart:style-name="ch3" table:cell-range-address="'Ka-8'.I9:'Ka-8'.J56" svg:x="0.28cm" svg:y="0.553cm" svg:width="22.722cm" svg:height="20.082cm">
          <chart:coordinate-region svg:x="1.228cm" svg:y="0.753cm" svg:width="21.523cm" svg:height="19.23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Ka-8'.J9:'Ka-8'.J56" chart:class="chart:scatter">
            <chart:domain table:cell-range-address="'Ka-8'.I9:'Ka-8'.I56"/>
            <chart:data-point chart:repeated="4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36879036635822">
                <text:p>1.36879036635822</text:p>
                <draw:g>
                  <svg:desc>'Ka-8'.I9:'Ka-8'.I56</svg:desc>
                </draw:g>
              </table:table-cell>
              <table:table-cell office:value-type="float" office:value="0.0751699453850447">
                <text:p>0.0751699453850447</text:p>
                <draw:g>
                  <svg:desc>'Ka-8'.J9:'Ka-8'.J5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36893144845405">
                <text:p>1.36893144845405</text:p>
              </table:table-cell>
              <table:table-cell office:value-type="float" office:value="0.0725553385890432">
                <text:p>0.072555338589043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35126350557306">
                <text:p>1.35126350557306</text:p>
              </table:table-cell>
              <table:table-cell office:value-type="float" office:value="0.066006042865864">
                <text:p>0.06600604286586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32516104800557">
                <text:p>1.32516104800557</text:p>
              </table:table-cell>
              <table:table-cell office:value-type="float" office:value="0.0609787015512436">
                <text:p>0.06097870155124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29140776901994">
                <text:p>1.29140776901994</text:p>
              </table:table-cell>
              <table:table-cell office:value-type="float" office:value="0.0568603673871742">
                <text:p>0.056860367387174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25889869253009">
                <text:p>1.25889869253009</text:p>
              </table:table-cell>
              <table:table-cell office:value-type="float" office:value="0.0535696131821447">
                <text:p>0.053569613182144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23530240172453">
                <text:p>1.23530240172453</text:p>
              </table:table-cell>
              <table:table-cell office:value-type="float" office:value="0.0515078818250682">
                <text:p>0.051507881825068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20485022814932">
                <text:p>1.20485022814932</text:p>
              </table:table-cell>
              <table:table-cell office:value-type="float" office:value="0.0490728182779887">
                <text:p>0.049072818277988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1612043405267">
                <text:p>1.1612043405267</text:p>
              </table:table-cell>
              <table:table-cell office:value-type="float" office:value="0.0465308011822703">
                <text:p>0.046530801182270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113218485043">
                <text:p>1.113218485043</text:p>
              </table:table-cell>
              <table:table-cell office:value-type="float" office:value="0.0437223583735394">
                <text:p>0.043722358373539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06815306491551">
                <text:p>1.06815306491551</text:p>
              </table:table-cell>
              <table:table-cell office:value-type="float" office:value="0.0409572036332033">
                <text:p>0.040957203633203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01410035405546">
                <text:p>1.01410035405546</text:p>
              </table:table-cell>
              <table:table-cell office:value-type="float" office:value="0.0383030803195062">
                <text:p>0.038303080319506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969423291840863">
                <text:p>0.969423291840863</text:p>
              </table:table-cell>
              <table:table-cell office:value-type="float" office:value="0.0361881870172752">
                <text:p>0.036188187017275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917599867152679">
                <text:p>0.917599867152679</text:p>
              </table:table-cell>
              <table:table-cell office:value-type="float" office:value="0.0340417384049531">
                <text:p>0.034041738404953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869823553361995">
                <text:p>0.869823553361995</text:p>
              </table:table-cell>
              <table:table-cell office:value-type="float" office:value="0.0320790373788381">
                <text:p>0.032079037378838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817252935047594">
                <text:p>0.817252935047594</text:p>
              </table:table-cell>
              <table:table-cell office:value-type="float" office:value="0.0301187505127238">
                <text:p>0.030118750512723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769308102486968">
                <text:p>0.769308102486968</text:p>
              </table:table-cell>
              <table:table-cell office:value-type="float" office:value="0.0283327878359348">
                <text:p>0.028332787835934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721980590093503">
                <text:p>0.721980590093503</text:p>
              </table:table-cell>
              <table:table-cell office:value-type="float" office:value="0.0265089848302616">
                <text:p>0.026508984830261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675729618681945">
                <text:p>0.675729618681945</text:p>
              </table:table-cell>
              <table:table-cell office:value-type="float" office:value="0.0249088995715859">
                <text:p>0.024908899571585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63377705131549">
                <text:p>0.63377705131549</text:p>
              </table:table-cell>
              <table:table-cell office:value-type="float" office:value="0.0236546296692406">
                <text:p>0.023654629669240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603487826144684">
                <text:p>0.603487826144684</text:p>
              </table:table-cell>
              <table:table-cell office:value-type="float" office:value="0.0229358204059985">
                <text:p>0.022935820405998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577794228467207">
                <text:p>0.577794228467207</text:p>
              </table:table-cell>
              <table:table-cell office:value-type="float" office:value="0.0223830042702441">
                <text:p>0.022383004270244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553706955284732">
                <text:p>0.553706955284732</text:p>
              </table:table-cell>
              <table:table-cell office:value-type="float" office:value="0.0218388490595512">
                <text:p>0.021838849059551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531094866488677">
                <text:p>0.531094866488677</text:p>
              </table:table-cell>
              <table:table-cell office:value-type="float" office:value="0.021304717307365">
                <text:p>0.02130471730736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511904429639659">
                <text:p>0.511904429639659</text:p>
              </table:table-cell>
              <table:table-cell office:value-type="float" office:value="0.0209080924677744">
                <text:p>0.020908092467774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491773899495778">
                <text:p>0.491773899495778</text:p>
              </table:table-cell>
              <table:table-cell office:value-type="float" office:value="0.0205318682916276">
                <text:p>0.020531868291627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472807511804006">
                <text:p>0.472807511804006</text:p>
              </table:table-cell>
              <table:table-cell office:value-type="float" office:value="0.0201521531120194">
                <text:p>0.020152153112019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45491723072078">
                <text:p>0.45491723072078</text:p>
              </table:table-cell>
              <table:table-cell office:value-type="float" office:value="0.0197710825415077">
                <text:p>0.019771082541507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438023185291746">
                <text:p>0.438023185291746</text:p>
              </table:table-cell>
              <table:table-cell office:value-type="float" office:value="0.0193904237553768">
                <text:p>0.019390423755376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423607146769575">
                <text:p>0.423607146769575</text:p>
              </table:table-cell>
              <table:table-cell office:value-type="float" office:value="0.0191168642334501">
                <text:p>0.019116864233450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409890964047238">
                <text:p>0.409890964047238</text:p>
              </table:table-cell>
              <table:table-cell office:value-type="float" office:value="0.0188392087263789">
                <text:p>0.018839208726378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95415915157328">
                <text:p>0.395415915157328</text:p>
              </table:table-cell>
              <table:table-cell office:value-type="float" office:value="0.0185613417174906">
                <text:p>0.018561341717490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81689342828275">
                <text:p>0.381689342828275</text:p>
              </table:table-cell>
              <table:table-cell office:value-type="float" office:value="0.0183743719753976">
                <text:p>0.018374371975397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67398233561358">
                <text:p>0.367398233561358</text:p>
              </table:table-cell>
              <table:table-cell office:value-type="float" office:value="0.0181715324767496">
                <text:p>0.018171532476749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51517639240913">
                <text:p>0.351517639240913</text:p>
              </table:table-cell>
              <table:table-cell office:value-type="float" office:value="0.0179436545357483">
                <text:p>0.017943654535748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37750832207309">
                <text:p>0.337750832207309</text:p>
              </table:table-cell>
              <table:table-cell office:value-type="float" office:value="0.0177831814517255">
                <text:p>0.017783181451725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23728737619603">
                <text:p>0.323728737619603</text:p>
              </table:table-cell>
              <table:table-cell office:value-type="float" office:value="0.0175917190351821">
                <text:p>0.017591719035182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09581449545274">
                <text:p>0.309581449545274</text:p>
              </table:table-cell>
              <table:table-cell office:value-type="float" office:value="0.0173677276679323">
                <text:p>0.017367727667932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297254617962039">
                <text:p>0.297254617962039</text:p>
              </table:table-cell>
              <table:table-cell office:value-type="float" office:value="0.0172034501592287">
                <text:p>0.017203450159228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284776837829017">
                <text:p>0.284776837829017</text:p>
              </table:table-cell>
              <table:table-cell office:value-type="float" office:value="0.0171278297316837">
                <text:p>0.017127829731683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274690700605969">
                <text:p>0.274690700605969</text:p>
              </table:table-cell>
              <table:table-cell office:value-type="float" office:value="0.0171112021724959">
                <text:p>0.017111202172495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264360211770067">
                <text:p>0.264360211770067</text:p>
              </table:table-cell>
              <table:table-cell office:value-type="float" office:value="0.0169909803852549">
                <text:p>0.016990980385254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254597285878708">
                <text:p>0.254597285878708</text:p>
              </table:table-cell>
              <table:table-cell office:value-type="float" office:value="0.0169016449719762">
                <text:p>0.016901644971976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24536091982507">
                <text:p>0.24536091982507</text:p>
              </table:table-cell>
              <table:table-cell office:value-type="float" office:value="0.0168383034507721">
                <text:p>0.016838303450772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237271968044446">
                <text:p>0.237271968044446</text:p>
              </table:table-cell>
              <table:table-cell office:value-type="float" office:value="0.0167718726674727">
                <text:p>0.016771872667472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230198218308895">
                <text:p>0.230198218308895</text:p>
              </table:table-cell>
              <table:table-cell office:value-type="float" office:value="0.0167535825472423">
                <text:p>0.016753582547242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224036197202581">
                <text:p>0.224036197202581</text:p>
              </table:table-cell>
              <table:table-cell office:value-type="float" office:value="0.0167393290104709">
                <text:p>0.016739329010470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215812183630214">
                <text:p>0.215812183630214</text:p>
              </table:table-cell>
              <table:table-cell office:value-type="float" office:value="0.016733493119548">
                <text:p>0.01673349311954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4">
      <number:number number:decimal-places="2" number:min-decimal-places="2" number:min-integer-digits="1" number:grouping="true"/>
    </number:number-style>
    <number:number-style style:name="N133">
      <number:number number:decimal-places="1" number:min-decimal-places="1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133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4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3.256cm" svg:height="21.493cm" xlink:href=".." xlink:type="simple" chart:class="chart:scatter" chart:style-name="ch1">
        <chart:legend chart:legend-position="end" svg:x="19.974cm" svg:y="10.914cm" style:legend-expansion="custom" svg:width="2.628cm" svg:height="0.985cm" style:legend-expansion-aspect-ratio="2.66802030456853" chart:style-name="ch2"/>
        <chart:plot-area chart:style-name="ch3" table:cell-range-address="'LS-4'.I9:'LS-4'.J56" svg:x="0.28cm" svg:y="0.553cm" svg:width="22.722cm" svg:height="20.082cm">
          <chart:coordinate-region svg:x="1.228cm" svg:y="0.753cm" svg:width="21.523cm" svg:height="19.23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LS-4'.J9:'LS-4'.J56" chart:class="chart:scatter">
            <chart:domain table:cell-range-address="'LS-4'.I9:'LS-4'.I56"/>
            <chart:data-point chart:repeated="4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35594667420209">
                <text:p>1.35594667420209</text:p>
                <draw:g>
                  <svg:desc>'LS-4'.I9:'LS-4'.I56</svg:desc>
                </draw:g>
              </table:table-cell>
              <table:table-cell office:value-type="float" office:value="0.0552158113757443">
                <text:p>0.0552158113757443</text:p>
                <draw:g>
                  <svg:desc>'LS-4'.J9:'LS-4'.J5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32435110901507">
                <text:p>1.32435110901507</text:p>
              </table:table-cell>
              <table:table-cell office:value-type="float" office:value="0.0493182177304624">
                <text:p>0.049318217730462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29003709102718">
                <text:p>1.29003709102718</text:p>
              </table:table-cell>
              <table:table-cell office:value-type="float" office:value="0.0446827304572418">
                <text:p>0.044682730457241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2498243271722">
                <text:p>1.2498243271722</text:p>
              </table:table-cell>
              <table:table-cell office:value-type="float" office:value="0.0407870075078644">
                <text:p>0.040787007507864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20464755670417">
                <text:p>1.20464755670417</text:p>
              </table:table-cell>
              <table:table-cell office:value-type="float" office:value="0.0373636085649194">
                <text:p>0.037363608564919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16186002147022">
                <text:p>1.16186002147022</text:p>
              </table:table-cell>
              <table:table-cell office:value-type="float" office:value="0.0346903953600086">
                <text:p>0.034690395360008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11827846779957">
                <text:p>1.11827846779957</text:p>
              </table:table-cell>
              <table:table-cell office:value-type="float" office:value="0.0320957868540299">
                <text:p>0.032095786854029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07709671502649">
                <text:p>1.07709671502649</text:p>
              </table:table-cell>
              <table:table-cell office:value-type="float" office:value="0.0299224984154913">
                <text:p>0.029922498415491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02740153855008">
                <text:p>1.02740153855008</text:p>
              </table:table-cell>
              <table:table-cell office:value-type="float" office:value="0.0275842968123275">
                <text:p>0.02758429681232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7858035873835">
                <text:p>0.97858035873835</text:p>
              </table:table-cell>
              <table:table-cell office:value-type="float" office:value="0.0255509524508797">
                <text:p>0.025550952450879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933154282235898">
                <text:p>0.933154282235898</text:p>
              </table:table-cell>
              <table:table-cell office:value-type="float" office:value="0.0238423836608219">
                <text:p>0.023842383660821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882272679878166">
                <text:p>0.882272679878166</text:p>
              </table:table-cell>
              <table:table-cell office:value-type="float" office:value="0.0220264882588936">
                <text:p>0.022026488258893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831542430303004">
                <text:p>0.831542430303004</text:p>
              </table:table-cell>
              <table:table-cell office:value-type="float" office:value="0.0204358786924486">
                <text:p>0.020435878692448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785061823893198">
                <text:p>0.785061823893198</text:p>
              </table:table-cell>
              <table:table-cell office:value-type="float" office:value="0.019134316947401">
                <text:p>0.01913431694740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737482716314483">
                <text:p>0.737482716314483</text:p>
              </table:table-cell>
              <table:table-cell office:value-type="float" office:value="0.0178922537303986">
                <text:p>0.017892253730398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691148431074115">
                <text:p>0.691148431074115</text:p>
              </table:table-cell>
              <table:table-cell office:value-type="float" office:value="0.0167668045713741">
                <text:p>0.016766804571374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65308071328731">
                <text:p>0.65308071328731</text:p>
              </table:table-cell>
              <table:table-cell office:value-type="float" office:value="0.0158913255759316">
                <text:p>0.015891325575931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619316821273883">
                <text:p>0.619316821273883</text:p>
              </table:table-cell>
              <table:table-cell office:value-type="float" office:value="0.0152186891921977">
                <text:p>0.015218689192197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588105144842784">
                <text:p>0.588105144842784</text:p>
              </table:table-cell>
              <table:table-cell office:value-type="float" office:value="0.0145859270163374">
                <text:p>0.014585927016337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558124233046351">
                <text:p>0.558124233046351</text:p>
              </table:table-cell>
              <table:table-cell office:value-type="float" office:value="0.0140275752854729">
                <text:p>0.014027575285472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529389809787786">
                <text:p>0.529389809787786</text:p>
              </table:table-cell>
              <table:table-cell office:value-type="float" office:value="0.0135313125860005">
                <text:p>0.013531312586000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500996871315529">
                <text:p>0.500996871315529</text:p>
              </table:table-cell>
              <table:table-cell office:value-type="float" office:value="0.0130509069607419">
                <text:p>0.013050906960741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78197009586921">
                <text:p>0.478197009586921</text:p>
              </table:table-cell>
              <table:table-cell office:value-type="float" office:value="0.0126621607718862">
                <text:p>0.012662160771886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57710206068744">
                <text:p>0.457710206068744</text:p>
              </table:table-cell>
              <table:table-cell office:value-type="float" office:value="0.0123179238152042">
                <text:p>0.012317923815204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39254787486161">
                <text:p>0.439254787486161</text:p>
              </table:table-cell>
              <table:table-cell office:value-type="float" office:value="0.0120677804083431">
                <text:p>0.012067780408343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419795973211303">
                <text:p>0.419795973211303</text:p>
              </table:table-cell>
              <table:table-cell office:value-type="float" office:value="0.0117807180578385">
                <text:p>0.011780718057838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401601985888594">
                <text:p>0.401601985888594</text:p>
              </table:table-cell>
              <table:table-cell office:value-type="float" office:value="0.0114965860186188">
                <text:p>0.011496586018618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384564250543181">
                <text:p>0.384564250543181</text:p>
              </table:table-cell>
              <table:table-cell office:value-type="float" office:value="0.0112607746802598">
                <text:p>0.011260774680259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368014814154532">
                <text:p>0.368014814154532</text:p>
              </table:table-cell>
              <table:table-cell office:value-type="float" office:value="0.0110401408483002">
                <text:p>0.011040140848300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355205400710788">
                <text:p>0.355205400710788</text:p>
              </table:table-cell>
              <table:table-cell office:value-type="float" office:value="0.0109020413023977">
                <text:p>0.010902041302397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41513513779067">
                <text:p>0.341513513779067</text:p>
              </table:table-cell>
              <table:table-cell office:value-type="float" office:value="0.0107605649372272">
                <text:p>0.010760564937227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28596954176591">
                <text:p>0.328596954176591</text:p>
              </table:table-cell>
              <table:table-cell office:value-type="float" office:value="0.0106466423366705">
                <text:p>0.010646642336670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17312108633264">
                <text:p>0.317312108633264</text:p>
              </table:table-cell>
              <table:table-cell office:value-type="float" office:value="0.0105686678560896">
                <text:p>0.010568667856089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07032306091215">
                <text:p>0.307032306091215</text:p>
              </table:table-cell>
              <table:table-cell office:value-type="float" office:value="0.010534297444104">
                <text:p>0.01053429744410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296827427138508">
                <text:p>0.296827427138508</text:p>
              </table:table-cell>
              <table:table-cell office:value-type="float" office:value="0.0105253223320654">
                <text:p>0.010525322332065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28712263082985">
                <text:p>0.28712263082985</text:p>
              </table:table-cell>
              <table:table-cell office:value-type="float" office:value="0.010500369143496">
                <text:p>0.01050036914349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27750930611101">
                <text:p>0.27750930611101</text:p>
              </table:table-cell>
              <table:table-cell office:value-type="float" office:value="0.0104947273366925">
                <text:p>0.010494727336692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269083279072189">
                <text:p>0.269083279072189</text:p>
              </table:table-cell>
              <table:table-cell office:value-type="float" office:value="0.0105143894905528">
                <text:p>0.010514389490552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260352763507128">
                <text:p>0.260352763507128</text:p>
              </table:table-cell>
              <table:table-cell office:value-type="float" office:value="0.010501800862499">
                <text:p>0.01050180086249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252038010366746">
                <text:p>0.252038010366746</text:p>
              </table:table-cell>
              <table:table-cell office:value-type="float" office:value="0.0105214536727823">
                <text:p>0.010521453672782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244734130602771">
                <text:p>0.244734130602771</text:p>
              </table:table-cell>
              <table:table-cell office:value-type="float" office:value="0.0105412816062777">
                <text:p>0.010541281606277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237146962013245">
                <text:p>0.237146962013245</text:p>
              </table:table-cell>
              <table:table-cell office:value-type="float" office:value="0.0105931363959219">
                <text:p>0.010593136395921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230758835945389">
                <text:p>0.230758835945389</text:p>
              </table:table-cell>
              <table:table-cell office:value-type="float" office:value="0.0106020411142427">
                <text:p>0.010602041114242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224077615471663">
                <text:p>0.224077615471663</text:p>
              </table:table-cell>
              <table:table-cell office:value-type="float" office:value="0.0106395193118958">
                <text:p>0.010639519311895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218205237252319">
                <text:p>0.218205237252319</text:p>
              </table:table-cell>
              <table:table-cell office:value-type="float" office:value="0.0106423250315166">
                <text:p>0.010642325031516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212808524657371">
                <text:p>0.212808524657371</text:p>
              </table:table-cell>
              <table:table-cell office:value-type="float" office:value="0.0107079615170463">
                <text:p>0.010707961517046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207367345453953">
                <text:p>0.207367345453953</text:p>
              </table:table-cell>
              <table:table-cell office:value-type="float" office:value="0.0107405477139456">
                <text:p>0.010740547713945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20330355569145">
                <text:p>0.20330355569145</text:p>
              </table:table-cell>
              <table:table-cell office:value-type="float" office:value="0.0107686540062841">
                <text:p>0.010768654006284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